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6.png" manifest:media-type="image/png"/>
  <manifest:file-entry manifest:full-path="media/image5.png" manifest:media-type="image/png"/>
  <manifest:file-entry manifest:full-path="media/image3.png" manifest:media-type="image/png"/>
  <manifest:file-entry manifest:full-path="media/image2.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Poppins" svg:font-family="Poppin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oto Sans" svg:font-family="Noto Sans" style:font-family-generic="swiss" style:font-pitch="variable" svg:panose-1="2 11 5 2 4 5 4 2 2 4"/>
    <style:font-face style:name="PMingLiU" svg:font-family="PMingLiU" style:font-family-generic="system" svg:panose-1="2 1 6 1 0 1 1 1 1 1"/>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in" style:use-optimal-column-width="false"/>
    </style:style>
    <style:style style:name="TableColumn3" style:family="table-column">
      <style:table-column-properties style:column-width="6.3888in" style:use-optimal-column-width="false"/>
    </style:style>
    <style:style style:name="Table1" style:family="table" style:master-page-name="MP0">
      <style:table-properties style:width="7.3888in" fo:margin-left="0in" table:align="left"/>
    </style:style>
    <style:style style:name="TableRow4" style:family="table-row">
      <style:table-row-properties style:use-optimal-row-height="false"/>
    </style:style>
    <style:style style:name="TableCell5" style:family="table-cell">
      <style:table-cell-properties fo:border="none" style:writing-mode="lr-tb" fo:padding-top="0.0277in" fo:padding-left="0in" fo:padding-bottom="0in" fo:padding-right="0in"/>
    </style:style>
    <style:style style:name="P6" style:parent-style-name="div" style:family="paragraph">
      <style:paragraph-properties fo:break-before="page"/>
    </style:style>
    <style:style style:name="TableCell7" style:family="table-cell">
      <style:table-cell-properties fo:border="none" style:writing-mode="lr-tb" fo:padding-top="0in" fo:padding-left="0in" fo:padding-bottom="0in" fo:padding-right="0in"/>
    </style:style>
    <style:style style:name="TableColumn9" style:family="table-column">
      <style:table-column-properties style:column-width="2.7756in" style:use-optimal-column-width="false"/>
    </style:style>
    <style:style style:name="TableColumn10" style:family="table-column">
      <style:table-column-properties style:column-width="0.1388in" style:use-optimal-column-width="false"/>
    </style:style>
    <style:style style:name="TableColumn11" style:family="table-column">
      <style:table-column-properties style:column-width="3.4465in" style:use-optimal-column-width="false"/>
    </style:style>
    <style:style style:name="Table8" style:family="table">
      <style:table-properties style:width="6.3611in" fo:margin-left="0in" table:align="left"/>
    </style:style>
    <style:style style:name="TableRow12" style:family="table-row">
      <style:table-row-properties style:use-optimal-row-height="false"/>
    </style:style>
    <style:style style:name="TableCell13" style:family="table-cell">
      <style:table-cell-properties fo:border="none" style:writing-mode="lr-tb" style:vertical-align="bottom" fo:padding-top="0in" fo:padding-left="0in" fo:padding-bottom="0in" fo:padding-right="0in"/>
    </style:style>
    <style:style style:name="T14" style:parent-style-name="document_name_nameInnerCell_span" style:family="text">
      <style:text-properties style:font-name="Poppins" style:font-name-asian="Poppins" style:font-name-complex="Poppins" fo:color="#103F84" fo:letter-spacing="0.0138in" fo:font-size="17pt" style:font-size-asian="17pt" style:font-size-complex="17pt"/>
    </style:style>
    <style:style style:name="T15" style:parent-style-name="nameInnerCell" style:family="text">
      <style:text-properties style:font-name="Poppins" style:font-name-asian="Poppins" style:font-name-complex="Poppins" fo:color="#103F84" fo:letter-spacing="0.0138in" fo:font-size="17pt" style:font-size-asian="17pt" style:font-size-complex="17pt"/>
    </style:style>
    <style:style style:name="T16" style:parent-style-name="document_name_nameInnerCell_span" style:family="text">
      <style:text-properties style:font-name="Poppins" style:font-name-asian="Poppins" style:font-name-complex="Poppins" fo:color="#103F84" fo:letter-spacing="0.0138in" fo:font-size="17pt" style:font-size-asian="17pt" style:font-size-complex="17pt"/>
    </style:style>
    <style:style style:name="TableCell17" style:family="table-cell">
      <style:table-cell-properties fo:border="none" style:writing-mode="lr-tb" style:vertical-align="bottom" fo:padding-top="0in" fo:padding-left="0in" fo:padding-bottom="0in" fo:padding-right="0in"/>
    </style:style>
    <style:style style:name="TableCell18" style:family="table-cell">
      <style:table-cell-properties fo:border="none" style:writing-mode="lr-tb" style:vertical-align="middle" fo:padding-top="0in" fo:padding-left="0in" fo:padding-bottom="0in" fo:padding-right="0in"/>
    </style:style>
    <style:style style:name="T19" style:parent-style-name="document_name_nameInnerCell_span" style:family="text">
      <style:text-properties style:font-name="Noto Sans" style:font-name-asian="Noto Sans" style:font-name-complex="Noto Sans" fo:text-transform="none" fo:color="#000000" fo:font-size="9pt" style:font-size-asian="9pt" style:font-size-complex="9pt"/>
    </style:style>
    <style:style style:name="P20" style:parent-style-name="Normal" style:family="paragraph">
      <style:paragraph-properties fo:margin-top="0.1111in"/>
    </style:style>
    <style:style style:name="T21" style:parent-style-name="document_address_span" style:family="text">
      <style:text-properties style:font-name="Noto Sans" style:font-name-asian="Noto Sans" style:font-name-complex="Noto Sans" fo:font-size="9pt" style:font-size-asian="9pt" style:font-size-complex="9pt"/>
    </style:style>
    <style:style style:name="P22" style:parent-style-name="div" style:family="paragraph">
      <style:paragraph-properties fo:margin-bottom="0.0277in" fo:line-height="0.4166in"/>
      <style:text-properties style:font-name="Noto Sans" style:font-name-asian="Noto Sans" style:font-name-complex="Noto Sans" fo:font-size="9pt" style:font-size-asian="9pt" style:font-size-complex="9pt"/>
    </style:style>
    <style:style style:name="P23" style:parent-style-name="Normal" style:family="paragraph">
      <style:text-properties text:display="none"/>
    </style:style>
    <style:style style:name="TableColumn25" style:family="table-column">
      <style:table-column-properties style:column-width="2.4409in"/>
    </style:style>
    <style:style style:name="Table24" style:family="table">
      <style:table-properties style:width="2.4409in" fo:margin-left="0in" table:align="left"/>
    </style:style>
    <style:style style:name="TableRow26" style:family="table-row">
      <style:table-row-properties/>
    </style:style>
    <style:style style:name="TableCell27" style:family="table-cell">
      <style:table-cell-properties fo:border="0.0069in solid #103F84" fo:background-color="#FFFFFF" style:writing-mode="lr-tb" style:vertical-align="bottom" fo:padding-top="0.0277in" fo:padding-left="0in" fo:padding-bottom="0.0277in" fo:padding-right="0in"/>
    </style:style>
    <style:style style:name="P28" style:parent-style-name="Normal" style:family="paragraph">
      <style:paragraph-properties fo:margin-left="0.0694in" fo:margin-right="0.0694in">
        <style:tab-stops/>
      </style:paragraph-properties>
    </style:style>
    <style:style style:name="T29" style:parent-style-name="document_heading_sectiontitle" style:family="text">
      <style:text-properties style:font-name="Poppins" style:font-name-asian="Poppins" style:font-name-complex="Poppins" fo:color="#103F84" fo:letter-spacing="0.0069in" fo:font-size="11pt" style:font-size-asian="11pt" style:font-size-complex="11pt"/>
    </style:style>
    <style:style style:name="T30" style:parent-style-name="DefaultParagraphFont" style:family="text">
      <style:text-properties fo:language="en" fo:country="IN" style:language-asian="en" style:country-asian="IN"/>
    </style:style>
    <style:style style:name="P31"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P32" style:parent-style-name="document_ul_li" style:family="paragraph">
      <style:paragraph-properties fo:margin-bottom="0.0694in" fo:margin-left="1.3611in" fo:text-indent="-0.127in">
        <style:tab-stops/>
      </style:paragraph-properties>
    </style:style>
    <style:style style:name="T33" style:parent-style-name="span" style:family="text">
      <style:text-properties style:font-name="Noto Sans" style:font-name-asian="Noto Sans" style:font-name-complex="Noto Sans" fo:font-size="9pt" style:font-size-asian="9pt" style:font-size-complex="9pt"/>
    </style:style>
    <style:style style:name="P34" style:parent-style-name="document_ul_li" style:family="paragraph">
      <style:paragraph-properties fo:margin-bottom="0.0694in" fo:margin-left="1.3611in" fo:text-indent="-0.127in">
        <style:tab-stops/>
      </style:paragraph-properties>
    </style:style>
    <style:style style:name="T35" style:parent-style-name="span" style:family="text">
      <style:text-properties style:font-name="Noto Sans" style:font-name-asian="Noto Sans" style:font-name-complex="Noto Sans" fo:font-size="9pt" style:font-size-asian="9pt" style:font-size-complex="9pt"/>
    </style:style>
    <style:style style:name="P36" style:parent-style-name="document_li_nth-last-child1" style:family="paragraph">
      <style:paragraph-properties fo:margin-bottom="0.0694in" fo:margin-left="1.3611in" fo:text-indent="-0.127in">
        <style:tab-stops/>
      </style:paragraph-properties>
    </style:style>
    <style:style style:name="T37" style:parent-style-name="span" style:family="text">
      <style:text-properties style:font-name="Noto Sans" style:font-name-asian="Noto Sans" style:font-name-complex="Noto Sans" fo:font-size="9pt" style:font-size-asian="9pt" style:font-size-complex="9pt"/>
    </style:style>
    <style:style style:name="P38"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TableColumn40" style:family="table-column">
      <style:table-column-properties style:column-width="2.0027in"/>
    </style:style>
    <style:style style:name="Table39" style:family="table">
      <style:table-properties style:width="2.0027in" fo:margin-left="0in" table:align="left"/>
    </style:style>
    <style:style style:name="TableRow41" style:family="table-row">
      <style:table-row-properties/>
    </style:style>
    <style:style style:name="TableCell42" style:family="table-cell">
      <style:table-cell-properties fo:border="0.0069in solid #103F84" fo:background-color="#FFFFFF" style:writing-mode="lr-tb" style:vertical-align="bottom" fo:padding-top="0.0277in" fo:padding-left="0in" fo:padding-bottom="0.0277in" fo:padding-right="0in"/>
    </style:style>
    <style:style style:name="P43" style:parent-style-name="Normal" style:family="paragraph">
      <style:paragraph-properties fo:margin-left="0.0694in" fo:margin-right="0.0694in">
        <style:tab-stops/>
      </style:paragraph-properties>
    </style:style>
    <style:style style:name="T44" style:parent-style-name="document_heading_sectiontitle" style:family="text">
      <style:text-properties style:font-name="Poppins" style:font-name-asian="Poppins" style:font-name-complex="Poppins" fo:color="#103F84" fo:letter-spacing="0.0069in" fo:font-size="11pt" style:font-size-asian="11pt" style:font-size-complex="11pt"/>
    </style:style>
    <style:style style:name="T45" style:parent-style-name="DefaultParagraphFont" style:family="text">
      <style:text-properties fo:language="en" fo:country="IN" style:language-asian="en" style:country-asian="IN"/>
    </style:style>
    <style:style style:name="P46"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P47" style:parent-style-name="document_singlecolumn" style:family="paragraph">
      <style:paragraph-properties style:line-height-at-least="0.1944in" fo:margin-left="1.2083in">
        <style:tab-stops/>
      </style:paragraph-properties>
      <style:text-properties style:font-name="Noto Sans" style:font-name-asian="Noto Sans" style:font-name-complex="Noto Sans" fo:font-size="9pt" style:font-size-asian="9pt" style:font-size-complex="9pt"/>
    </style:style>
    <style:style style:name="P48"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TableColumn50" style:family="table-column">
      <style:table-column-properties style:column-width="1.6423in"/>
    </style:style>
    <style:style style:name="Table49" style:family="table">
      <style:table-properties style:width="1.6423in" fo:margin-left="0in" table:align="left"/>
    </style:style>
    <style:style style:name="TableRow51" style:family="table-row">
      <style:table-row-properties/>
    </style:style>
    <style:style style:name="TableCell52" style:family="table-cell">
      <style:table-cell-properties fo:border="0.0069in solid #103F84" fo:background-color="#FFFFFF" style:writing-mode="lr-tb" style:vertical-align="bottom" fo:padding-top="0.0277in" fo:padding-left="0in" fo:padding-bottom="0.0277in" fo:padding-right="0in"/>
    </style:style>
    <style:style style:name="P53" style:parent-style-name="Normal" style:family="paragraph">
      <style:paragraph-properties fo:margin-left="0.0694in" fo:margin-right="0.0694in">
        <style:tab-stops/>
      </style:paragraph-properties>
    </style:style>
    <style:style style:name="T54" style:parent-style-name="document_heading_sectiontitle" style:family="text">
      <style:text-properties style:font-name="Poppins" style:font-name-asian="Poppins" style:font-name-complex="Poppins" fo:color="#103F84" fo:letter-spacing="0.0069in" fo:font-size="11pt" style:font-size-asian="11pt" style:font-size-complex="11pt"/>
    </style:style>
    <style:style style:name="T55" style:parent-style-name="DefaultParagraphFont" style:family="text">
      <style:text-properties fo:language="en" fo:country="IN" style:language-asian="en" style:country-asian="IN"/>
    </style:style>
    <style:style style:name="P56"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P57" style:parent-style-name="document_ul_li" style:family="paragraph">
      <style:paragraph-properties fo:margin-bottom="0.0694in" fo:margin-left="1.3611in" fo:text-indent="-0.127in">
        <style:tab-stops/>
      </style:paragraph-properties>
      <style:text-properties style:font-name="Noto Sans" style:font-name-asian="Noto Sans" style:font-name-complex="Noto Sans" fo:font-size="9pt" style:font-size-asian="9pt" style:font-size-complex="9pt"/>
    </style:style>
    <style:style style:name="P58" style:parent-style-name="document_ul_li" style:family="paragraph">
      <style:paragraph-properties fo:margin-bottom="0.0694in" fo:margin-left="1.3611in" fo:text-indent="-0.127in">
        <style:tab-stops/>
      </style:paragraph-properties>
      <style:text-properties style:font-name="Noto Sans" style:font-name-asian="Noto Sans" style:font-name-complex="Noto Sans" fo:font-size="9pt" style:font-size-asian="9pt" style:font-size-complex="9pt"/>
    </style:style>
    <style:style style:name="P59" style:parent-style-name="document_ul_li" style:family="paragraph">
      <style:paragraph-properties fo:margin-bottom="0.0694in" fo:margin-left="1.3611in" fo:text-indent="-0.127in">
        <style:tab-stops/>
      </style:paragraph-properties>
      <style:text-properties style:font-name="Noto Sans" style:font-name-asian="Noto Sans" style:font-name-complex="Noto Sans" fo:font-size="9pt" style:font-size-asian="9pt" style:font-size-complex="9pt"/>
    </style:style>
    <style:style style:name="P60" style:parent-style-name="document_ul_li" style:family="paragraph">
      <style:paragraph-properties fo:margin-bottom="0.0694in" fo:margin-left="1.3611in" fo:text-indent="-0.127in">
        <style:tab-stops/>
      </style:paragraph-properties>
      <style:text-properties style:font-name="Noto Sans" style:font-name-asian="Noto Sans" style:font-name-complex="Noto Sans" fo:font-size="9pt" style:font-size-asian="9pt" style:font-size-complex="9pt"/>
    </style:style>
    <style:style style:name="P61" style:parent-style-name="document_li_nth-last-child1" style:family="paragraph">
      <style:paragraph-properties fo:margin-bottom="0.0694in" fo:margin-left="1.3611in" fo:text-indent="-0.127in">
        <style:tab-stops/>
      </style:paragraph-properties>
      <style:text-properties style:font-name="Noto Sans" style:font-name-asian="Noto Sans" style:font-name-complex="Noto Sans" fo:font-size="9pt" style:font-size-asian="9pt" style:font-size-complex="9pt"/>
    </style:style>
    <style:style style:name="P62"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TableColumn64" style:family="table-column">
      <style:table-column-properties style:column-width="0.5555in"/>
    </style:style>
    <style:style style:name="Table63" style:family="table">
      <style:table-properties style:width="0.5555in" fo:margin-left="0in" table:align="left"/>
    </style:style>
    <style:style style:name="TableRow65" style:family="table-row">
      <style:table-row-properties/>
    </style:style>
    <style:style style:name="TableCell66" style:family="table-cell">
      <style:table-cell-properties fo:border="0.0069in solid #103F84" fo:background-color="#FFFFFF" style:writing-mode="lr-tb" style:vertical-align="bottom" fo:padding-top="0.0277in" fo:padding-left="0in" fo:padding-bottom="0.0277in" fo:padding-right="0in"/>
    </style:style>
    <style:style style:name="P67" style:parent-style-name="Normal" style:family="paragraph">
      <style:paragraph-properties fo:margin-left="0.0694in" fo:margin-right="0.0694in">
        <style:tab-stops/>
      </style:paragraph-properties>
    </style:style>
    <style:style style:name="T68" style:parent-style-name="document_heading_sectiontitle" style:family="text">
      <style:text-properties style:font-name="Poppins" style:font-name-asian="Poppins" style:font-name-complex="Poppins" fo:color="#103F84" fo:letter-spacing="0.0069in" fo:font-size="11pt" style:font-size-asian="11pt" style:font-size-complex="11pt"/>
    </style:style>
    <style:style style:name="T69" style:parent-style-name="document_heading_sectiontitle" style:family="text">
      <style:text-properties style:font-name="Poppins" style:font-name-asian="Poppins" style:font-name-complex="Poppins" fo:color="#103F84" fo:letter-spacing="0.0069in" fo:font-size="11pt" style:font-size-asian="11pt" style:font-size-complex="11pt"/>
    </style:style>
    <style:style style:name="T70" style:parent-style-name="DefaultParagraphFont" style:family="text">
      <style:text-properties fo:language="en" fo:country="IN" style:language-asian="en" style:country-asian="IN"/>
    </style:style>
    <style:style style:name="P71"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TableColumn73" style:family="table-column">
      <style:table-column-properties style:column-width="3.0902in" style:use-optimal-column-width="false"/>
    </style:style>
    <style:style style:name="TableColumn74" style:family="table-column">
      <style:table-column-properties style:column-width="3.0902in" style:use-optimal-column-width="false"/>
    </style:style>
    <style:style style:name="Table72" style:family="table">
      <style:table-properties style:width="6.1805in" fo:margin-left="1.2083in" table:align="left"/>
    </style:style>
    <style:style style:name="TableRow75" style:family="table-row">
      <style:table-row-properties style:use-optimal-row-height="false"/>
    </style:style>
    <style:style style:name="TableCell76" style:family="table-cell">
      <style:table-cell-properties fo:border="none" style:writing-mode="lr-tb" fo:padding-top="0.0034in" fo:padding-left="0.0034in" fo:padding-bottom="0.0034in" fo:padding-right="0.1423in"/>
    </style:style>
    <style:style style:name="P77" style:parent-style-name="document_ul_li" style:family="paragraph">
      <style:paragraph-properties fo:margin-bottom="0.0694in" fo:margin-left="0.1527in" fo:text-indent="-0.127in">
        <style:tab-stops/>
      </style:paragraph-properties>
      <style:text-properties style:font-name="Noto Sans" style:font-name-asian="Noto Sans" style:font-name-complex="Noto Sans" fo:font-size="9pt" style:font-size-asian="9pt" style:font-size-complex="9pt"/>
    </style:style>
    <style:style style:name="P78" style:parent-style-name="document_ul_li" style:family="paragraph">
      <style:paragraph-properties fo:margin-bottom="0.0694in" fo:margin-left="0.1527in" fo:text-indent="-0.127in">
        <style:tab-stops/>
      </style:paragraph-properties>
      <style:text-properties style:font-name="Noto Sans" style:font-name-asian="Noto Sans" style:font-name-complex="Noto Sans" fo:font-size="9pt" style:font-size-asian="9pt" style:font-size-complex="9pt"/>
    </style:style>
    <style:style style:name="P79" style:parent-style-name="document_ul_li" style:family="paragraph">
      <style:paragraph-properties fo:margin-bottom="0.0694in" fo:margin-left="0.1527in" fo:text-indent="-0.127in">
        <style:tab-stops/>
      </style:paragraph-properties>
      <style:text-properties style:font-name="Noto Sans" style:font-name-asian="Noto Sans" style:font-name-complex="Noto Sans" fo:font-size="9pt" style:font-size-asian="9pt" style:font-size-complex="9pt"/>
    </style:style>
    <style:style style:name="P80" style:parent-style-name="document_ul_li" style:family="paragraph">
      <style:paragraph-properties fo:margin-bottom="0.0694in" fo:margin-left="0.1527in" fo:text-indent="-0.127in">
        <style:tab-stops/>
      </style:paragraph-properties>
      <style:text-properties style:font-name="Noto Sans" style:font-name-asian="Noto Sans" style:font-name-complex="Noto Sans" fo:font-size="9pt" style:font-size-asian="9pt" style:font-size-complex="9pt"/>
    </style:style>
    <style:style style:name="P81" style:parent-style-name="document_li_nth-last-child1" style:family="paragraph">
      <style:paragraph-properties fo:margin-bottom="0.0694in" fo:margin-left="0.1527in" fo:text-indent="-0.127in">
        <style:tab-stops/>
      </style:paragraph-properties>
      <style:text-properties style:font-name="Noto Sans" style:font-name-asian="Noto Sans" style:font-name-complex="Noto Sans" fo:font-size="9pt" style:font-size-asian="9pt" style:font-size-complex="9pt"/>
    </style:style>
    <style:style style:name="TableCell82" style:family="table-cell">
      <style:table-cell-properties fo:border="none" style:writing-mode="lr-tb" fo:padding-top="0.0034in" fo:padding-left="0.1423in" fo:padding-bottom="0.0034in" fo:padding-right="0.0034in"/>
    </style:style>
    <style:style style:name="P83" style:parent-style-name="document_ul_li" style:family="paragraph">
      <style:paragraph-properties fo:margin-bottom="0.0694in" fo:margin-left="0.1527in" fo:text-indent="-0.127in">
        <style:tab-stops/>
      </style:paragraph-properties>
    </style:style>
    <style:style style:name="T84" style:parent-style-name="DefaultParagraphFont" style:family="text">
      <style:text-properties style:font-name="Noto Sans" style:font-name-asian="Noto Sans" style:font-name-complex="Noto Sans" fo:font-size="9pt" style:font-size-asian="9pt" style:font-size-complex="9pt"/>
    </style:style>
    <style:style style:name="T85" style:parent-style-name="font" style:family="text">
      <style:text-properties style:font-name="Noto Sans" style:font-name-asian="Noto Sans" style:font-name-complex="Noto Sans" fo:color="#0000FF" fo:font-size="9pt" style:font-size-asian="9pt" style:font-size-complex="9pt"/>
    </style:style>
    <style:style style:name="T86" style:parent-style-name="DefaultParagraphFont" style:family="text">
      <style:text-properties style:font-name="Noto Sans" style:font-name-asian="Noto Sans" style:font-name-complex="Noto Sans" fo:font-size="9pt" style:font-size-asian="9pt" style:font-size-complex="9pt"/>
    </style:style>
    <style:style style:name="T87" style:parent-style-name="font" style:family="text">
      <style:text-properties style:font-name="Noto Sans" style:font-name-asian="Noto Sans" style:font-name-complex="Noto Sans" fo:color="#0000FF" fo:font-size="9pt" style:font-size-asian="9pt" style:font-size-complex="9pt"/>
    </style:style>
    <style:style style:name="P88" style:parent-style-name="document_ul_li" style:family="paragraph">
      <style:paragraph-properties fo:margin-bottom="0.0694in" fo:margin-left="0.1527in" fo:text-indent="-0.127in">
        <style:tab-stops/>
      </style:paragraph-properties>
      <style:text-properties style:font-name="Noto Sans" style:font-name-asian="Noto Sans" style:font-name-complex="Noto Sans" fo:font-size="9pt" style:font-size-asian="9pt" style:font-size-complex="9pt"/>
    </style:style>
    <style:style style:name="P89" style:parent-style-name="document_ul_li" style:family="paragraph">
      <style:paragraph-properties fo:margin-bottom="0.0694in" fo:margin-left="0.1527in" fo:text-indent="-0.127in">
        <style:tab-stops/>
      </style:paragraph-properties>
      <style:text-properties style:font-name="Noto Sans" style:font-name-asian="Noto Sans" style:font-name-complex="Noto Sans" fo:font-size="9pt" style:font-size-asian="9pt" style:font-size-complex="9pt"/>
    </style:style>
    <style:style style:name="P90" style:parent-style-name="document_ul_li" style:family="paragraph">
      <style:paragraph-properties fo:margin-bottom="0.0694in" fo:margin-left="0.1527in" fo:text-indent="-0.127in">
        <style:tab-stops/>
      </style:paragraph-properties>
      <style:text-properties style:font-name="Noto Sans" style:font-name-asian="Noto Sans" style:font-name-complex="Noto Sans" fo:font-size="9pt" style:font-size-asian="9pt" style:font-size-complex="9pt"/>
    </style:style>
    <style:style style:name="P91" style:parent-style-name="document_li_nth-last-child1" style:family="paragraph">
      <style:paragraph-properties fo:margin-bottom="0.0694in" fo:margin-left="0.1527in" fo:text-indent="-0.127in">
        <style:tab-stops/>
      </style:paragraph-properties>
      <style:text-properties style:font-name="Noto Sans" style:font-name-asian="Noto Sans" style:font-name-complex="Noto Sans" fo:font-size="9pt" style:font-size-asian="9pt" style:font-size-complex="9pt"/>
    </style:style>
    <style:style style:name="P92"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TableColumn94" style:family="table-column">
      <style:table-column-properties style:column-width="1.0465in"/>
    </style:style>
    <style:style style:name="Table93" style:family="table">
      <style:table-properties style:width="1.0465in" fo:margin-left="0in" table:align="left"/>
    </style:style>
    <style:style style:name="TableRow95" style:family="table-row">
      <style:table-row-properties/>
    </style:style>
    <style:style style:name="TableCell96" style:family="table-cell">
      <style:table-cell-properties fo:border="0.0069in solid #103F84" fo:background-color="#FFFFFF" style:writing-mode="lr-tb" style:vertical-align="bottom" fo:padding-top="0.0277in" fo:padding-left="0in" fo:padding-bottom="0.0277in" fo:padding-right="0in"/>
    </style:style>
    <style:style style:name="P97" style:parent-style-name="Normal" style:family="paragraph">
      <style:paragraph-properties fo:margin-left="0.0694in" fo:margin-right="0.0694in">
        <style:tab-stops/>
      </style:paragraph-properties>
    </style:style>
    <style:style style:name="T98" style:parent-style-name="document_heading_sectiontitle" style:family="text">
      <style:text-properties style:font-name="Poppins" style:font-name-asian="Poppins" style:font-name-complex="Poppins" fo:color="#103F84" fo:letter-spacing="0.0069in" fo:font-size="11pt" style:font-size-asian="11pt" style:font-size-complex="11pt"/>
    </style:style>
    <style:style style:name="T99" style:parent-style-name="DefaultParagraphFont" style:family="text">
      <style:text-properties fo:language="en" fo:country="IN" style:language-asian="en" style:country-asian="IN"/>
    </style:style>
    <style:style style:name="P100"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TableColumn102" style:family="table-column">
      <style:table-column-properties style:column-width="0.6527in" style:use-optimal-column-width="false"/>
    </style:style>
    <style:style style:name="TableColumn103" style:family="table-column">
      <style:table-column-properties style:column-width="0.5694in" style:use-optimal-column-width="false"/>
    </style:style>
    <style:style style:name="TableColumn104" style:family="table-column">
      <style:table-column-properties style:column-width="6.1666in" style:use-optimal-column-width="false"/>
    </style:style>
    <style:style style:name="Table101" style:family="table">
      <style:table-properties style:width="7.3888in" fo:margin-left="0in" table:align="left"/>
    </style:style>
    <style:style style:name="TableRow105" style:family="table-row">
      <style:table-row-properties style:use-optimal-row-height="false"/>
    </style:style>
    <style:style style:name="TableCell106" style:family="table-cell">
      <style:table-cell-properties fo:border="none" style:writing-mode="lr-tb" fo:padding-top="0in" fo:padding-left="0in" fo:padding-bottom="0in" fo:padding-right="0in"/>
    </style:style>
    <style:style style:name="P107" style:parent-style-name="div" style:family="paragraph">
      <style:paragraph-properties style:line-height-at-least="0.1527in"/>
    </style:style>
    <style:style style:name="T108" style:parent-style-name="span" style:family="text">
      <style:text-properties style:font-name="Noto Sans" style:font-name-asian="Noto Sans" style:font-name-complex="Noto Sans" fo:font-size="8pt" style:font-size-asian="8pt" style:font-size-complex="8pt"/>
    </style:style>
    <style:style style:name="T109" style:parent-style-name="document_dates_wrapper" style:family="text">
      <style:text-properties style:font-name="Noto Sans" style:font-name-asian="Noto Sans" style:font-name-complex="Noto Sans"/>
    </style:style>
    <style:style style:name="T110" style:parent-style-name="span" style:family="text">
      <style:text-properties style:font-name="Noto Sans" style:font-name-asian="Noto Sans" style:font-name-complex="Noto Sans" fo:font-size="8pt" style:font-size-asian="8pt" style:font-size-complex="8pt"/>
    </style:style>
    <style:style style:name="TableCell111" style:family="table-cell">
      <style:table-cell-properties fo:border="none" style:writing-mode="lr-tb" fo:padding-top="0in" fo:padding-left="0in" fo:padding-bottom="0in" fo:padding-right="0in"/>
    </style:style>
    <style:style style:name="P112" style:parent-style-name="expreductable_expreducmidcellParagraph" style:family="paragraph">
      <style:paragraph-properties style:line-height-at-least="0.1527in"/>
    </style:style>
    <style:style style:name="TableCell113" style:family="table-cell">
      <style:table-cell-properties fo:border="none" style:writing-mode="lr-tb" fo:padding-top="0in" fo:padding-left="0in" fo:padding-bottom="0in" fo:padding-right="0in"/>
    </style:style>
    <style:style style:name="P114" style:parent-style-name="document_span_paddedline" style:family="paragraph">
      <style:paragraph-properties fo:margin-bottom="0.0416in"/>
    </style:style>
    <style:style style:name="T115" style:parent-style-name="document_span_jobtitle" style:family="text">
      <style:text-properties style:font-name="Noto Sans" style:font-name-asian="Noto Sans" style:font-name-complex="Noto Sans" fo:font-size="9pt" style:font-size-asian="9pt" style:font-size-complex="9pt"/>
    </style:style>
    <style:style style:name="P116" style:parent-style-name="document_span_paddedline" style:family="paragraph">
      <style:paragraph-properties fo:margin-bottom="0.0416in"/>
    </style:style>
    <style:style style:name="T117" style:parent-style-name="document_span_companyname" style:family="text">
      <style:text-properties style:font-name="Noto Sans" style:font-name-asian="Noto Sans" style:font-name-complex="Noto Sans" fo:font-size="9pt" style:font-size-asian="9pt" style:font-size-complex="9pt"/>
    </style:style>
    <style:style style:name="T118" style:parent-style-name="expreducrightcell_span" style:family="text">
      <style:text-properties style:font-name="Noto Sans" style:font-name-asian="Noto Sans" style:font-name-complex="Noto Sans"/>
    </style:style>
    <style:style style:name="T119" style:parent-style-name="expreducrightcell_span" style:family="text">
      <style:text-properties style:font-name="PMingLiU" style:font-name-asian="PMingLiU" style:font-name-complex="PMingLiU"/>
    </style:style>
    <style:style style:name="T120" style:parent-style-name="expreducrightcell_span" style:family="text">
      <style:text-properties style:font-name="Noto Sans" style:font-name-asian="Noto Sans" style:font-name-complex="Noto Sans"/>
    </style:style>
    <style:style style:name="P121" style:parent-style-name="document_ul_li" style:family="paragraph">
      <style:paragraph-properties fo:margin-top="0.0694in" fo:margin-bottom="0.0694in" fo:margin-left="0.1527in" fo:text-indent="-0.1458in">
        <style:tab-stops/>
      </style:paragraph-properties>
    </style:style>
    <style:style style:name="T122" style:parent-style-name="expreducrightcell_span" style:family="text">
      <style:text-properties style:font-name="Noto Sans" style:font-name-asian="Noto Sans" style:font-name-complex="Noto Sans"/>
    </style:style>
    <style:style style:name="P123" style:parent-style-name="document_ul_li" style:family="paragraph">
      <style:paragraph-properties fo:margin-bottom="0.0694in" fo:margin-left="0.1527in" fo:text-indent="-0.1458in">
        <style:tab-stops/>
      </style:paragraph-properties>
    </style:style>
    <style:style style:name="T124" style:parent-style-name="expreducrightcell_span" style:family="text">
      <style:text-properties style:font-name="Noto Sans" style:font-name-asian="Noto Sans" style:font-name-complex="Noto Sans"/>
    </style:style>
    <style:style style:name="T125" style:parent-style-name="expreducrightcell_span" style:family="text">
      <style:text-properties style:font-name="Noto Sans" style:font-name-asian="Noto Sans" style:font-name-complex="Noto Sans"/>
    </style:style>
    <style:style style:name="P126" style:parent-style-name="document_ul_li" style:family="paragraph">
      <style:paragraph-properties fo:margin-bottom="0.0694in" fo:margin-left="0.1527in" fo:text-indent="-0.1458in">
        <style:tab-stops/>
      </style:paragraph-properties>
    </style:style>
    <style:style style:name="T127" style:parent-style-name="expreducrightcell_span" style:family="text">
      <style:text-properties style:font-name="Noto Sans" style:font-name-asian="Noto Sans" style:font-name-complex="Noto Sans"/>
    </style:style>
    <style:style style:name="P128" style:parent-style-name="document_li_nth-last-child1" style:family="paragraph">
      <style:paragraph-properties fo:margin-bottom="0.0694in" fo:margin-left="0.1527in" fo:text-indent="-0.1458in">
        <style:tab-stops/>
      </style:paragraph-properties>
    </style:style>
    <style:style style:name="T129" style:parent-style-name="expreducrightcell_span" style:family="text">
      <style:text-properties style:font-name="Noto Sans" style:font-name-asian="Noto Sans" style:font-name-complex="Noto Sans"/>
    </style:style>
    <style:style style:name="P130" style:parent-style-name="Normal" style:family="paragraph">
      <style:text-properties text:display="none"/>
    </style:style>
    <style:style style:name="TableColumn132" style:family="table-column">
      <style:table-column-properties style:column-width="0.6527in" style:use-optimal-column-width="false"/>
    </style:style>
    <style:style style:name="TableColumn133" style:family="table-column">
      <style:table-column-properties style:column-width="0.5694in" style:use-optimal-column-width="false"/>
    </style:style>
    <style:style style:name="TableColumn134" style:family="table-column">
      <style:table-column-properties style:column-width="6.1666in" style:use-optimal-column-width="false"/>
    </style:style>
    <style:style style:name="Table131" style:family="table">
      <style:table-properties style:width="7.3888in" fo:margin-left="0in" table:align="left"/>
    </style:style>
    <style:style style:name="TableRow135" style:family="table-row">
      <style:table-row-properties style:use-optimal-row-height="false"/>
    </style:style>
    <style:style style:name="TableCell136" style:family="table-cell">
      <style:table-cell-properties fo:border="none" style:writing-mode="lr-tb" fo:padding-top="0.1388in" fo:padding-left="0in" fo:padding-bottom="0in" fo:padding-right="0in"/>
    </style:style>
    <style:style style:name="P137" style:parent-style-name="div" style:family="paragraph">
      <style:paragraph-properties style:line-height-at-least="0.1527in"/>
    </style:style>
    <style:style style:name="T138" style:parent-style-name="span" style:family="text">
      <style:text-properties style:font-name="Noto Sans" style:font-name-asian="Noto Sans" style:font-name-complex="Noto Sans" fo:font-size="8pt" style:font-size-asian="8pt" style:font-size-complex="8pt"/>
    </style:style>
    <style:style style:name="T139" style:parent-style-name="document_dates_wrapper" style:family="text">
      <style:text-properties style:font-name="Noto Sans" style:font-name-asian="Noto Sans" style:font-name-complex="Noto Sans"/>
    </style:style>
    <style:style style:name="T140" style:parent-style-name="span" style:family="text">
      <style:text-properties style:font-name="Noto Sans" style:font-name-asian="Noto Sans" style:font-name-complex="Noto Sans" fo:font-size="8pt" style:font-size-asian="8pt" style:font-size-complex="8pt"/>
    </style:style>
    <style:style style:name="TableCell141" style:family="table-cell">
      <style:table-cell-properties fo:border="none" style:writing-mode="lr-tb" fo:padding-top="0.1388in" fo:padding-left="0in" fo:padding-bottom="0in" fo:padding-right="0in"/>
    </style:style>
    <style:style style:name="P142" style:parent-style-name="expreductable_expreducmidcellParagraph" style:family="paragraph">
      <style:paragraph-properties style:line-height-at-least="0.1527in"/>
    </style:style>
    <style:style style:name="TableCell143" style:family="table-cell">
      <style:table-cell-properties fo:border="none" style:writing-mode="lr-tb" fo:padding-top="0.1388in" fo:padding-left="0in" fo:padding-bottom="0in" fo:padding-right="0in"/>
    </style:style>
    <style:style style:name="P144" style:parent-style-name="document_span_paddedline" style:family="paragraph">
      <style:paragraph-properties fo:margin-bottom="0.0416in"/>
    </style:style>
    <style:style style:name="T145" style:parent-style-name="document_span_jobtitle" style:family="text">
      <style:text-properties style:font-name="Noto Sans" style:font-name-asian="Noto Sans" style:font-name-complex="Noto Sans" fo:font-size="9pt" style:font-size-asian="9pt" style:font-size-complex="9pt"/>
    </style:style>
    <style:style style:name="P146" style:parent-style-name="document_span_paddedline" style:family="paragraph">
      <style:paragraph-properties fo:margin-bottom="0.0416in"/>
    </style:style>
    <style:style style:name="T147" style:parent-style-name="document_span_companyname" style:family="text">
      <style:text-properties style:font-name="Noto Sans" style:font-name-asian="Noto Sans" style:font-name-complex="Noto Sans" fo:font-size="9pt" style:font-size-asian="9pt" style:font-size-complex="9pt"/>
    </style:style>
    <style:style style:name="T148" style:parent-style-name="expreducrightcell_span" style:family="text">
      <style:text-properties style:font-name="Noto Sans" style:font-name-asian="Noto Sans" style:font-name-complex="Noto Sans"/>
    </style:style>
    <style:style style:name="T149" style:parent-style-name="expreducrightcell_span" style:family="text">
      <style:text-properties style:font-name="PMingLiU" style:font-name-asian="PMingLiU" style:font-name-complex="PMingLiU"/>
    </style:style>
    <style:style style:name="T150" style:parent-style-name="expreducrightcell_span" style:family="text">
      <style:text-properties style:font-name="Noto Sans" style:font-name-asian="Noto Sans" style:font-name-complex="Noto Sans"/>
    </style:style>
    <style:style style:name="P151" style:parent-style-name="document_ul_li" style:family="paragraph">
      <style:paragraph-properties fo:margin-top="0.0694in" fo:margin-bottom="0.0694in" fo:margin-left="0.1527in" fo:text-indent="-0.1458in">
        <style:tab-stops/>
      </style:paragraph-properties>
    </style:style>
    <style:style style:name="T152" style:parent-style-name="expreducrightcell_span" style:family="text">
      <style:text-properties style:font-name="Noto Sans" style:font-name-asian="Noto Sans" style:font-name-complex="Noto Sans"/>
    </style:style>
    <style:style style:name="T153" style:parent-style-name="expreducrightcell_span" style:family="text">
      <style:text-properties style:font-name="Noto Sans" style:font-name-asian="Noto Sans" style:font-name-complex="Noto Sans"/>
    </style:style>
    <style:style style:name="P154" style:parent-style-name="document_ul_li" style:family="paragraph">
      <style:paragraph-properties fo:margin-bottom="0.0694in" fo:margin-left="0.1527in" fo:text-indent="-0.1458in">
        <style:tab-stops/>
      </style:paragraph-properties>
    </style:style>
    <style:style style:name="T155" style:parent-style-name="expreducrightcell_span" style:family="text">
      <style:text-properties style:font-name="Noto Sans" style:font-name-asian="Noto Sans" style:font-name-complex="Noto Sans"/>
    </style:style>
    <style:style style:name="P156" style:parent-style-name="document_ul_li" style:family="paragraph">
      <style:paragraph-properties fo:margin-bottom="0.0694in" fo:margin-left="0.1527in" fo:text-indent="-0.1458in">
        <style:tab-stops/>
      </style:paragraph-properties>
    </style:style>
    <style:style style:name="T157" style:parent-style-name="expreducrightcell_span" style:family="text">
      <style:text-properties style:font-name="Noto Sans" style:font-name-asian="Noto Sans" style:font-name-complex="Noto Sans"/>
    </style:style>
    <style:style style:name="P158" style:parent-style-name="document_ul_li" style:family="paragraph">
      <style:paragraph-properties fo:margin-bottom="0.0694in" fo:margin-left="0.1527in" fo:text-indent="-0.1458in">
        <style:tab-stops/>
      </style:paragraph-properties>
    </style:style>
    <style:style style:name="T159" style:parent-style-name="expreducrightcell_span" style:family="text">
      <style:text-properties style:font-name="Noto Sans" style:font-name-asian="Noto Sans" style:font-name-complex="Noto Sans"/>
    </style:style>
    <style:style style:name="T160" style:parent-style-name="expreducrightcell_span" style:family="text">
      <style:text-properties style:font-name="Noto Sans" style:font-name-asian="Noto Sans" style:font-name-complex="Noto Sans"/>
    </style:style>
    <style:style style:name="P161" style:parent-style-name="document_li_nth-last-child1" style:family="paragraph">
      <style:paragraph-properties fo:margin-bottom="0.0694in" fo:margin-left="0.1527in" fo:text-indent="-0.1458in">
        <style:tab-stops/>
      </style:paragraph-properties>
    </style:style>
    <style:style style:name="T162" style:parent-style-name="expreducrightcell_span" style:family="text">
      <style:text-properties style:font-name="Noto Sans" style:font-name-asian="Noto Sans" style:font-name-complex="Noto Sans"/>
    </style:style>
    <style:style style:name="P163" style:parent-style-name="Normal" style:family="paragraph">
      <style:text-properties text:display="none"/>
    </style:style>
    <style:style style:name="TableColumn165" style:family="table-column">
      <style:table-column-properties style:column-width="0.6527in" style:use-optimal-column-width="false"/>
    </style:style>
    <style:style style:name="TableColumn166" style:family="table-column">
      <style:table-column-properties style:column-width="0.5694in" style:use-optimal-column-width="false"/>
    </style:style>
    <style:style style:name="TableColumn167" style:family="table-column">
      <style:table-column-properties style:column-width="6.1666in" style:use-optimal-column-width="false"/>
    </style:style>
    <style:style style:name="Table164" style:family="table">
      <style:table-properties style:width="7.3888in" fo:margin-left="0in" table:align="left"/>
    </style:style>
    <style:style style:name="TableRow168" style:family="table-row">
      <style:table-row-properties style:use-optimal-row-height="false"/>
    </style:style>
    <style:style style:name="TableCell169" style:family="table-cell">
      <style:table-cell-properties fo:border="none" style:writing-mode="lr-tb" fo:padding-top="0.1388in" fo:padding-left="0in" fo:padding-bottom="0in" fo:padding-right="0in"/>
    </style:style>
    <style:style style:name="P170" style:parent-style-name="div" style:family="paragraph">
      <style:paragraph-properties style:line-height-at-least="0.1527in"/>
    </style:style>
    <style:style style:name="T171" style:parent-style-name="span" style:family="text">
      <style:text-properties style:font-name="Noto Sans" style:font-name-asian="Noto Sans" style:font-name-complex="Noto Sans" fo:font-size="8pt" style:font-size-asian="8pt" style:font-size-complex="8pt"/>
    </style:style>
    <style:style style:name="T172" style:parent-style-name="document_dates_wrapper" style:family="text">
      <style:text-properties style:font-name="Noto Sans" style:font-name-asian="Noto Sans" style:font-name-complex="Noto Sans"/>
    </style:style>
    <style:style style:name="T173" style:parent-style-name="span" style:family="text">
      <style:text-properties style:font-name="Noto Sans" style:font-name-asian="Noto Sans" style:font-name-complex="Noto Sans" fo:font-size="8pt" style:font-size-asian="8pt" style:font-size-complex="8pt"/>
    </style:style>
    <style:style style:name="TableCell174" style:family="table-cell">
      <style:table-cell-properties fo:border="none" style:writing-mode="lr-tb" fo:padding-top="0.1388in" fo:padding-left="0in" fo:padding-bottom="0in" fo:padding-right="0in"/>
    </style:style>
    <style:style style:name="P175" style:parent-style-name="expreductable_expreducmidcellParagraph" style:family="paragraph">
      <style:paragraph-properties style:line-height-at-least="0.1527in"/>
    </style:style>
    <style:style style:name="TableCell176" style:family="table-cell">
      <style:table-cell-properties fo:border="none" style:writing-mode="lr-tb" fo:padding-top="0.1388in" fo:padding-left="0in" fo:padding-bottom="0in" fo:padding-right="0in"/>
    </style:style>
    <style:style style:name="P177" style:parent-style-name="document_span_paddedline" style:family="paragraph">
      <style:paragraph-properties fo:margin-bottom="0.0416in"/>
    </style:style>
    <style:style style:name="T178" style:parent-style-name="document_span_jobtitle" style:family="text">
      <style:text-properties style:font-name="Noto Sans" style:font-name-asian="Noto Sans" style:font-name-complex="Noto Sans" fo:font-size="9pt" style:font-size-asian="9pt" style:font-size-complex="9pt"/>
    </style:style>
    <style:style style:name="P179" style:parent-style-name="document_span_paddedline" style:family="paragraph">
      <style:paragraph-properties fo:margin-bottom="0.0416in"/>
    </style:style>
    <style:style style:name="T180" style:parent-style-name="document_span_companyname" style:family="text">
      <style:text-properties style:font-name="Noto Sans" style:font-name-asian="Noto Sans" style:font-name-complex="Noto Sans" fo:font-size="9pt" style:font-size-asian="9pt" style:font-size-complex="9pt"/>
    </style:style>
    <style:style style:name="T181" style:parent-style-name="expreducrightcell_span" style:family="text">
      <style:text-properties style:font-name="Noto Sans" style:font-name-asian="Noto Sans" style:font-name-complex="Noto Sans"/>
    </style:style>
    <style:style style:name="T182" style:parent-style-name="expreducrightcell_span" style:family="text">
      <style:text-properties style:font-name="PMingLiU" style:font-name-asian="PMingLiU" style:font-name-complex="PMingLiU"/>
    </style:style>
    <style:style style:name="T183" style:parent-style-name="expreducrightcell_span" style:family="text">
      <style:text-properties style:font-name="Noto Sans" style:font-name-asian="Noto Sans" style:font-name-complex="Noto Sans"/>
    </style:style>
    <style:style style:name="P184" style:parent-style-name="document_ul_li" style:family="paragraph">
      <style:paragraph-properties fo:margin-top="0.0694in" fo:margin-bottom="0.0694in" fo:margin-left="0.1527in" fo:text-indent="-0.1458in">
        <style:tab-stops/>
      </style:paragraph-properties>
    </style:style>
    <style:style style:name="T185" style:parent-style-name="expreducrightcell_span" style:family="text">
      <style:text-properties style:font-name="Noto Sans" style:font-name-asian="Noto Sans" style:font-name-complex="Noto Sans"/>
    </style:style>
    <style:style style:name="P186" style:parent-style-name="document_ul_li" style:family="paragraph">
      <style:paragraph-properties fo:margin-bottom="0.0694in" fo:margin-left="0.1527in" fo:text-indent="-0.1458in">
        <style:tab-stops/>
      </style:paragraph-properties>
    </style:style>
    <style:style style:name="T187" style:parent-style-name="expreducrightcell_span" style:family="text">
      <style:text-properties style:font-name="Noto Sans" style:font-name-asian="Noto Sans" style:font-name-complex="Noto Sans"/>
    </style:style>
    <style:style style:name="P188" style:parent-style-name="document_ul_li" style:family="paragraph">
      <style:paragraph-properties fo:margin-bottom="0.0694in" fo:margin-left="0.1527in" fo:text-indent="-0.1458in">
        <style:tab-stops/>
      </style:paragraph-properties>
    </style:style>
    <style:style style:name="T189" style:parent-style-name="expreducrightcell_span" style:family="text">
      <style:text-properties style:font-name="Noto Sans" style:font-name-asian="Noto Sans" style:font-name-complex="Noto Sans"/>
    </style:style>
    <style:style style:name="T190" style:parent-style-name="expreducrightcell_span" style:family="text">
      <style:text-properties style:font-name="Noto Sans" style:font-name-asian="Noto Sans" style:font-name-complex="Noto Sans"/>
    </style:style>
    <style:style style:name="P191" style:parent-style-name="document_li_nth-last-child1" style:family="paragraph">
      <style:paragraph-properties fo:margin-bottom="0.0694in" fo:margin-left="0.1527in" fo:text-indent="-0.1458in">
        <style:tab-stops/>
      </style:paragraph-properties>
    </style:style>
    <style:style style:name="T192" style:parent-style-name="expreducrightcell_span" style:family="text">
      <style:text-properties style:font-name="Noto Sans" style:font-name-asian="Noto Sans" style:font-name-complex="Noto Sans"/>
    </style:style>
    <style:style style:name="T193" style:parent-style-name="expreducrightcell_span" style:family="text">
      <style:text-properties style:font-name="Noto Sans" style:font-name-asian="Noto Sans" style:font-name-complex="Noto Sans"/>
    </style:style>
    <style:style style:name="P194" style:parent-style-name="Normal" style:family="paragraph">
      <style:text-properties text:display="none"/>
    </style:style>
    <style:style style:name="TableColumn196" style:family="table-column">
      <style:table-column-properties style:column-width="0.6527in" style:use-optimal-column-width="false"/>
    </style:style>
    <style:style style:name="TableColumn197" style:family="table-column">
      <style:table-column-properties style:column-width="0.5694in" style:use-optimal-column-width="false"/>
    </style:style>
    <style:style style:name="TableColumn198" style:family="table-column">
      <style:table-column-properties style:column-width="6.1666in" style:use-optimal-column-width="false"/>
    </style:style>
    <style:style style:name="Table195" style:family="table">
      <style:table-properties style:width="7.3888in" fo:margin-left="0in" table:align="left"/>
    </style:style>
    <style:style style:name="TableRow199" style:family="table-row">
      <style:table-row-properties style:use-optimal-row-height="false"/>
    </style:style>
    <style:style style:name="TableCell200" style:family="table-cell">
      <style:table-cell-properties fo:border="none" style:writing-mode="lr-tb" fo:padding-top="0.1388in" fo:padding-left="0in" fo:padding-bottom="0in" fo:padding-right="0in"/>
    </style:style>
    <style:style style:name="P201" style:parent-style-name="div" style:family="paragraph">
      <style:paragraph-properties style:line-height-at-least="0.1527in"/>
    </style:style>
    <style:style style:name="T202" style:parent-style-name="span" style:family="text">
      <style:text-properties style:font-name="Noto Sans" style:font-name-asian="Noto Sans" style:font-name-complex="Noto Sans" fo:font-size="8pt" style:font-size-asian="8pt" style:font-size-complex="8pt"/>
    </style:style>
    <style:style style:name="T203" style:parent-style-name="document_dates_wrapper" style:family="text">
      <style:text-properties style:font-name="Noto Sans" style:font-name-asian="Noto Sans" style:font-name-complex="Noto Sans"/>
    </style:style>
    <style:style style:name="T204" style:parent-style-name="span" style:family="text">
      <style:text-properties style:font-name="Noto Sans" style:font-name-asian="Noto Sans" style:font-name-complex="Noto Sans" fo:font-size="8pt" style:font-size-asian="8pt" style:font-size-complex="8pt"/>
    </style:style>
    <style:style style:name="TableCell205" style:family="table-cell">
      <style:table-cell-properties fo:border="none" style:writing-mode="lr-tb" fo:padding-top="0.1388in" fo:padding-left="0in" fo:padding-bottom="0in" fo:padding-right="0in"/>
    </style:style>
    <style:style style:name="P206" style:parent-style-name="expreductable_expreducmidcellParagraph" style:family="paragraph">
      <style:paragraph-properties style:line-height-at-least="0.1527in"/>
    </style:style>
    <style:style style:name="TableCell207" style:family="table-cell">
      <style:table-cell-properties fo:border="none" style:writing-mode="lr-tb" fo:padding-top="0.1388in" fo:padding-left="0in" fo:padding-bottom="0in" fo:padding-right="0in"/>
    </style:style>
    <style:style style:name="P208" style:parent-style-name="document_span_paddedline" style:family="paragraph">
      <style:paragraph-properties fo:margin-bottom="0.0416in"/>
    </style:style>
    <style:style style:name="T209" style:parent-style-name="document_span_jobtitle" style:family="text">
      <style:text-properties style:font-name="Noto Sans" style:font-name-asian="Noto Sans" style:font-name-complex="Noto Sans" fo:font-size="9pt" style:font-size-asian="9pt" style:font-size-complex="9pt"/>
    </style:style>
    <style:style style:name="P210" style:parent-style-name="document_span_paddedline" style:family="paragraph">
      <style:paragraph-properties fo:margin-bottom="0.0416in"/>
    </style:style>
    <style:style style:name="T211" style:parent-style-name="document_span_companyname" style:family="text">
      <style:text-properties style:font-name="Noto Sans" style:font-name-asian="Noto Sans" style:font-name-complex="Noto Sans" fo:font-size="9pt" style:font-size-asian="9pt" style:font-size-complex="9pt"/>
    </style:style>
    <style:style style:name="T212" style:parent-style-name="expreducrightcell_span" style:family="text">
      <style:text-properties style:font-name="Noto Sans" style:font-name-asian="Noto Sans" style:font-name-complex="Noto Sans"/>
    </style:style>
    <style:style style:name="T213" style:parent-style-name="expreducrightcell_span" style:family="text">
      <style:text-properties style:font-name="PMingLiU" style:font-name-asian="PMingLiU" style:font-name-complex="PMingLiU"/>
    </style:style>
    <style:style style:name="T214" style:parent-style-name="expreducrightcell_span" style:family="text">
      <style:text-properties style:font-name="Noto Sans" style:font-name-asian="Noto Sans" style:font-name-complex="Noto Sans"/>
    </style:style>
    <style:style style:name="P215" style:parent-style-name="document_ul_li" style:family="paragraph">
      <style:paragraph-properties fo:margin-top="0.0694in" fo:margin-bottom="0.0694in" fo:margin-left="0.1527in" fo:text-indent="-0.1458in">
        <style:tab-stops/>
      </style:paragraph-properties>
    </style:style>
    <style:style style:name="T216" style:parent-style-name="expreducrightcell_span" style:family="text">
      <style:text-properties style:font-name="Noto Sans" style:font-name-asian="Noto Sans" style:font-name-complex="Noto Sans"/>
    </style:style>
    <style:style style:name="T217" style:parent-style-name="expreducrightcell_span" style:family="text">
      <style:text-properties style:font-name="Noto Sans" style:font-name-asian="Noto Sans" style:font-name-complex="Noto Sans"/>
    </style:style>
    <style:style style:name="P218" style:parent-style-name="document_ul_li" style:family="paragraph">
      <style:paragraph-properties fo:margin-bottom="0.0694in" fo:margin-left="0.1527in" fo:text-indent="-0.1458in">
        <style:tab-stops/>
      </style:paragraph-properties>
    </style:style>
    <style:style style:name="T219" style:parent-style-name="expreducrightcell_span" style:family="text">
      <style:text-properties style:font-name="Noto Sans" style:font-name-asian="Noto Sans" style:font-name-complex="Noto Sans"/>
    </style:style>
    <style:style style:name="T220" style:parent-style-name="expreducrightcell_span" style:family="text">
      <style:text-properties style:font-name="Noto Sans" style:font-name-asian="Noto Sans" style:font-name-complex="Noto Sans"/>
    </style:style>
    <style:style style:name="P221" style:parent-style-name="document_ul_li" style:family="paragraph">
      <style:paragraph-properties fo:margin-bottom="0.0694in" fo:margin-left="0.1527in" fo:text-indent="-0.1458in">
        <style:tab-stops/>
      </style:paragraph-properties>
    </style:style>
    <style:style style:name="T222" style:parent-style-name="expreducrightcell_span" style:family="text">
      <style:text-properties style:font-name="Noto Sans" style:font-name-asian="Noto Sans" style:font-name-complex="Noto Sans"/>
    </style:style>
    <style:style style:name="P223" style:parent-style-name="document_li_nth-last-child1" style:family="paragraph">
      <style:paragraph-properties fo:margin-bottom="0.0694in" fo:margin-left="0.1527in" fo:text-indent="-0.1458in">
        <style:tab-stops/>
      </style:paragraph-properties>
    </style:style>
    <style:style style:name="T224" style:parent-style-name="expreducrightcell_span" style:family="text">
      <style:text-properties style:font-name="Noto Sans" style:font-name-asian="Noto Sans" style:font-name-complex="Noto Sans"/>
    </style:style>
    <style:style style:name="P225"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TableColumn227" style:family="table-column">
      <style:table-column-properties style:column-width="0.9798in"/>
    </style:style>
    <style:style style:name="Table226" style:family="table">
      <style:table-properties style:width="0.9798in" fo:margin-left="0in" table:align="left"/>
    </style:style>
    <style:style style:name="TableRow228" style:family="table-row">
      <style:table-row-properties/>
    </style:style>
    <style:style style:name="TableCell229" style:family="table-cell">
      <style:table-cell-properties fo:border="0.0069in solid #103F84" fo:background-color="#FFFFFF" style:writing-mode="lr-tb" style:vertical-align="bottom" fo:padding-top="0.0277in" fo:padding-left="0in" fo:padding-bottom="0.0277in" fo:padding-right="0in"/>
    </style:style>
    <style:style style:name="P230" style:parent-style-name="Normal" style:family="paragraph">
      <style:paragraph-properties fo:margin-left="0.0694in" fo:margin-right="0.0694in">
        <style:tab-stops/>
      </style:paragraph-properties>
    </style:style>
    <style:style style:name="T231" style:parent-style-name="document_heading_sectiontitle" style:family="text">
      <style:text-properties style:font-name="Poppins" style:font-name-asian="Poppins" style:font-name-complex="Poppins" fo:color="#103F84" fo:letter-spacing="0.0069in" fo:font-size="11pt" style:font-size-asian="11pt" style:font-size-complex="11pt"/>
    </style:style>
    <style:style style:name="T232" style:parent-style-name="DefaultParagraphFont" style:family="text">
      <style:text-properties fo:language="en" fo:country="IN" style:language-asian="en" style:country-asian="IN"/>
    </style:style>
    <style:style style:name="P233"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TableColumn235" style:family="table-column">
      <style:table-column-properties style:column-width="0.6527in" style:use-optimal-column-width="false"/>
    </style:style>
    <style:style style:name="TableColumn236" style:family="table-column">
      <style:table-column-properties style:column-width="0.5694in" style:use-optimal-column-width="false"/>
    </style:style>
    <style:style style:name="TableColumn237" style:family="table-column">
      <style:table-column-properties style:column-width="6.1666in" style:use-optimal-column-width="false"/>
    </style:style>
    <style:style style:name="Table234" style:family="table">
      <style:table-properties style:width="7.3888in" fo:margin-left="0in" table:align="left"/>
    </style:style>
    <style:style style:name="TableRow238" style:family="table-row">
      <style:table-row-properties style:use-optimal-row-height="false"/>
    </style:style>
    <style:style style:name="TableCell239" style:family="table-cell">
      <style:table-cell-properties fo:border="none" style:writing-mode="lr-tb" fo:padding-top="0in" fo:padding-left="0in" fo:padding-bottom="0in" fo:padding-right="0in"/>
    </style:style>
    <style:style style:name="P240" style:parent-style-name="Normal" style:family="paragraph">
      <style:paragraph-properties style:line-height-at-least="0.1527in"/>
    </style:style>
    <style:style style:name="T241" style:parent-style-name="span" style:family="text">
      <style:text-properties style:font-name="Noto Sans" style:font-name-asian="Noto Sans" style:font-name-complex="Noto Sans" fo:font-size="8pt" style:font-size-asian="8pt" style:font-size-complex="8pt"/>
    </style:style>
    <style:style style:name="TableCell242" style:family="table-cell">
      <style:table-cell-properties fo:border="none" style:writing-mode="lr-tb" fo:padding-top="0in" fo:padding-left="0in" fo:padding-bottom="0in" fo:padding-right="0in"/>
    </style:style>
    <style:style style:name="P243" style:parent-style-name="Normal" style:family="paragraph">
      <style:paragraph-properties style:line-height-at-least="0.1527in"/>
    </style:style>
    <style:style style:name="TableCell244" style:family="table-cell">
      <style:table-cell-properties fo:border="none" style:writing-mode="lr-tb" fo:padding-top="0in" fo:padding-left="0in" fo:padding-bottom="0in" fo:padding-right="0in"/>
    </style:style>
    <style:style style:name="P245" style:parent-style-name="document_span_paddedline" style:family="paragraph">
      <style:paragraph-properties fo:margin-bottom="0.0416in"/>
    </style:style>
    <style:style style:name="T246" style:parent-style-name="document_span_degree" style:family="text">
      <style:text-properties style:font-name="Noto Sans" style:font-name-asian="Noto Sans" style:font-name-complex="Noto Sans" fo:font-size="9pt" style:font-size-asian="9pt" style:font-size-complex="9pt"/>
    </style:style>
    <style:style style:name="T247" style:parent-style-name="expreducrightcell_span" style:family="text">
      <style:text-properties style:font-name="Noto Sans" style:font-name-asian="Noto Sans" style:font-name-complex="Noto Sans" fo:font-weight="bold" style:font-weight-asian="bold" style:font-weight-complex="bold"/>
    </style:style>
    <style:style style:name="T248" style:parent-style-name="document_span_programline" style:family="text">
      <style:text-properties style:font-name="Noto Sans" style:font-name-asian="Noto Sans" style:font-name-complex="Noto Sans" fo:font-size="9pt" style:font-size-asian="9pt" style:font-size-complex="9pt"/>
    </style:style>
    <style:style style:name="P249" style:parent-style-name="document_span_paddedline" style:family="paragraph">
      <style:paragraph-properties fo:margin-bottom="0.0416in"/>
    </style:style>
    <style:style style:name="T250" style:parent-style-name="document_span_companyname" style:family="text">
      <style:text-properties style:font-name="Noto Sans" style:font-name-asian="Noto Sans" style:font-name-complex="Noto Sans" fo:font-size="9pt" style:font-size-asian="9pt" style:font-size-complex="9pt"/>
    </style:style>
    <style:style style:name="T251" style:parent-style-name="document_singlecolumnCharacter" style:family="text">
      <style:text-properties style:font-name="Noto Sans" style:font-name-asian="Noto Sans" style:font-name-complex="Noto Sans" fo:font-size="9pt" style:font-size-asian="9pt" style:font-size-complex="9pt"/>
    </style:style>
    <style:style style:name="T252" style:parent-style-name="expreducrightcell_span" style:family="text">
      <style:text-properties style:font-name="PMingLiU" style:font-name-asian="PMingLiU" style:font-name-complex="PMingLiU"/>
    </style:style>
    <style:style style:name="T253" style:parent-style-name="expreducrightcell_span" style:family="text">
      <style:text-properties style:font-name="Noto Sans" style:font-name-asian="Noto Sans" style:font-name-complex="Noto Sans"/>
    </style:style>
    <style:style style:name="P254" style:parent-style-name="document_span_paddedline" style:family="paragraph">
      <style:paragraph-properties fo:margin-bottom="0.0416in"/>
    </style:style>
    <style:style style:name="T255" style:parent-style-name="expreducrightcell_span" style:family="text">
      <style:text-properties style:font-name="Noto Sans" style:font-name-asian="Noto Sans" style:font-name-complex="Noto Sans"/>
    </style:style>
    <style:style style:name="P256" style:parent-style-name="document_span_paddedline_nth-last-child1" style:family="paragraph">
      <style:paragraph-properties fo:margin-top="0.0694in"/>
    </style:style>
    <style:style style:name="T257" style:parent-style-name="expreducrightcell_span" style:family="text">
      <style:text-properties style:font-name="Noto Sans" style:font-name-asian="Noto Sans" style:font-name-complex="Noto Sans"/>
    </style:style>
    <style:style style:name="P258" style:parent-style-name="Normal" style:family="paragraph">
      <style:text-properties text:display="none"/>
    </style:style>
    <style:style style:name="TableColumn260" style:family="table-column">
      <style:table-column-properties style:column-width="0.6527in" style:use-optimal-column-width="false"/>
    </style:style>
    <style:style style:name="TableColumn261" style:family="table-column">
      <style:table-column-properties style:column-width="0.5694in" style:use-optimal-column-width="false"/>
    </style:style>
    <style:style style:name="TableColumn262" style:family="table-column">
      <style:table-column-properties style:column-width="6.1666in" style:use-optimal-column-width="false"/>
    </style:style>
    <style:style style:name="Table259" style:family="table">
      <style:table-properties style:width="7.3888in" fo:margin-left="0in" table:align="left"/>
    </style:style>
    <style:style style:name="TableRow263" style:family="table-row">
      <style:table-row-properties style:use-optimal-row-height="false"/>
    </style:style>
    <style:style style:name="TableCell264" style:family="table-cell">
      <style:table-cell-properties fo:border="none" style:writing-mode="lr-tb" fo:padding-top="0.1388in" fo:padding-left="0in" fo:padding-bottom="0in" fo:padding-right="0in"/>
    </style:style>
    <style:style style:name="P265" style:parent-style-name="Normal" style:family="paragraph">
      <style:paragraph-properties style:line-height-at-least="0.1527in"/>
    </style:style>
    <style:style style:name="T266" style:parent-style-name="span" style:family="text">
      <style:text-properties style:font-name="Noto Sans" style:font-name-asian="Noto Sans" style:font-name-complex="Noto Sans" fo:font-size="8pt" style:font-size-asian="8pt" style:font-size-complex="8pt"/>
    </style:style>
    <style:style style:name="TableCell267" style:family="table-cell">
      <style:table-cell-properties fo:border="none" style:writing-mode="lr-tb" fo:padding-top="0.1388in" fo:padding-left="0in" fo:padding-bottom="0in" fo:padding-right="0in"/>
    </style:style>
    <style:style style:name="P268" style:parent-style-name="Normal" style:family="paragraph">
      <style:paragraph-properties style:line-height-at-least="0.1527in"/>
    </style:style>
    <style:style style:name="TableCell269" style:family="table-cell">
      <style:table-cell-properties fo:border="none" style:writing-mode="lr-tb" fo:padding-top="0.1388in" fo:padding-left="0in" fo:padding-bottom="0in" fo:padding-right="0in"/>
    </style:style>
    <style:style style:name="P270" style:parent-style-name="document_span_paddedline" style:family="paragraph">
      <style:paragraph-properties fo:margin-bottom="0.0416in"/>
    </style:style>
    <style:style style:name="T271" style:parent-style-name="document_span_degree" style:family="text">
      <style:text-properties style:font-name="Noto Sans" style:font-name-asian="Noto Sans" style:font-name-complex="Noto Sans" fo:font-size="9pt" style:font-size-asian="9pt" style:font-size-complex="9pt"/>
    </style:style>
    <style:style style:name="T272" style:parent-style-name="document_singlecolumnCharacter" style:family="text">
      <style:text-properties style:font-name="Noto Sans" style:font-name-asian="Noto Sans" style:font-name-complex="Noto Sans" fo:font-weight="bold" style:font-weight-asian="bold" style:font-weight-complex="bold" fo:font-size="9pt" style:font-size-asian="9pt" style:font-size-complex="9pt"/>
    </style:style>
    <style:style style:name="P273" style:parent-style-name="document_span_paddedline" style:family="paragraph">
      <style:paragraph-properties fo:margin-bottom="0.0416in"/>
    </style:style>
    <style:style style:name="T274" style:parent-style-name="expreducrightcell_span" style:family="text">
      <style:text-properties style:font-name="Noto Sans" style:font-name-asian="Noto Sans" style:font-name-complex="Noto Sans"/>
    </style:style>
    <style:style style:name="P275" style:parent-style-name="document_span_paddedline" style:family="paragraph">
      <style:paragraph-properties fo:margin-bottom="0.0416in"/>
    </style:style>
    <style:style style:name="T276" style:parent-style-name="expreducrightcell_span" style:family="text">
      <style:text-properties style:font-name="Noto Sans" style:font-name-asian="Noto Sans" style:font-name-complex="Noto Sans"/>
    </style:style>
    <style:style style:name="P277" style:parent-style-name="Normal" style:family="paragraph">
      <style:text-properties text:display="none"/>
    </style:style>
    <style:style style:name="TableColumn279" style:family="table-column">
      <style:table-column-properties style:column-width="0.6527in" style:use-optimal-column-width="false"/>
    </style:style>
    <style:style style:name="TableColumn280" style:family="table-column">
      <style:table-column-properties style:column-width="0.5694in" style:use-optimal-column-width="false"/>
    </style:style>
    <style:style style:name="TableColumn281" style:family="table-column">
      <style:table-column-properties style:column-width="6.1666in" style:use-optimal-column-width="false"/>
    </style:style>
    <style:style style:name="Table278" style:family="table">
      <style:table-properties style:width="7.3888in" fo:margin-left="0in" table:align="left"/>
    </style:style>
    <style:style style:name="TableRow282" style:family="table-row">
      <style:table-row-properties style:use-optimal-row-height="false"/>
    </style:style>
    <style:style style:name="TableCell283" style:family="table-cell">
      <style:table-cell-properties fo:border="none" style:writing-mode="lr-tb" fo:padding-top="0.1388in" fo:padding-left="0in" fo:padding-bottom="0in" fo:padding-right="0in"/>
    </style:style>
    <style:style style:name="TableCell284" style:family="table-cell">
      <style:table-cell-properties fo:border="none" style:writing-mode="lr-tb" fo:padding-top="0.1388in" fo:padding-left="0in" fo:padding-bottom="0in" fo:padding-right="0in"/>
    </style:style>
    <style:style style:name="P285" style:parent-style-name="expreductable_expreducmidcellParagraph" style:family="paragraph">
      <style:paragraph-properties style:line-height-at-least="0.1527in"/>
    </style:style>
    <style:style style:name="TableCell286" style:family="table-cell">
      <style:table-cell-properties fo:border="none" style:writing-mode="lr-tb" fo:padding-top="0.1388in" fo:padding-left="0in" fo:padding-bottom="0in" fo:padding-right="0in"/>
    </style:style>
    <style:style style:name="P287" style:parent-style-name="document_span_paddedline" style:family="paragraph">
      <style:paragraph-properties fo:margin-bottom="0.0416in"/>
    </style:style>
    <style:style style:name="T288" style:parent-style-name="document_span_degree" style:family="text">
      <style:text-properties style:font-name="Noto Sans" style:font-name-asian="Noto Sans" style:font-name-complex="Noto Sans" fo:font-size="9pt" style:font-size-asian="9pt" style:font-size-complex="9pt"/>
    </style:style>
    <style:style style:name="T289" style:parent-style-name="document_singlecolumnCharacter" style:family="text">
      <style:text-properties style:font-name="Noto Sans" style:font-name-asian="Noto Sans" style:font-name-complex="Noto Sans" fo:font-weight="bold" style:font-weight-asian="bold" style:font-weight-complex="bold" fo:font-size="9pt" style:font-size-asian="9pt" style:font-size-complex="9pt"/>
    </style:style>
    <style:style style:name="P290" style:parent-style-name="document_span_paddedline" style:family="paragraph">
      <style:paragraph-properties fo:margin-bottom="0.0416in"/>
    </style:style>
    <style:style style:name="T291" style:parent-style-name="document_span_companyname" style:family="text">
      <style:text-properties style:font-name="Noto Sans" style:font-name-asian="Noto Sans" style:font-name-complex="Noto Sans" fo:font-size="9pt" style:font-size-asian="9pt" style:font-size-complex="9pt"/>
    </style:style>
    <style:style style:name="T292" style:parent-style-name="document_singlecolumnCharacter" style:family="text">
      <style:text-properties style:font-name="Noto Sans" style:font-name-asian="Noto Sans" style:font-name-complex="Noto Sans" fo:font-size="9pt" style:font-size-asian="9pt" style:font-size-complex="9pt"/>
    </style:style>
    <style:style style:name="T293" style:parent-style-name="expreducrightcell_span" style:family="text">
      <style:text-properties style:font-name="PMingLiU" style:font-name-asian="PMingLiU" style:font-name-complex="PMingLiU"/>
    </style:style>
    <style:style style:name="T294" style:parent-style-name="expreducrightcell_span" style:family="text">
      <style:text-properties style:font-name="Noto Sans" style:font-name-asian="Noto Sans" style:font-name-complex="Noto Sans"/>
    </style:style>
    <style:style style:name="P295" style:parent-style-name="Normal" style:family="paragraph">
      <style:text-properties text:display="none"/>
    </style:style>
    <style:style style:name="TableColumn297" style:family="table-column">
      <style:table-column-properties style:column-width="0.6527in" style:use-optimal-column-width="false"/>
    </style:style>
    <style:style style:name="TableColumn298" style:family="table-column">
      <style:table-column-properties style:column-width="0.5694in" style:use-optimal-column-width="false"/>
    </style:style>
    <style:style style:name="TableColumn299" style:family="table-column">
      <style:table-column-properties style:column-width="6.1666in" style:use-optimal-column-width="false"/>
    </style:style>
    <style:style style:name="Table296" style:family="table">
      <style:table-properties style:width="7.3888in" fo:margin-left="0in" table:align="left"/>
    </style:style>
    <style:style style:name="TableRow300" style:family="table-row">
      <style:table-row-properties style:use-optimal-row-height="false"/>
    </style:style>
    <style:style style:name="TableCell301" style:family="table-cell">
      <style:table-cell-properties fo:border="none" style:writing-mode="lr-tb" fo:padding-top="0.1388in" fo:padding-left="0in" fo:padding-bottom="0in" fo:padding-right="0in"/>
    </style:style>
    <style:style style:name="P302" style:parent-style-name="Normal" style:family="paragraph">
      <style:paragraph-properties style:line-height-at-least="0.1527in"/>
    </style:style>
    <style:style style:name="T303" style:parent-style-name="span" style:family="text">
      <style:text-properties style:font-name="Noto Sans" style:font-name-asian="Noto Sans" style:font-name-complex="Noto Sans" fo:font-size="8pt" style:font-size-asian="8pt" style:font-size-complex="8pt"/>
    </style:style>
    <style:style style:name="TableCell304" style:family="table-cell">
      <style:table-cell-properties fo:border="none" style:writing-mode="lr-tb" fo:padding-top="0.1388in" fo:padding-left="0in" fo:padding-bottom="0in" fo:padding-right="0in"/>
    </style:style>
    <style:style style:name="P305" style:parent-style-name="Normal" style:family="paragraph">
      <style:paragraph-properties style:line-height-at-least="0.1527in"/>
    </style:style>
    <style:style style:name="TableCell306" style:family="table-cell">
      <style:table-cell-properties fo:border="none" style:writing-mode="lr-tb" fo:padding-top="0.1388in" fo:padding-left="0in" fo:padding-bottom="0in" fo:padding-right="0in"/>
    </style:style>
    <style:style style:name="P307" style:parent-style-name="document_span_paddedline" style:family="paragraph">
      <style:paragraph-properties fo:margin-bottom="0.0416in"/>
    </style:style>
    <style:style style:name="T308" style:parent-style-name="document_span_degree" style:family="text">
      <style:text-properties style:font-name="Noto Sans" style:font-name-asian="Noto Sans" style:font-name-complex="Noto Sans" fo:font-size="9pt" style:font-size-asian="9pt" style:font-size-complex="9pt"/>
    </style:style>
    <style:style style:name="T309" style:parent-style-name="document_span_degree" style:family="text">
      <style:text-properties style:font-name="Noto Sans" style:font-name-asian="Noto Sans" style:font-name-complex="Noto Sans" fo:font-size="9pt" style:font-size-asian="9pt" style:font-size-complex="9pt"/>
    </style:style>
    <style:style style:name="T310" style:parent-style-name="document_singlecolumnCharacter" style:family="text">
      <style:text-properties style:font-name="Noto Sans" style:font-name-asian="Noto Sans" style:font-name-complex="Noto Sans" fo:font-weight="bold" style:font-weight-asian="bold" style:font-weight-complex="bold" fo:font-size="9pt" style:font-size-asian="9pt" style:font-size-complex="9pt"/>
    </style:style>
    <style:style style:name="P311" style:parent-style-name="document_span_paddedline" style:family="paragraph">
      <style:paragraph-properties fo:margin-bottom="0.0416in"/>
    </style:style>
    <style:style style:name="T312" style:parent-style-name="expreducrightcell_span" style:family="text">
      <style:text-properties style:font-name="Noto Sans" style:font-name-asian="Noto Sans" style:font-name-complex="Noto Sans"/>
    </style:style>
    <style:style style:name="P313" style:parent-style-name="document_span_paddedline" style:family="paragraph">
      <style:paragraph-properties fo:margin-bottom="0.0416in"/>
    </style:style>
    <style:style style:name="T314" style:parent-style-name="expreducrightcell_span" style:family="text">
      <style:text-properties style:font-name="Noto Sans" style:font-name-asian="Noto Sans" style:font-name-complex="Noto Sans"/>
    </style:style>
    <style:style style:name="P315" style:parent-style-name="Normal" style:family="paragraph">
      <style:text-properties text:display="none"/>
    </style:style>
    <style:style style:name="TableColumn317" style:family="table-column">
      <style:table-column-properties style:column-width="0.6527in" style:use-optimal-column-width="false"/>
    </style:style>
    <style:style style:name="TableColumn318" style:family="table-column">
      <style:table-column-properties style:column-width="0.5694in" style:use-optimal-column-width="false"/>
    </style:style>
    <style:style style:name="TableColumn319" style:family="table-column">
      <style:table-column-properties style:column-width="6.1666in" style:use-optimal-column-width="false"/>
    </style:style>
    <style:style style:name="Table316" style:family="table">
      <style:table-properties style:width="7.3888in" fo:margin-left="0in" table:align="left"/>
    </style:style>
    <style:style style:name="TableRow320" style:family="table-row">
      <style:table-row-properties style:use-optimal-row-height="false"/>
    </style:style>
    <style:style style:name="TableCell321" style:family="table-cell">
      <style:table-cell-properties fo:border="none" style:writing-mode="lr-tb" fo:padding-top="0.1388in" fo:padding-left="0in" fo:padding-bottom="0in" fo:padding-right="0in"/>
    </style:style>
    <style:style style:name="P322" style:parent-style-name="Normal" style:family="paragraph">
      <style:paragraph-properties style:line-height-at-least="0.1527in"/>
    </style:style>
    <style:style style:name="T323" style:parent-style-name="span" style:family="text">
      <style:text-properties style:font-name="Noto Sans" style:font-name-asian="Noto Sans" style:font-name-complex="Noto Sans" fo:font-size="8pt" style:font-size-asian="8pt" style:font-size-complex="8pt"/>
    </style:style>
    <style:style style:name="TableCell324" style:family="table-cell">
      <style:table-cell-properties fo:border="none" style:writing-mode="lr-tb" fo:padding-top="0.1388in" fo:padding-left="0in" fo:padding-bottom="0in" fo:padding-right="0in"/>
    </style:style>
    <style:style style:name="P325" style:parent-style-name="Normal" style:family="paragraph">
      <style:paragraph-properties style:line-height-at-least="0.1527in"/>
    </style:style>
    <style:style style:name="TableCell326" style:family="table-cell">
      <style:table-cell-properties fo:border="none" style:writing-mode="lr-tb" fo:padding-top="0.1388in" fo:padding-left="0in" fo:padding-bottom="0in" fo:padding-right="0in"/>
    </style:style>
    <style:style style:name="P327" style:parent-style-name="document_span_paddedline" style:family="paragraph">
      <style:paragraph-properties fo:margin-bottom="0.0416in"/>
    </style:style>
    <style:style style:name="T328" style:parent-style-name="document_span_degree" style:family="text">
      <style:text-properties style:font-name="Noto Sans" style:font-name-asian="Noto Sans" style:font-name-complex="Noto Sans" fo:font-size="9pt" style:font-size-asian="9pt" style:font-size-complex="9pt"/>
    </style:style>
    <style:style style:name="T329" style:parent-style-name="expreducrightcell_span" style:family="text">
      <style:text-properties style:font-name="Noto Sans" style:font-name-asian="Noto Sans" style:font-name-complex="Noto Sans" fo:font-weight="bold" style:font-weight-asian="bold" style:font-weight-complex="bold"/>
    </style:style>
    <style:style style:name="T330" style:parent-style-name="document_span_programline" style:family="text">
      <style:text-properties style:font-name="Noto Sans" style:font-name-asian="Noto Sans" style:font-name-complex="Noto Sans" fo:font-size="9pt" style:font-size-asian="9pt" style:font-size-complex="9pt"/>
    </style:style>
    <style:style style:name="P331" style:parent-style-name="document_span_paddedline" style:family="paragraph">
      <style:paragraph-properties fo:margin-bottom="0.0416in"/>
    </style:style>
    <style:style style:name="T332" style:parent-style-name="document_span_companyname" style:family="text">
      <style:text-properties style:font-name="Noto Sans" style:font-name-asian="Noto Sans" style:font-name-complex="Noto Sans" fo:font-size="9pt" style:font-size-asian="9pt" style:font-size-complex="9pt"/>
    </style:style>
    <style:style style:name="T333" style:parent-style-name="document_singlecolumnCharacter" style:family="text">
      <style:text-properties style:font-name="Noto Sans" style:font-name-asian="Noto Sans" style:font-name-complex="Noto Sans" fo:font-size="9pt" style:font-size-asian="9pt" style:font-size-complex="9pt"/>
    </style:style>
    <style:style style:name="T334" style:parent-style-name="expreducrightcell_span" style:family="text">
      <style:text-properties style:font-name="PMingLiU" style:font-name-asian="PMingLiU" style:font-name-complex="PMingLiU"/>
    </style:style>
    <style:style style:name="T335" style:parent-style-name="expreducrightcell_span" style:family="text">
      <style:text-properties style:font-name="Noto Sans" style:font-name-asian="Noto Sans" style:font-name-complex="Noto Sans"/>
    </style:style>
    <style:style style:name="P336" style:parent-style-name="document_span_paddedline_nth-last-child1" style:family="paragraph">
      <style:paragraph-properties fo:margin-top="0.0694in"/>
    </style:style>
    <style:style style:name="T337" style:parent-style-name="expreducrightcell_span" style:family="text">
      <style:text-properties style:font-name="Noto Sans" style:font-name-asian="Noto Sans" style:font-name-complex="Noto Sans"/>
    </style:style>
    <style:style style:name="P338" style:parent-style-name="Normal" style:family="paragraph">
      <style:text-properties text:display="none"/>
    </style:style>
    <style:style style:name="TableColumn340" style:family="table-column">
      <style:table-column-properties style:column-width="0.6527in" style:use-optimal-column-width="false"/>
    </style:style>
    <style:style style:name="TableColumn341" style:family="table-column">
      <style:table-column-properties style:column-width="0.5694in" style:use-optimal-column-width="false"/>
    </style:style>
    <style:style style:name="TableColumn342" style:family="table-column">
      <style:table-column-properties style:column-width="6.1666in" style:use-optimal-column-width="false"/>
    </style:style>
    <style:style style:name="Table339" style:family="table">
      <style:table-properties style:width="7.3888in" fo:margin-left="0in" table:align="left"/>
    </style:style>
    <style:style style:name="TableRow343" style:family="table-row">
      <style:table-row-properties style:use-optimal-row-height="false"/>
    </style:style>
    <style:style style:name="TableCell344" style:family="table-cell">
      <style:table-cell-properties fo:border="none" style:writing-mode="lr-tb" fo:padding-top="0.1388in" fo:padding-left="0in" fo:padding-bottom="0in" fo:padding-right="0in"/>
    </style:style>
    <style:style style:name="P345" style:parent-style-name="Normal" style:family="paragraph">
      <style:paragraph-properties style:line-height-at-least="0.1527in"/>
    </style:style>
    <style:style style:name="T346" style:parent-style-name="span" style:family="text">
      <style:text-properties style:font-name="Noto Sans" style:font-name-asian="Noto Sans" style:font-name-complex="Noto Sans" fo:font-size="8pt" style:font-size-asian="8pt" style:font-size-complex="8pt"/>
    </style:style>
    <style:style style:name="TableCell347" style:family="table-cell">
      <style:table-cell-properties fo:border="none" style:writing-mode="lr-tb" fo:padding-top="0.1388in" fo:padding-left="0in" fo:padding-bottom="0in" fo:padding-right="0in"/>
    </style:style>
    <style:style style:name="P348" style:parent-style-name="Normal" style:family="paragraph">
      <style:paragraph-properties style:line-height-at-least="0.1527in"/>
    </style:style>
    <style:style style:name="TableCell349" style:family="table-cell">
      <style:table-cell-properties fo:border="none" style:writing-mode="lr-tb" fo:padding-top="0.1388in" fo:padding-left="0in" fo:padding-bottom="0in" fo:padding-right="0in"/>
    </style:style>
    <style:style style:name="P350" style:parent-style-name="document_span_paddedline" style:family="paragraph">
      <style:paragraph-properties fo:margin-bottom="0.0416in"/>
    </style:style>
    <style:style style:name="T351" style:parent-style-name="document_span_degree" style:family="text">
      <style:text-properties style:font-name="Noto Sans" style:font-name-asian="Noto Sans" style:font-name-complex="Noto Sans" fo:font-size="9pt" style:font-size-asian="9pt" style:font-size-complex="9pt"/>
    </style:style>
    <style:style style:name="T352" style:parent-style-name="expreducrightcell_span" style:family="text">
      <style:text-properties style:font-name="Noto Sans" style:font-name-asian="Noto Sans" style:font-name-complex="Noto Sans" fo:font-weight="bold" style:font-weight-asian="bold" style:font-weight-complex="bold"/>
    </style:style>
    <style:style style:name="T353" style:parent-style-name="document_span_programline" style:family="text">
      <style:text-properties style:font-name="Noto Sans" style:font-name-asian="Noto Sans" style:font-name-complex="Noto Sans" fo:font-size="9pt" style:font-size-asian="9pt" style:font-size-complex="9pt"/>
    </style:style>
    <style:style style:name="P354" style:parent-style-name="document_span_paddedline" style:family="paragraph">
      <style:paragraph-properties fo:margin-bottom="0.0416in"/>
    </style:style>
    <style:style style:name="T355" style:parent-style-name="document_span_companyname" style:family="text">
      <style:text-properties style:font-name="Noto Sans" style:font-name-asian="Noto Sans" style:font-name-complex="Noto Sans" fo:font-size="9pt" style:font-size-asian="9pt" style:font-size-complex="9pt"/>
    </style:style>
    <style:style style:name="T356" style:parent-style-name="document_span_companyname" style:family="text">
      <style:text-properties style:font-name="Noto Sans" style:font-name-asian="Noto Sans" style:font-name-complex="Noto Sans" fo:font-size="9pt" style:font-size-asian="9pt" style:font-size-complex="9pt"/>
    </style:style>
    <style:style style:name="T357" style:parent-style-name="document_singlecolumnCharacter" style:family="text">
      <style:text-properties style:font-name="Noto Sans" style:font-name-asian="Noto Sans" style:font-name-complex="Noto Sans" fo:font-size="9pt" style:font-size-asian="9pt" style:font-size-complex="9pt"/>
    </style:style>
    <style:style style:name="T358" style:parent-style-name="expreducrightcell_span" style:family="text">
      <style:text-properties style:font-name="PMingLiU" style:font-name-asian="PMingLiU" style:font-name-complex="PMingLiU"/>
    </style:style>
    <style:style style:name="T359" style:parent-style-name="expreducrightcell_span" style:family="text">
      <style:text-properties style:font-name="Noto Sans" style:font-name-asian="Noto Sans" style:font-name-complex="Noto Sans"/>
    </style:style>
    <style:style style:name="P360" style:parent-style-name="document_span_paddedline_nth-last-child1" style:family="paragraph">
      <style:paragraph-properties fo:margin-top="0.0694in"/>
    </style:style>
    <style:style style:name="T361" style:parent-style-name="expreducrightcell_span" style:family="text">
      <style:text-properties style:font-name="Noto Sans" style:font-name-asian="Noto Sans" style:font-name-complex="Noto Sans"/>
    </style:style>
    <style:style style:name="P362" style:parent-style-name="Normal" style:family="paragraph">
      <style:text-properties text:display="none"/>
    </style:style>
    <style:style style:name="TableColumn364" style:family="table-column">
      <style:table-column-properties style:column-width="0.6527in" style:use-optimal-column-width="false"/>
    </style:style>
    <style:style style:name="TableColumn365" style:family="table-column">
      <style:table-column-properties style:column-width="0.5694in" style:use-optimal-column-width="false"/>
    </style:style>
    <style:style style:name="TableColumn366" style:family="table-column">
      <style:table-column-properties style:column-width="6.1666in" style:use-optimal-column-width="false"/>
    </style:style>
    <style:style style:name="Table363" style:family="table">
      <style:table-properties style:width="7.3888in" fo:margin-left="0in" table:align="left"/>
    </style:style>
    <style:style style:name="TableRow367" style:family="table-row">
      <style:table-row-properties style:use-optimal-row-height="false"/>
    </style:style>
    <style:style style:name="TableCell368" style:family="table-cell">
      <style:table-cell-properties fo:border="none" style:writing-mode="lr-tb" fo:padding-top="0.1388in" fo:padding-left="0in" fo:padding-bottom="0in" fo:padding-right="0in"/>
    </style:style>
    <style:style style:name="P369" style:parent-style-name="Normal" style:family="paragraph">
      <style:paragraph-properties style:line-height-at-least="0.1527in"/>
    </style:style>
    <style:style style:name="T370" style:parent-style-name="span" style:family="text">
      <style:text-properties style:font-name="Noto Sans" style:font-name-asian="Noto Sans" style:font-name-complex="Noto Sans" fo:font-size="8pt" style:font-size-asian="8pt" style:font-size-complex="8pt"/>
    </style:style>
    <style:style style:name="TableCell371" style:family="table-cell">
      <style:table-cell-properties fo:border="none" style:writing-mode="lr-tb" fo:padding-top="0.1388in" fo:padding-left="0in" fo:padding-bottom="0in" fo:padding-right="0in"/>
    </style:style>
    <style:style style:name="P372" style:parent-style-name="Normal" style:family="paragraph">
      <style:paragraph-properties style:line-height-at-least="0.1527in"/>
    </style:style>
    <style:style style:name="TableCell373" style:family="table-cell">
      <style:table-cell-properties fo:border="none" style:writing-mode="lr-tb" fo:padding-top="0.1388in" fo:padding-left="0in" fo:padding-bottom="0in" fo:padding-right="0in"/>
    </style:style>
    <style:style style:name="P374" style:parent-style-name="document_span_paddedline" style:family="paragraph">
      <style:paragraph-properties fo:margin-bottom="0.0416in"/>
    </style:style>
    <style:style style:name="T375" style:parent-style-name="document_span_degree" style:family="text">
      <style:text-properties style:font-name="Noto Sans" style:font-name-asian="Noto Sans" style:font-name-complex="Noto Sans" fo:font-size="9pt" style:font-size-asian="9pt" style:font-size-complex="9pt"/>
    </style:style>
    <style:style style:name="T376" style:parent-style-name="expreducrightcell_span" style:family="text">
      <style:text-properties style:font-name="Noto Sans" style:font-name-asian="Noto Sans" style:font-name-complex="Noto Sans" fo:font-weight="bold" style:font-weight-asian="bold" style:font-weight-complex="bold"/>
    </style:style>
    <style:style style:name="T377" style:parent-style-name="document_span_programline" style:family="text">
      <style:text-properties style:font-name="Noto Sans" style:font-name-asian="Noto Sans" style:font-name-complex="Noto Sans" fo:font-size="9pt" style:font-size-asian="9pt" style:font-size-complex="9pt"/>
    </style:style>
    <style:style style:name="P378" style:parent-style-name="document_span_paddedline" style:family="paragraph">
      <style:paragraph-properties fo:margin-bottom="0.0416in"/>
    </style:style>
    <style:style style:name="T379" style:parent-style-name="expreducrightcell_span" style:family="text">
      <style:text-properties style:font-name="Noto Sans" style:font-name-asian="Noto Sans" style:font-name-complex="Noto Sans"/>
    </style:style>
    <style:style style:name="P380" style:parent-style-name="document_span_paddedline_nth-last-child1" style:family="paragraph">
      <style:paragraph-properties fo:margin-top="0.0694in"/>
    </style:style>
    <style:style style:name="T381" style:parent-style-name="expreducrightcell_span" style:family="text">
      <style:text-properties style:font-name="Noto Sans" style:font-name-asian="Noto Sans" style:font-name-complex="Noto Sans"/>
    </style:style>
    <style:style style:name="P382" style:parent-style-name="Normal" style:family="paragraph">
      <style:text-properties text:display="none"/>
    </style:style>
    <style:style style:name="TableColumn384" style:family="table-column">
      <style:table-column-properties style:column-width="0.6527in" style:use-optimal-column-width="false"/>
    </style:style>
    <style:style style:name="TableColumn385" style:family="table-column">
      <style:table-column-properties style:column-width="0.5694in" style:use-optimal-column-width="false"/>
    </style:style>
    <style:style style:name="TableColumn386" style:family="table-column">
      <style:table-column-properties style:column-width="6.1666in" style:use-optimal-column-width="false"/>
    </style:style>
    <style:style style:name="Table383" style:family="table">
      <style:table-properties style:width="7.3888in" fo:margin-left="0in" table:align="left"/>
    </style:style>
    <style:style style:name="TableRow387" style:family="table-row">
      <style:table-row-properties style:use-optimal-row-height="false"/>
    </style:style>
    <style:style style:name="TableCell388" style:family="table-cell">
      <style:table-cell-properties fo:border="none" style:writing-mode="lr-tb" fo:padding-top="0.1388in" fo:padding-left="0in" fo:padding-bottom="0in" fo:padding-right="0in"/>
    </style:style>
    <style:style style:name="TableCell389" style:family="table-cell">
      <style:table-cell-properties fo:border="none" style:writing-mode="lr-tb" fo:padding-top="0.1388in" fo:padding-left="0in" fo:padding-bottom="0in" fo:padding-right="0in"/>
    </style:style>
    <style:style style:name="P390" style:parent-style-name="expreductable_expreducmidcellParagraph" style:family="paragraph">
      <style:paragraph-properties style:line-height-at-least="0.1527in"/>
    </style:style>
    <style:style style:name="TableCell391" style:family="table-cell">
      <style:table-cell-properties fo:border="none" style:writing-mode="lr-tb" fo:padding-top="0.1388in" fo:padding-left="0in" fo:padding-bottom="0in" fo:padding-right="0in"/>
    </style:style>
    <style:style style:name="P392" style:parent-style-name="document_span_paddedline" style:family="paragraph">
      <style:paragraph-properties fo:margin-bottom="0.0416in"/>
    </style:style>
    <style:style style:name="T393" style:parent-style-name="document_span_degree" style:family="text">
      <style:text-properties style:font-name="Noto Sans" style:font-name-asian="Noto Sans" style:font-name-complex="Noto Sans" fo:font-size="9pt" style:font-size-asian="9pt" style:font-size-complex="9pt"/>
    </style:style>
    <style:style style:name="T394" style:parent-style-name="document_span_degree" style:family="text">
      <style:text-properties style:font-name="Noto Sans" style:font-name-asian="Noto Sans" style:font-name-complex="Noto Sans" fo:font-size="9pt" style:font-size-asian="9pt" style:font-size-complex="9pt"/>
    </style:style>
    <style:style style:name="T395" style:parent-style-name="document_singlecolumnCharacter" style:family="text">
      <style:text-properties style:font-name="Noto Sans" style:font-name-asian="Noto Sans" style:font-name-complex="Noto Sans" fo:font-weight="bold" style:font-weight-asian="bold" style:font-weight-complex="bold" fo:font-size="9pt" style:font-size-asian="9pt" style:font-size-complex="9pt"/>
    </style:style>
    <style:style style:name="P396" style:parent-style-name="document_span_paddedline" style:family="paragraph">
      <style:paragraph-properties fo:margin-bottom="0.0416in"/>
    </style:style>
    <style:style style:name="T397" style:parent-style-name="document_span_companyname" style:family="text">
      <style:text-properties style:font-name="Noto Sans" style:font-name-asian="Noto Sans" style:font-name-complex="Noto Sans" fo:font-size="9pt" style:font-size-asian="9pt" style:font-size-complex="9pt"/>
    </style:style>
    <style:style style:name="T398" style:parent-style-name="document_singlecolumnCharacter" style:family="text">
      <style:text-properties style:font-name="Noto Sans" style:font-name-asian="Noto Sans" style:font-name-complex="Noto Sans" fo:font-size="9pt" style:font-size-asian="9pt" style:font-size-complex="9pt"/>
    </style:style>
    <style:style style:name="T399" style:parent-style-name="expreducrightcell_span" style:family="text">
      <style:text-properties style:font-name="PMingLiU" style:font-name-asian="PMingLiU" style:font-name-complex="PMingLiU"/>
    </style:style>
    <style:style style:name="T400" style:parent-style-name="expreducrightcell_span" style:family="text">
      <style:text-properties style:font-name="Noto Sans" style:font-name-asian="Noto Sans" style:font-name-complex="Noto Sans"/>
    </style:style>
    <style:style style:name="P401" style:parent-style-name="Normal" style:family="paragraph">
      <style:text-properties text:display="none"/>
    </style:style>
    <style:style style:name="TableColumn403" style:family="table-column">
      <style:table-column-properties style:column-width="0.6527in" style:use-optimal-column-width="false"/>
    </style:style>
    <style:style style:name="TableColumn404" style:family="table-column">
      <style:table-column-properties style:column-width="0.5694in" style:use-optimal-column-width="false"/>
    </style:style>
    <style:style style:name="TableColumn405" style:family="table-column">
      <style:table-column-properties style:column-width="6.1666in" style:use-optimal-column-width="false"/>
    </style:style>
    <style:style style:name="Table402" style:family="table">
      <style:table-properties style:width="7.3888in" fo:margin-left="0in" table:align="left"/>
    </style:style>
    <style:style style:name="TableRow406" style:family="table-row">
      <style:table-row-properties style:use-optimal-row-height="false"/>
    </style:style>
    <style:style style:name="TableCell407" style:family="table-cell">
      <style:table-cell-properties fo:border="none" style:writing-mode="lr-tb" fo:padding-top="0.1388in" fo:padding-left="0in" fo:padding-bottom="0in" fo:padding-right="0in"/>
    </style:style>
    <style:style style:name="TableCell408" style:family="table-cell">
      <style:table-cell-properties fo:border="none" style:writing-mode="lr-tb" fo:padding-top="0.1388in" fo:padding-left="0in" fo:padding-bottom="0in" fo:padding-right="0in"/>
    </style:style>
    <style:style style:name="P409" style:parent-style-name="expreductable_expreducmidcellParagraph" style:family="paragraph">
      <style:paragraph-properties style:line-height-at-least="0.1527in"/>
    </style:style>
    <style:style style:name="TableCell410" style:family="table-cell">
      <style:table-cell-properties fo:border="none" style:writing-mode="lr-tb" fo:padding-top="0.1388in" fo:padding-left="0in" fo:padding-bottom="0in" fo:padding-right="0in"/>
    </style:style>
    <style:style style:name="P411" style:parent-style-name="document_span_paddedline" style:family="paragraph">
      <style:paragraph-properties fo:margin-bottom="0.0416in"/>
    </style:style>
    <style:style style:name="T412" style:parent-style-name="document_span_degree" style:family="text">
      <style:text-properties style:font-name="Noto Sans" style:font-name-asian="Noto Sans" style:font-name-complex="Noto Sans" fo:font-size="9pt" style:font-size-asian="9pt" style:font-size-complex="9pt"/>
    </style:style>
    <style:style style:name="T413" style:parent-style-name="document_singlecolumnCharacter" style:family="text">
      <style:text-properties style:font-name="Noto Sans" style:font-name-asian="Noto Sans" style:font-name-complex="Noto Sans" fo:font-weight="bold" style:font-weight-asian="bold" style:font-weight-complex="bold" fo:font-size="9pt" style:font-size-asian="9pt" style:font-size-complex="9pt"/>
    </style:style>
    <style:style style:name="P414" style:parent-style-name="document_span_paddedline" style:family="paragraph">
      <style:paragraph-properties fo:margin-bottom="0.0416in"/>
    </style:style>
    <style:style style:name="T415" style:parent-style-name="document_span_companyname" style:family="text">
      <style:text-properties style:font-name="Noto Sans" style:font-name-asian="Noto Sans" style:font-name-complex="Noto Sans" fo:font-size="9pt" style:font-size-asian="9pt" style:font-size-complex="9pt"/>
    </style:style>
    <style:style style:name="T416" style:parent-style-name="document_singlecolumnCharacter" style:family="text">
      <style:text-properties style:font-name="Noto Sans" style:font-name-asian="Noto Sans" style:font-name-complex="Noto Sans" fo:font-size="9pt" style:font-size-asian="9pt" style:font-size-complex="9pt"/>
    </style:style>
    <style:style style:name="T417" style:parent-style-name="expreducrightcell_span" style:family="text">
      <style:text-properties style:font-name="PMingLiU" style:font-name-asian="PMingLiU" style:font-name-complex="PMingLiU"/>
    </style:style>
    <style:style style:name="T418" style:parent-style-name="expreducrightcell_span" style:family="text">
      <style:text-properties style:font-name="Noto Sans" style:font-name-asian="Noto Sans" style:font-name-complex="Noto Sans"/>
    </style:style>
    <style:style style:name="P419" style:parent-style-name="Normal" style:family="paragraph">
      <style:text-properties text:display="none"/>
    </style:style>
    <style:style style:name="TableColumn421" style:family="table-column">
      <style:table-column-properties style:column-width="0.6527in" style:use-optimal-column-width="false"/>
    </style:style>
    <style:style style:name="TableColumn422" style:family="table-column">
      <style:table-column-properties style:column-width="0.5694in" style:use-optimal-column-width="false"/>
    </style:style>
    <style:style style:name="TableColumn423" style:family="table-column">
      <style:table-column-properties style:column-width="6.1666in" style:use-optimal-column-width="false"/>
    </style:style>
    <style:style style:name="Table420" style:family="table">
      <style:table-properties style:width="7.3888in" fo:margin-left="0in" table:align="left"/>
    </style:style>
    <style:style style:name="TableRow424" style:family="table-row">
      <style:table-row-properties style:use-optimal-row-height="false"/>
    </style:style>
    <style:style style:name="TableCell425" style:family="table-cell">
      <style:table-cell-properties fo:border="none" style:writing-mode="lr-tb" fo:padding-top="0.1388in" fo:padding-left="0in" fo:padding-bottom="0in" fo:padding-right="0in"/>
    </style:style>
    <style:style style:name="P426" style:parent-style-name="Normal" style:family="paragraph">
      <style:paragraph-properties style:line-height-at-least="0.1527in"/>
    </style:style>
    <style:style style:name="T427" style:parent-style-name="span" style:family="text">
      <style:text-properties style:font-name="Noto Sans" style:font-name-asian="Noto Sans" style:font-name-complex="Noto Sans" fo:font-size="8pt" style:font-size-asian="8pt" style:font-size-complex="8pt"/>
    </style:style>
    <style:style style:name="TableCell428" style:family="table-cell">
      <style:table-cell-properties fo:border="none" style:writing-mode="lr-tb" fo:padding-top="0.1388in" fo:padding-left="0in" fo:padding-bottom="0in" fo:padding-right="0in"/>
    </style:style>
    <style:style style:name="P429" style:parent-style-name="Normal" style:family="paragraph">
      <style:paragraph-properties style:line-height-at-least="0.1527in"/>
    </style:style>
    <style:style style:name="TableCell430" style:family="table-cell">
      <style:table-cell-properties fo:border="none" style:writing-mode="lr-tb" fo:padding-top="0.1388in" fo:padding-left="0in" fo:padding-bottom="0in" fo:padding-right="0in"/>
    </style:style>
    <style:style style:name="P431" style:parent-style-name="document_span_paddedline" style:family="paragraph">
      <style:paragraph-properties fo:margin-bottom="0.0416in"/>
    </style:style>
    <style:style style:name="T432" style:parent-style-name="document_span_degree" style:family="text">
      <style:text-properties style:font-name="Noto Sans" style:font-name-asian="Noto Sans" style:font-name-complex="Noto Sans" fo:font-size="9pt" style:font-size-asian="9pt" style:font-size-complex="9pt"/>
    </style:style>
    <style:style style:name="T433" style:parent-style-name="expreducrightcell_span" style:family="text">
      <style:text-properties style:font-name="Noto Sans" style:font-name-asian="Noto Sans" style:font-name-complex="Noto Sans" fo:font-weight="bold" style:font-weight-asian="bold" style:font-weight-complex="bold"/>
    </style:style>
    <style:style style:name="T434" style:parent-style-name="document_span_programline" style:family="text">
      <style:text-properties style:font-name="Noto Sans" style:font-name-asian="Noto Sans" style:font-name-complex="Noto Sans" fo:font-size="9pt" style:font-size-asian="9pt" style:font-size-complex="9pt"/>
    </style:style>
    <style:style style:name="T435" style:parent-style-name="document_span_programline" style:family="text">
      <style:text-properties style:font-name="Noto Sans" style:font-name-asian="Noto Sans" style:font-name-complex="Noto Sans" fo:font-size="9pt" style:font-size-asian="9pt" style:font-size-complex="9pt"/>
    </style:style>
    <style:style style:name="P436" style:parent-style-name="document_span_paddedline" style:family="paragraph">
      <style:paragraph-properties fo:margin-bottom="0.0416in"/>
    </style:style>
    <style:style style:name="T437" style:parent-style-name="document_span_companyname" style:family="text">
      <style:text-properties style:font-name="Noto Sans" style:font-name-asian="Noto Sans" style:font-name-complex="Noto Sans" fo:font-size="9pt" style:font-size-asian="9pt" style:font-size-complex="9pt"/>
    </style:style>
    <style:style style:name="T438" style:parent-style-name="document_singlecolumnCharacter" style:family="text">
      <style:text-properties style:font-name="Noto Sans" style:font-name-asian="Noto Sans" style:font-name-complex="Noto Sans" fo:font-size="9pt" style:font-size-asian="9pt" style:font-size-complex="9pt"/>
    </style:style>
    <style:style style:name="T439" style:parent-style-name="expreducrightcell_span" style:family="text">
      <style:text-properties style:font-name="PMingLiU" style:font-name-asian="PMingLiU" style:font-name-complex="PMingLiU"/>
    </style:style>
    <style:style style:name="T440" style:parent-style-name="expreducrightcell_span" style:family="text">
      <style:text-properties style:font-name="Noto Sans" style:font-name-asian="Noto Sans" style:font-name-complex="Noto Sans"/>
    </style:style>
    <style:style style:name="P441" style:parent-style-name="document_span_paddedline_nth-last-child1" style:family="paragraph">
      <style:paragraph-properties fo:margin-top="0.0694in"/>
    </style:style>
    <style:style style:name="T442" style:parent-style-name="expreducrightcell_span" style:family="text">
      <style:text-properties style:font-name="Noto Sans" style:font-name-asian="Noto Sans" style:font-name-complex="Noto Sans"/>
    </style:style>
    <style:style style:name="P443" style:parent-style-name="Normal" style:family="paragraph">
      <style:text-properties text:display="none"/>
    </style:style>
    <style:style style:name="TableColumn445" style:family="table-column">
      <style:table-column-properties style:column-width="0.6527in" style:use-optimal-column-width="false"/>
    </style:style>
    <style:style style:name="TableColumn446" style:family="table-column">
      <style:table-column-properties style:column-width="0.5694in" style:use-optimal-column-width="false"/>
    </style:style>
    <style:style style:name="TableColumn447" style:family="table-column">
      <style:table-column-properties style:column-width="6.1666in" style:use-optimal-column-width="false"/>
    </style:style>
    <style:style style:name="Table444" style:family="table">
      <style:table-properties style:width="7.3888in" fo:margin-left="0in" table:align="left"/>
    </style:style>
    <style:style style:name="TableRow448" style:family="table-row">
      <style:table-row-properties style:use-optimal-row-height="false"/>
    </style:style>
    <style:style style:name="TableCell449" style:family="table-cell">
      <style:table-cell-properties fo:border="none" style:writing-mode="lr-tb" fo:padding-top="0.1388in" fo:padding-left="0in" fo:padding-bottom="0in" fo:padding-right="0in"/>
    </style:style>
    <style:style style:name="P450" style:parent-style-name="Normal" style:family="paragraph">
      <style:paragraph-properties style:line-height-at-least="0.1527in"/>
    </style:style>
    <style:style style:name="T451" style:parent-style-name="span" style:family="text">
      <style:text-properties style:font-name="Noto Sans" style:font-name-asian="Noto Sans" style:font-name-complex="Noto Sans" fo:font-size="8pt" style:font-size-asian="8pt" style:font-size-complex="8pt"/>
    </style:style>
    <style:style style:name="TableCell452" style:family="table-cell">
      <style:table-cell-properties fo:border="none" style:writing-mode="lr-tb" fo:padding-top="0.1388in" fo:padding-left="0in" fo:padding-bottom="0in" fo:padding-right="0in"/>
    </style:style>
    <style:style style:name="P453" style:parent-style-name="Normal" style:family="paragraph">
      <style:paragraph-properties style:line-height-at-least="0.1527in"/>
    </style:style>
    <style:style style:name="TableCell454" style:family="table-cell">
      <style:table-cell-properties fo:border="none" style:writing-mode="lr-tb" fo:padding-top="0.1388in" fo:padding-left="0in" fo:padding-bottom="0in" fo:padding-right="0in"/>
    </style:style>
    <style:style style:name="P455" style:parent-style-name="document_span_paddedline" style:family="paragraph">
      <style:paragraph-properties fo:margin-bottom="0.0416in"/>
    </style:style>
    <style:style style:name="T456" style:parent-style-name="document_span_degree" style:family="text">
      <style:text-properties style:font-name="Noto Sans" style:font-name-asian="Noto Sans" style:font-name-complex="Noto Sans" fo:font-size="9pt" style:font-size-asian="9pt" style:font-size-complex="9pt"/>
    </style:style>
    <style:style style:name="T457" style:parent-style-name="document_singlecolumnCharacter" style:family="text">
      <style:text-properties style:font-name="Noto Sans" style:font-name-asian="Noto Sans" style:font-name-complex="Noto Sans" fo:font-weight="bold" style:font-weight-asian="bold" style:font-weight-complex="bold" fo:font-size="9pt" style:font-size-asian="9pt" style:font-size-complex="9pt"/>
    </style:style>
    <style:style style:name="P458" style:parent-style-name="document_span_paddedline" style:family="paragraph">
      <style:paragraph-properties fo:margin-bottom="0.0416in"/>
    </style:style>
    <style:style style:name="T459" style:parent-style-name="document_span_companyname" style:family="text">
      <style:text-properties style:font-name="Noto Sans" style:font-name-asian="Noto Sans" style:font-name-complex="Noto Sans" fo:font-size="9pt" style:font-size-asian="9pt" style:font-size-complex="9pt"/>
    </style:style>
    <style:style style:name="T460" style:parent-style-name="document_singlecolumnCharacter" style:family="text">
      <style:text-properties style:font-name="Noto Sans" style:font-name-asian="Noto Sans" style:font-name-complex="Noto Sans" fo:font-size="9pt" style:font-size-asian="9pt" style:font-size-complex="9pt"/>
    </style:style>
    <style:style style:name="T461" style:parent-style-name="expreducrightcell_span" style:family="text">
      <style:text-properties style:font-name="PMingLiU" style:font-name-asian="PMingLiU" style:font-name-complex="PMingLiU"/>
    </style:style>
    <style:style style:name="T462" style:parent-style-name="expreducrightcell_span" style:family="text">
      <style:text-properties style:font-name="Noto Sans" style:font-name-asian="Noto Sans" style:font-name-complex="Noto Sans"/>
    </style:style>
    <style:style style:name="P463" style:parent-style-name="document_span_paddedline_nth-last-child1" style:family="paragraph">
      <style:paragraph-properties fo:margin-top="0.0694in"/>
    </style:style>
    <style:style style:name="T464" style:parent-style-name="expreducrightcell_span" style:family="text">
      <style:text-properties style:font-name="Noto Sans" style:font-name-asian="Noto Sans" style:font-name-complex="Noto Sans"/>
    </style:style>
    <style:style style:name="P465"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TableColumn467" style:family="table-column">
      <style:table-column-properties style:column-width="1.2652in"/>
    </style:style>
    <style:style style:name="Table466" style:family="table">
      <style:table-properties style:width="1.2652in" fo:margin-left="0in" table:align="left"/>
    </style:style>
    <style:style style:name="TableRow468" style:family="table-row">
      <style:table-row-properties/>
    </style:style>
    <style:style style:name="TableCell469" style:family="table-cell">
      <style:table-cell-properties fo:border="0.0069in solid #103F84" fo:background-color="#FFFFFF" style:writing-mode="lr-tb" style:vertical-align="bottom" fo:padding-top="0.0277in" fo:padding-left="0in" fo:padding-bottom="0.0277in" fo:padding-right="0in"/>
    </style:style>
    <style:style style:name="P470" style:parent-style-name="Normal" style:family="paragraph">
      <style:paragraph-properties fo:margin-left="0.0694in" fo:margin-right="0.0694in">
        <style:tab-stops/>
      </style:paragraph-properties>
    </style:style>
    <style:style style:name="T471" style:parent-style-name="document_heading_sectiontitle" style:family="text">
      <style:text-properties style:font-name="Poppins" style:font-name-asian="Poppins" style:font-name-complex="Poppins" fo:color="#103F84" fo:letter-spacing="0.0069in" fo:font-size="11pt" style:font-size-asian="11pt" style:font-size-complex="11pt"/>
    </style:style>
    <style:style style:name="T472" style:parent-style-name="DefaultParagraphFont" style:family="text">
      <style:text-properties fo:language="en" fo:country="IN" style:language-asian="en" style:country-asian="IN"/>
    </style:style>
    <style:style style:name="P473"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P474" style:parent-style-name="document_singlecolumn" style:family="paragraph">
      <style:paragraph-properties fo:margin-left="1.2083in">
        <style:tab-stops/>
      </style:paragraph-properties>
      <style:text-properties style:font-name="Noto Sans" style:font-name-asian="Noto Sans" style:font-name-complex="Noto Sans" fo:font-size="9pt" style:font-size-asian="9pt" style:font-size-complex="9pt"/>
    </style:style>
    <style:style style:name="P475"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TableColumn477" style:family="table-column">
      <style:table-column-properties style:column-width="1.8791in"/>
    </style:style>
    <style:style style:name="Table476" style:family="table">
      <style:table-properties style:width="1.8791in" fo:margin-left="0in" table:align="left"/>
    </style:style>
    <style:style style:name="TableRow478" style:family="table-row">
      <style:table-row-properties/>
    </style:style>
    <style:style style:name="TableCell479" style:family="table-cell">
      <style:table-cell-properties fo:border="0.0069in solid #103F84" fo:background-color="#FFFFFF" style:writing-mode="lr-tb" style:vertical-align="bottom" fo:padding-top="0.0277in" fo:padding-left="0in" fo:padding-bottom="0.0277in" fo:padding-right="0in"/>
    </style:style>
    <style:style style:name="P480" style:parent-style-name="Normal" style:family="paragraph">
      <style:paragraph-properties fo:margin-left="0.0694in" fo:margin-right="0.0694in">
        <style:tab-stops/>
      </style:paragraph-properties>
    </style:style>
    <style:style style:name="T481" style:parent-style-name="document_heading_sectiontitle" style:family="text">
      <style:text-properties style:font-name="Poppins" style:font-name-asian="Poppins" style:font-name-complex="Poppins" fo:color="#103F84" fo:letter-spacing="0.0069in" fo:font-size="11pt" style:font-size-asian="11pt" style:font-size-complex="11pt"/>
    </style:style>
    <style:style style:name="T482" style:parent-style-name="DefaultParagraphFont" style:family="text">
      <style:text-properties fo:language="en" fo:country="IN" style:language-asian="en" style:country-asian="IN"/>
    </style:style>
    <style:style style:name="P483"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P484" style:parent-style-name="document_singlecolumn" style:family="paragraph">
      <style:paragraph-properties fo:margin-left="1.2083in">
        <style:tab-stops/>
      </style:paragraph-properties>
      <style:text-properties style:font-name="Noto Sans" style:font-name-asian="Noto Sans" style:font-name-complex="Noto Sans" fo:font-size="9pt" style:font-size-asian="9pt" style:font-size-complex="9pt"/>
    </style:style>
    <style:style style:name="P485"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TableColumn487" style:family="table-column">
      <style:table-column-properties style:column-width="1.0243in"/>
    </style:style>
    <style:style style:name="Table486" style:family="table">
      <style:table-properties style:width="1.0243in" fo:margin-left="0in" table:align="left"/>
    </style:style>
    <style:style style:name="TableRow488" style:family="table-row">
      <style:table-row-properties/>
    </style:style>
    <style:style style:name="TableCell489" style:family="table-cell">
      <style:table-cell-properties fo:border="0.0069in solid #103F84" fo:background-color="#FFFFFF" style:writing-mode="lr-tb" style:vertical-align="bottom" fo:padding-top="0.0277in" fo:padding-left="0in" fo:padding-bottom="0.0277in" fo:padding-right="0in"/>
    </style:style>
    <style:style style:name="P490" style:parent-style-name="Normal" style:family="paragraph">
      <style:paragraph-properties fo:margin-left="0.0694in" fo:margin-right="0.0694in">
        <style:tab-stops/>
      </style:paragraph-properties>
    </style:style>
    <style:style style:name="T491" style:parent-style-name="document_heading_sectiontitle" style:family="text">
      <style:text-properties style:font-name="Poppins" style:font-name-asian="Poppins" style:font-name-complex="Poppins" fo:color="#103F84" fo:letter-spacing="0.0069in" fo:font-size="11pt" style:font-size-asian="11pt" style:font-size-complex="11pt"/>
    </style:style>
    <style:style style:name="T492" style:parent-style-name="DefaultParagraphFont" style:family="text">
      <style:text-properties fo:language="en" fo:country="IN" style:language-asian="en" style:country-asian="IN"/>
    </style:style>
    <style:style style:name="P493"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P494" style:parent-style-name="document_singlecolumn" style:family="paragraph">
      <style:paragraph-properties fo:margin-left="1.2083in">
        <style:tab-stops/>
      </style:paragraph-properties>
      <style:text-properties style:font-name="Noto Sans" style:font-name-asian="Noto Sans" style:font-name-complex="Noto Sans" fo:font-size="9pt" style:font-size-asian="9pt" style:font-size-complex="9pt"/>
    </style:style>
    <style:style style:name="P495"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TableColumn497" style:family="table-column">
      <style:table-column-properties style:column-width="1.1652in"/>
    </style:style>
    <style:style style:name="Table496" style:family="table">
      <style:table-properties style:width="1.1652in" fo:margin-left="0in" table:align="left"/>
    </style:style>
    <style:style style:name="TableRow498" style:family="table-row">
      <style:table-row-properties/>
    </style:style>
    <style:style style:name="TableCell499" style:family="table-cell">
      <style:table-cell-properties fo:border="0.0069in solid #103F84" fo:background-color="#FFFFFF" style:writing-mode="lr-tb" style:vertical-align="bottom" fo:padding-top="0.0277in" fo:padding-left="0in" fo:padding-bottom="0.0277in" fo:padding-right="0in"/>
    </style:style>
    <style:style style:name="P500" style:parent-style-name="Normal" style:family="paragraph">
      <style:paragraph-properties fo:margin-left="0.0694in" fo:margin-right="0.0694in">
        <style:tab-stops/>
      </style:paragraph-properties>
    </style:style>
    <style:style style:name="T501" style:parent-style-name="document_heading_sectiontitle" style:family="text">
      <style:text-properties style:font-name="Poppins" style:font-name-asian="Poppins" style:font-name-complex="Poppins" fo:color="#103F84" fo:letter-spacing="0.0069in" fo:font-size="11pt" style:font-size-asian="11pt" style:font-size-complex="11pt"/>
    </style:style>
    <style:style style:name="T502" style:parent-style-name="DefaultParagraphFont" style:family="text">
      <style:text-properties fo:language="en" fo:country="IN" style:language-asian="en" style:country-asian="IN"/>
    </style:style>
    <style:style style:name="P503"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P504" style:parent-style-name="document_singlecolumn" style:family="paragraph">
      <style:paragraph-properties fo:margin-left="1.2083in">
        <style:tab-stops/>
      </style:paragraph-properties>
      <style:text-properties style:font-name="Noto Sans" style:font-name-asian="Noto Sans" style:font-name-complex="Noto Sans" fo:font-size="9pt" style:font-size-asian="9pt" style:font-size-complex="9pt"/>
    </style:style>
    <style:style style:name="P505"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TableColumn507" style:family="table-column">
      <style:table-column-properties style:column-width="0.868in"/>
    </style:style>
    <style:style style:name="Table506" style:family="table">
      <style:table-properties style:width="0.868in" fo:margin-left="0in" table:align="left"/>
    </style:style>
    <style:style style:name="TableRow508" style:family="table-row">
      <style:table-row-properties/>
    </style:style>
    <style:style style:name="TableCell509" style:family="table-cell">
      <style:table-cell-properties fo:border="0.0069in solid #103F84" fo:background-color="#FFFFFF" style:writing-mode="lr-tb" style:vertical-align="bottom" fo:padding-top="0.0277in" fo:padding-left="0in" fo:padding-bottom="0.0277in" fo:padding-right="0in"/>
    </style:style>
    <style:style style:name="P510" style:parent-style-name="Normal" style:family="paragraph">
      <style:paragraph-properties fo:margin-left="0.0694in" fo:margin-right="0.0694in">
        <style:tab-stops/>
      </style:paragraph-properties>
    </style:style>
    <style:style style:name="T511" style:parent-style-name="document_heading_sectiontitle" style:family="text">
      <style:text-properties style:font-name="Poppins" style:font-name-asian="Poppins" style:font-name-complex="Poppins" fo:color="#103F84" fo:letter-spacing="0.0069in" fo:font-size="11pt" style:font-size-asian="11pt" style:font-size-complex="11pt"/>
    </style:style>
    <style:style style:name="T512" style:parent-style-name="DefaultParagraphFont" style:family="text">
      <style:text-properties fo:language="en" fo:country="IN" style:language-asian="en" style:country-asian="IN"/>
    </style:style>
    <style:style style:name="P513"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P514" style:parent-style-name="document_singlecolumn" style:family="paragraph">
      <style:paragraph-properties fo:margin-left="1.2083in">
        <style:tab-stops/>
      </style:paragraph-properties>
      <style:text-properties style:font-name="Noto Sans" style:font-name-asian="Noto Sans" style:font-name-complex="Noto Sans" fo:font-size="9pt" style:font-size-asian="9pt" style:font-size-complex="9pt"/>
    </style:style>
    <style:style style:name="P515"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TableColumn517" style:family="table-column">
      <style:table-column-properties style:column-width="1.0645in"/>
    </style:style>
    <style:style style:name="Table516" style:family="table">
      <style:table-properties style:width="1.0645in" fo:margin-left="0in" table:align="left"/>
    </style:style>
    <style:style style:name="TableRow518" style:family="table-row">
      <style:table-row-properties/>
    </style:style>
    <style:style style:name="TableCell519" style:family="table-cell">
      <style:table-cell-properties fo:border="0.0069in solid #103F84" fo:background-color="#FFFFFF" style:writing-mode="lr-tb" style:vertical-align="bottom" fo:padding-top="0.0277in" fo:padding-left="0in" fo:padding-bottom="0.0277in" fo:padding-right="0in"/>
    </style:style>
    <style:style style:name="P520" style:parent-style-name="Normal" style:family="paragraph">
      <style:paragraph-properties fo:margin-left="0.0694in" fo:margin-right="0.0694in">
        <style:tab-stops/>
      </style:paragraph-properties>
    </style:style>
    <style:style style:name="T521" style:parent-style-name="document_heading_sectiontitle" style:family="text">
      <style:text-properties style:font-name="Poppins" style:font-name-asian="Poppins" style:font-name-complex="Poppins" fo:color="#103F84" fo:letter-spacing="0.0069in" fo:font-size="11pt" style:font-size-asian="11pt" style:font-size-complex="11pt"/>
    </style:style>
    <style:style style:name="T522" style:parent-style-name="DefaultParagraphFont" style:family="text">
      <style:text-properties fo:language="en" fo:country="IN" style:language-asian="en" style:country-asian="IN"/>
    </style:style>
    <style:style style:name="P523"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P524" style:parent-style-name="document_singlecolumn" style:family="paragraph">
      <style:paragraph-properties fo:margin-left="1.2083in">
        <style:tab-stops/>
      </style:paragraph-properties>
      <style:text-properties style:font-name="Noto Sans" style:font-name-asian="Noto Sans" style:font-name-complex="Noto Sans" fo:font-size="9pt" style:font-size-asian="9pt" style:font-size-complex="9pt"/>
    </style:style>
    <style:style style:name="P525"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TableColumn527" style:family="table-column">
      <style:table-column-properties style:column-width="1.8673in"/>
    </style:style>
    <style:style style:name="Table526" style:family="table">
      <style:table-properties style:width="1.8673in" fo:margin-left="0in" table:align="left"/>
    </style:style>
    <style:style style:name="TableRow528" style:family="table-row">
      <style:table-row-properties/>
    </style:style>
    <style:style style:name="TableCell529" style:family="table-cell">
      <style:table-cell-properties fo:border="0.0069in solid #103F84" fo:background-color="#FFFFFF" style:writing-mode="lr-tb" style:vertical-align="bottom" fo:padding-top="0.0277in" fo:padding-left="0in" fo:padding-bottom="0.0277in" fo:padding-right="0in"/>
    </style:style>
    <style:style style:name="P530" style:parent-style-name="Normal" style:family="paragraph">
      <style:paragraph-properties fo:margin-left="0.0694in" fo:margin-right="0.0694in">
        <style:tab-stops/>
      </style:paragraph-properties>
    </style:style>
    <style:style style:name="T531" style:parent-style-name="document_heading_sectiontitle" style:family="text">
      <style:text-properties style:font-name="Poppins" style:font-name-asian="Poppins" style:font-name-complex="Poppins" fo:color="#103F84" fo:letter-spacing="0.0069in" fo:font-size="11pt" style:font-size-asian="11pt" style:font-size-complex="11pt"/>
    </style:style>
    <style:style style:name="T532" style:parent-style-name="DefaultParagraphFont" style:family="text">
      <style:text-properties fo:language="en" fo:country="IN" style:language-asian="en" style:country-asian="IN"/>
    </style:style>
    <style:style style:name="P533"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TableColumn535" style:family="table-column">
      <style:table-column-properties style:column-width="0.6527in" style:use-optimal-column-width="false"/>
    </style:style>
    <style:style style:name="TableColumn536" style:family="table-column">
      <style:table-column-properties style:column-width="0.5694in" style:use-optimal-column-width="false"/>
    </style:style>
    <style:style style:name="TableColumn537" style:family="table-column">
      <style:table-column-properties style:column-width="6.1666in" style:use-optimal-column-width="false"/>
    </style:style>
    <style:style style:name="Table534" style:family="table">
      <style:table-properties style:width="7.3888in" fo:margin-left="0in" table:align="left"/>
    </style:style>
    <style:style style:name="TableRow538" style:family="table-row">
      <style:table-row-properties style:use-optimal-row-height="false"/>
    </style:style>
    <style:style style:name="TableCell539" style:family="table-cell">
      <style:table-cell-properties fo:border="none" style:writing-mode="lr-tb" fo:padding-top="0in" fo:padding-left="0in" fo:padding-bottom="0in" fo:padding-right="0in"/>
    </style:style>
    <style:style style:name="P540" style:parent-style-name="div" style:family="paragraph">
      <style:paragraph-properties fo:line-height="0.4722in"/>
    </style:style>
    <style:style style:name="T541" style:parent-style-name="document_dates_wrapper" style:family="text">
      <style:text-properties style:font-name="Noto Sans" style:font-name-asian="Noto Sans" style:font-name-complex="Noto Sans"/>
    </style:style>
    <style:style style:name="P542" style:parent-style-name="Normal" style:family="paragraph">
      <style:paragraph-properties style:line-height-at-least="0.1527in"/>
    </style:style>
    <style:style style:name="T543" style:parent-style-name="span" style:family="text">
      <style:text-properties style:font-name="Noto Sans" style:font-name-asian="Noto Sans" style:font-name-complex="Noto Sans" fo:font-size="8pt" style:font-size-asian="8pt" style:font-size-complex="8pt"/>
    </style:style>
    <style:style style:name="T544" style:parent-style-name="document_dates_wrapper" style:family="text">
      <style:text-properties style:font-name="Noto Sans" style:font-name-asian="Noto Sans" style:font-name-complex="Noto Sans"/>
    </style:style>
    <style:style style:name="T545" style:parent-style-name="span" style:family="text">
      <style:text-properties style:font-name="Noto Sans" style:font-name-asian="Noto Sans" style:font-name-complex="Noto Sans" fo:font-size="8pt" style:font-size-asian="8pt" style:font-size-complex="8pt"/>
    </style:style>
    <style:style style:name="TableCell546" style:family="table-cell">
      <style:table-cell-properties fo:border="none" style:writing-mode="lr-tb" fo:padding-top="0in" fo:padding-left="0in" fo:padding-bottom="0in" fo:padding-right="0in"/>
    </style:style>
    <style:style style:name="P547" style:parent-style-name="Normal" style:family="paragraph">
      <style:paragraph-properties style:line-height-at-least="0.1527in"/>
    </style:style>
    <style:style style:name="TableCell548" style:family="table-cell">
      <style:table-cell-properties fo:border="none" style:writing-mode="lr-tb" fo:padding-top="0in" fo:padding-left="0in" fo:padding-bottom="0in" fo:padding-right="0in"/>
    </style:style>
    <style:style style:name="P549" style:parent-style-name="document_span_paddedline" style:family="paragraph">
      <style:paragraph-properties fo:margin-bottom="0.0694in"/>
    </style:style>
    <style:style style:name="T550" style:parent-style-name="document_span_companyname" style:family="text">
      <style:text-properties style:font-name="Noto Sans" style:font-name-asian="Noto Sans" style:font-name-complex="Noto Sans" fo:font-size="9pt" style:font-size-asian="9pt" style:font-size-complex="9pt"/>
    </style:style>
    <style:style style:name="T551" style:parent-style-name="expreducrightcell_span" style:family="text">
      <style:text-properties style:font-name="Noto Sans" style:font-name-asian="Noto Sans" style:font-name-complex="Noto Sans"/>
    </style:style>
    <style:style style:name="T552" style:parent-style-name="expreducrightcell_span" style:family="text">
      <style:text-properties style:font-name="PMingLiU" style:font-name-asian="PMingLiU" style:font-name-complex="PMingLiU"/>
    </style:style>
    <style:style style:name="T553" style:parent-style-name="expreducrightcell_span" style:family="text">
      <style:text-properties style:font-name="Noto Sans" style:font-name-asian="Noto Sans" style:font-name-complex="Noto Sans"/>
    </style:style>
    <style:style style:name="T554" style:parent-style-name="expreducrightcell_span" style:family="text">
      <style:text-properties style:font-name="Noto Sans" style:font-name-asian="Noto Sans" style:font-name-complex="Noto Sans"/>
    </style:style>
    <style:style style:name="T555" style:parent-style-name="document_span_cdesc" style:family="text">
      <style:text-properties style:font-name="Noto Sans" style:font-name-asian="Noto Sans" style:font-name-complex="Noto Sans" fo:font-size="9pt" style:font-size-asian="9pt" style:font-size-complex="9pt"/>
    </style:style>
    <style:style style:name="P556" style:parent-style-name="document_span_paddedline" style:family="paragraph">
      <style:paragraph-properties fo:margin-bottom="0.0416in"/>
    </style:style>
    <style:style style:name="T557" style:parent-style-name="document_span_jobtitle" style:family="text">
      <style:text-properties style:font-name="Noto Sans" style:font-name-asian="Noto Sans" style:font-name-complex="Noto Sans" fo:font-size="9pt" style:font-size-asian="9pt" style:font-size-complex="9pt"/>
    </style:style>
    <style:style style:name="P558" style:parent-style-name="document_ul_li" style:family="paragraph">
      <style:paragraph-properties fo:margin-top="0.0694in" fo:margin-bottom="0.0694in" fo:margin-left="0.1527in" fo:text-indent="-0.1458in">
        <style:tab-stops/>
      </style:paragraph-properties>
    </style:style>
    <style:style style:name="T559" style:parent-style-name="expreducrightcell_span" style:family="text">
      <style:text-properties style:font-name="Noto Sans" style:font-name-asian="Noto Sans" style:font-name-complex="Noto Sans"/>
    </style:style>
    <style:style style:name="P560" style:parent-style-name="document_ul_li" style:family="paragraph">
      <style:paragraph-properties fo:margin-bottom="0.0694in" fo:margin-left="0.1527in" fo:text-indent="-0.1458in">
        <style:tab-stops/>
      </style:paragraph-properties>
    </style:style>
    <style:style style:name="T561" style:parent-style-name="expreducrightcell_span" style:family="text">
      <style:text-properties style:font-name="Noto Sans" style:font-name-asian="Noto Sans" style:font-name-complex="Noto Sans"/>
    </style:style>
    <style:style style:name="T562" style:parent-style-name="font" style:family="text">
      <style:text-properties style:font-name="Noto Sans" style:font-name-asian="Noto Sans" style:font-name-complex="Noto Sans" fo:color="#0000FF" fo:font-size="9pt" style:font-size-asian="9pt" style:font-size-complex="9pt"/>
    </style:style>
    <style:style style:name="T563" style:parent-style-name="expreducrightcell_span" style:family="text">
      <style:text-properties style:font-name="Noto Sans" style:font-name-asian="Noto Sans" style:font-name-complex="Noto Sans"/>
    </style:style>
    <style:style style:name="T564" style:parent-style-name="font" style:family="text">
      <style:text-properties style:font-name="Noto Sans" style:font-name-asian="Noto Sans" style:font-name-complex="Noto Sans" fo:color="#0000FF" fo:font-size="9pt" style:font-size-asian="9pt" style:font-size-complex="9pt"/>
    </style:style>
    <style:style style:name="P565" style:parent-style-name="document_ul_li" style:family="paragraph">
      <style:paragraph-properties fo:margin-bottom="0.0694in" fo:margin-left="0.1527in" fo:text-indent="-0.1458in">
        <style:tab-stops/>
      </style:paragraph-properties>
    </style:style>
    <style:style style:name="T566" style:parent-style-name="expreducrightcell_span" style:family="text">
      <style:text-properties style:font-name="Noto Sans" style:font-name-asian="Noto Sans" style:font-name-complex="Noto Sans"/>
    </style:style>
    <style:style style:name="P567" style:parent-style-name="document_ul_li" style:family="paragraph">
      <style:paragraph-properties fo:margin-bottom="0.0694in" fo:margin-left="0.1527in" fo:text-indent="-0.1458in">
        <style:tab-stops/>
      </style:paragraph-properties>
    </style:style>
    <style:style style:name="T568" style:parent-style-name="expreducrightcell_span" style:family="text">
      <style:text-properties style:font-name="Noto Sans" style:font-name-asian="Noto Sans" style:font-name-complex="Noto Sans"/>
    </style:style>
    <style:style style:name="P569" style:parent-style-name="document_ul_li" style:family="paragraph">
      <style:paragraph-properties fo:margin-bottom="0.0694in" fo:margin-left="0.1527in" fo:text-indent="-0.1458in">
        <style:tab-stops/>
      </style:paragraph-properties>
    </style:style>
    <style:style style:name="T570" style:parent-style-name="expreducrightcell_span" style:family="text">
      <style:text-properties style:font-name="Noto Sans" style:font-name-asian="Noto Sans" style:font-name-complex="Noto Sans"/>
    </style:style>
    <style:style style:name="P571" style:parent-style-name="document_ul_li" style:family="paragraph">
      <style:paragraph-properties fo:margin-bottom="0.0694in" fo:margin-left="0.1527in" fo:text-indent="-0.1458in">
        <style:tab-stops/>
      </style:paragraph-properties>
    </style:style>
    <style:style style:name="T572" style:parent-style-name="expreducrightcell_span" style:family="text">
      <style:text-properties style:font-name="Noto Sans" style:font-name-asian="Noto Sans" style:font-name-complex="Noto Sans"/>
    </style:style>
    <style:style style:name="P573" style:parent-style-name="document_ul_li" style:family="paragraph">
      <style:paragraph-properties fo:margin-bottom="0.0694in" fo:margin-left="0.1527in" fo:text-indent="-0.1458in">
        <style:tab-stops/>
      </style:paragraph-properties>
    </style:style>
    <style:style style:name="T574" style:parent-style-name="expreducrightcell_span" style:family="text">
      <style:text-properties style:font-name="Noto Sans" style:font-name-asian="Noto Sans" style:font-name-complex="Noto Sans"/>
    </style:style>
    <style:style style:name="P575" style:parent-style-name="document_ul_li" style:family="paragraph">
      <style:paragraph-properties fo:margin-bottom="0.0694in" fo:margin-left="0.1527in" fo:text-indent="-0.1458in">
        <style:tab-stops/>
      </style:paragraph-properties>
    </style:style>
    <style:style style:name="T576" style:parent-style-name="expreducrightcell_span" style:family="text">
      <style:text-properties style:font-name="Noto Sans" style:font-name-asian="Noto Sans" style:font-name-complex="Noto Sans"/>
    </style:style>
    <style:style style:name="P577" style:parent-style-name="document_ul_li" style:family="paragraph">
      <style:paragraph-properties fo:margin-bottom="0.0694in" fo:margin-left="0.1527in" fo:text-indent="-0.1458in">
        <style:tab-stops/>
      </style:paragraph-properties>
    </style:style>
    <style:style style:name="T578" style:parent-style-name="expreducrightcell_span" style:family="text">
      <style:text-properties style:font-name="Noto Sans" style:font-name-asian="Noto Sans" style:font-name-complex="Noto Sans"/>
    </style:style>
    <style:style style:name="P579" style:parent-style-name="document_li_nth-last-child1" style:family="paragraph">
      <style:paragraph-properties fo:margin-bottom="0.0694in" fo:margin-left="0.1527in" fo:text-indent="-0.1458in">
        <style:tab-stops/>
      </style:paragraph-properties>
    </style:style>
    <style:style style:name="T580" style:parent-style-name="expreducrightcell_span" style:family="text">
      <style:text-properties style:font-name="Noto Sans" style:font-name-asian="Noto Sans" style:font-name-complex="Noto Sans"/>
    </style:style>
    <style:style style:name="P581" style:parent-style-name="Normal" style:family="paragraph">
      <style:text-properties text:display="none"/>
    </style:style>
    <style:style style:name="TableColumn583" style:family="table-column">
      <style:table-column-properties style:column-width="0.6527in" style:use-optimal-column-width="false"/>
    </style:style>
    <style:style style:name="TableColumn584" style:family="table-column">
      <style:table-column-properties style:column-width="0.5694in" style:use-optimal-column-width="false"/>
    </style:style>
    <style:style style:name="TableColumn585" style:family="table-column">
      <style:table-column-properties style:column-width="6.1666in" style:use-optimal-column-width="false"/>
    </style:style>
    <style:style style:name="Table582" style:family="table">
      <style:table-properties style:width="7.3888in" fo:margin-left="0in" table:align="left"/>
    </style:style>
    <style:style style:name="TableRow586" style:family="table-row">
      <style:table-row-properties style:use-optimal-row-height="false"/>
    </style:style>
    <style:style style:name="TableCell587" style:family="table-cell">
      <style:table-cell-properties fo:border="none" style:writing-mode="lr-tb" fo:padding-top="0.1388in" fo:padding-left="0in" fo:padding-bottom="0in" fo:padding-right="0in"/>
    </style:style>
    <style:style style:name="P588" style:parent-style-name="div" style:family="paragraph">
      <style:paragraph-properties fo:line-height="0.4722in"/>
    </style:style>
    <style:style style:name="T589" style:parent-style-name="document_dates_wrapper" style:family="text">
      <style:text-properties style:font-name="Noto Sans" style:font-name-asian="Noto Sans" style:font-name-complex="Noto Sans"/>
    </style:style>
    <style:style style:name="P590" style:parent-style-name="Normal" style:family="paragraph">
      <style:paragraph-properties style:line-height-at-least="0.1527in"/>
    </style:style>
    <style:style style:name="T591" style:parent-style-name="span" style:family="text">
      <style:text-properties style:font-name="Noto Sans" style:font-name-asian="Noto Sans" style:font-name-complex="Noto Sans" fo:font-size="8pt" style:font-size-asian="8pt" style:font-size-complex="8pt"/>
    </style:style>
    <style:style style:name="T592" style:parent-style-name="document_dates_wrapper" style:family="text">
      <style:text-properties style:font-name="Noto Sans" style:font-name-asian="Noto Sans" style:font-name-complex="Noto Sans"/>
    </style:style>
    <style:style style:name="T593" style:parent-style-name="span" style:family="text">
      <style:text-properties style:font-name="Noto Sans" style:font-name-asian="Noto Sans" style:font-name-complex="Noto Sans" fo:font-size="8pt" style:font-size-asian="8pt" style:font-size-complex="8pt"/>
    </style:style>
    <style:style style:name="TableCell594" style:family="table-cell">
      <style:table-cell-properties fo:border="none" style:writing-mode="lr-tb" fo:padding-top="0.1388in" fo:padding-left="0in" fo:padding-bottom="0in" fo:padding-right="0in"/>
    </style:style>
    <style:style style:name="P595" style:parent-style-name="Normal" style:family="paragraph">
      <style:paragraph-properties style:line-height-at-least="0.1527in"/>
    </style:style>
    <style:style style:name="TableCell596" style:family="table-cell">
      <style:table-cell-properties fo:border="none" style:writing-mode="lr-tb" fo:padding-top="0.1388in" fo:padding-left="0in" fo:padding-bottom="0in" fo:padding-right="0in"/>
    </style:style>
    <style:style style:name="P597" style:parent-style-name="document_span_paddedline" style:family="paragraph">
      <style:paragraph-properties fo:margin-bottom="0.0694in"/>
    </style:style>
    <style:style style:name="T598" style:parent-style-name="document_span_companyname" style:family="text">
      <style:text-properties style:font-name="Noto Sans" style:font-name-asian="Noto Sans" style:font-name-complex="Noto Sans" fo:font-size="9pt" style:font-size-asian="9pt" style:font-size-complex="9pt"/>
    </style:style>
    <style:style style:name="T599" style:parent-style-name="expreducrightcell_span" style:family="text">
      <style:text-properties style:font-name="Noto Sans" style:font-name-asian="Noto Sans" style:font-name-complex="Noto Sans"/>
    </style:style>
    <style:style style:name="T600" style:parent-style-name="expreducrightcell_span" style:family="text">
      <style:text-properties style:font-name="PMingLiU" style:font-name-asian="PMingLiU" style:font-name-complex="PMingLiU"/>
    </style:style>
    <style:style style:name="T601" style:parent-style-name="expreducrightcell_span" style:family="text">
      <style:text-properties style:font-name="Noto Sans" style:font-name-asian="Noto Sans" style:font-name-complex="Noto Sans"/>
    </style:style>
    <style:style style:name="T602" style:parent-style-name="expreducrightcell_span" style:family="text">
      <style:text-properties style:font-name="Noto Sans" style:font-name-asian="Noto Sans" style:font-name-complex="Noto Sans"/>
    </style:style>
    <style:style style:name="T603" style:parent-style-name="document_span_cdesc" style:family="text">
      <style:text-properties style:font-name="Noto Sans" style:font-name-asian="Noto Sans" style:font-name-complex="Noto Sans" fo:font-size="9pt" style:font-size-asian="9pt" style:font-size-complex="9pt"/>
    </style:style>
    <style:style style:name="P604" style:parent-style-name="document_span_paddedline" style:family="paragraph">
      <style:paragraph-properties fo:margin-bottom="0.0416in"/>
    </style:style>
    <style:style style:name="T605" style:parent-style-name="document_span_jobtitle" style:family="text">
      <style:text-properties style:font-name="Noto Sans" style:font-name-asian="Noto Sans" style:font-name-complex="Noto Sans" fo:font-size="9pt" style:font-size-asian="9pt" style:font-size-complex="9pt"/>
    </style:style>
    <style:style style:name="P606" style:parent-style-name="document_ul_li" style:family="paragraph">
      <style:paragraph-properties fo:margin-top="0.0694in" fo:margin-bottom="0.0694in" fo:margin-left="0.1527in" fo:text-indent="-0.1458in">
        <style:tab-stops/>
      </style:paragraph-properties>
    </style:style>
    <style:style style:name="T607" style:parent-style-name="expreducrightcell_span" style:family="text">
      <style:text-properties style:font-name="Noto Sans" style:font-name-asian="Noto Sans" style:font-name-complex="Noto Sans"/>
    </style:style>
    <style:style style:name="P608" style:parent-style-name="document_ul_li" style:family="paragraph">
      <style:paragraph-properties fo:margin-bottom="0.0694in" fo:margin-left="0.1527in" fo:text-indent="-0.1458in">
        <style:tab-stops/>
      </style:paragraph-properties>
    </style:style>
    <style:style style:name="T609" style:parent-style-name="expreducrightcell_span" style:family="text">
      <style:text-properties style:font-name="Noto Sans" style:font-name-asian="Noto Sans" style:font-name-complex="Noto Sans"/>
    </style:style>
    <style:style style:name="T610" style:parent-style-name="font" style:family="text">
      <style:text-properties style:font-name="Noto Sans" style:font-name-asian="Noto Sans" style:font-name-complex="Noto Sans" fo:color="#0000FF" fo:font-size="9pt" style:font-size-asian="9pt" style:font-size-complex="9pt"/>
    </style:style>
    <style:style style:name="T611" style:parent-style-name="expreducrightcell_span" style:family="text">
      <style:text-properties style:font-name="Noto Sans" style:font-name-asian="Noto Sans" style:font-name-complex="Noto Sans"/>
    </style:style>
    <style:style style:name="T612" style:parent-style-name="font" style:family="text">
      <style:text-properties style:font-name="Noto Sans" style:font-name-asian="Noto Sans" style:font-name-complex="Noto Sans" fo:color="#0000FF" fo:font-size="9pt" style:font-size-asian="9pt" style:font-size-complex="9pt"/>
    </style:style>
    <style:style style:name="P613" style:parent-style-name="document_ul_li" style:family="paragraph">
      <style:paragraph-properties fo:margin-bottom="0.0694in" fo:margin-left="0.1527in" fo:text-indent="-0.1458in">
        <style:tab-stops/>
      </style:paragraph-properties>
    </style:style>
    <style:style style:name="T614" style:parent-style-name="expreducrightcell_span" style:family="text">
      <style:text-properties style:font-name="Noto Sans" style:font-name-asian="Noto Sans" style:font-name-complex="Noto Sans"/>
    </style:style>
    <style:style style:name="P615" style:parent-style-name="document_ul_li" style:family="paragraph">
      <style:paragraph-properties fo:margin-bottom="0.0694in" fo:margin-left="0.1527in" fo:text-indent="-0.1458in">
        <style:tab-stops/>
      </style:paragraph-properties>
    </style:style>
    <style:style style:name="T616" style:parent-style-name="expreducrightcell_span" style:family="text">
      <style:text-properties style:font-name="Noto Sans" style:font-name-asian="Noto Sans" style:font-name-complex="Noto Sans"/>
    </style:style>
    <style:style style:name="P617" style:parent-style-name="document_ul_li" style:family="paragraph">
      <style:paragraph-properties fo:margin-bottom="0.0694in" fo:margin-left="0.1527in" fo:text-indent="-0.1458in">
        <style:tab-stops/>
      </style:paragraph-properties>
    </style:style>
    <style:style style:name="T618" style:parent-style-name="expreducrightcell_span" style:family="text">
      <style:text-properties style:font-name="Noto Sans" style:font-name-asian="Noto Sans" style:font-name-complex="Noto Sans"/>
    </style:style>
    <style:style style:name="P619" style:parent-style-name="document_ul_li" style:family="paragraph">
      <style:paragraph-properties fo:margin-bottom="0.0694in" fo:margin-left="0.1527in" fo:text-indent="-0.1458in">
        <style:tab-stops/>
      </style:paragraph-properties>
    </style:style>
    <style:style style:name="T620" style:parent-style-name="expreducrightcell_span" style:family="text">
      <style:text-properties style:font-name="Noto Sans" style:font-name-asian="Noto Sans" style:font-name-complex="Noto Sans"/>
    </style:style>
    <style:style style:name="P621" style:parent-style-name="document_ul_li" style:family="paragraph">
      <style:paragraph-properties fo:margin-bottom="0.0694in" fo:margin-left="0.1527in" fo:text-indent="-0.1458in">
        <style:tab-stops/>
      </style:paragraph-properties>
    </style:style>
    <style:style style:name="T622" style:parent-style-name="expreducrightcell_span" style:family="text">
      <style:text-properties style:font-name="Noto Sans" style:font-name-asian="Noto Sans" style:font-name-complex="Noto Sans"/>
    </style:style>
    <style:style style:name="P623" style:parent-style-name="document_ul_li" style:family="paragraph">
      <style:paragraph-properties fo:margin-bottom="0.0694in" fo:margin-left="0.1527in" fo:text-indent="-0.1458in">
        <style:tab-stops/>
      </style:paragraph-properties>
    </style:style>
    <style:style style:name="T624" style:parent-style-name="expreducrightcell_span" style:family="text">
      <style:text-properties style:font-name="Noto Sans" style:font-name-asian="Noto Sans" style:font-name-complex="Noto Sans"/>
    </style:style>
    <style:style style:name="P625" style:parent-style-name="document_ul_li" style:family="paragraph">
      <style:paragraph-properties fo:margin-bottom="0.0694in" fo:margin-left="0.1527in" fo:text-indent="-0.1458in">
        <style:tab-stops/>
      </style:paragraph-properties>
    </style:style>
    <style:style style:name="T626" style:parent-style-name="expreducrightcell_span" style:family="text">
      <style:text-properties style:font-name="Noto Sans" style:font-name-asian="Noto Sans" style:font-name-complex="Noto Sans"/>
    </style:style>
    <style:style style:name="P627" style:parent-style-name="document_li_nth-last-child1" style:family="paragraph">
      <style:paragraph-properties fo:margin-bottom="0.0694in" fo:margin-left="0.1527in" fo:text-indent="-0.1458in">
        <style:tab-stops/>
      </style:paragraph-properties>
    </style:style>
    <style:style style:name="T628" style:parent-style-name="expreducrightcell_span" style:family="text">
      <style:text-properties style:font-name="Noto Sans" style:font-name-asian="Noto Sans" style:font-name-complex="Noto Sans"/>
    </style:style>
    <style:style style:name="P629"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TableColumn631" style:family="table-column">
      <style:table-column-properties style:column-width="1.0645in"/>
    </style:style>
    <style:style style:name="Table630" style:family="table">
      <style:table-properties style:width="1.0645in" fo:margin-left="0in" table:align="left"/>
    </style:style>
    <style:style style:name="TableRow632" style:family="table-row">
      <style:table-row-properties/>
    </style:style>
    <style:style style:name="TableCell633" style:family="table-cell">
      <style:table-cell-properties fo:border="0.0069in solid #103F84" fo:background-color="#FFFFFF" style:writing-mode="lr-tb" style:vertical-align="bottom" fo:padding-top="0.0277in" fo:padding-left="0in" fo:padding-bottom="0.0277in" fo:padding-right="0in"/>
    </style:style>
    <style:style style:name="P634" style:parent-style-name="Normal" style:family="paragraph">
      <style:paragraph-properties fo:margin-left="0.0694in" fo:margin-right="0.0694in">
        <style:tab-stops/>
      </style:paragraph-properties>
    </style:style>
    <style:style style:name="T635" style:parent-style-name="document_heading_sectiontitle" style:family="text">
      <style:text-properties style:font-name="Poppins" style:font-name-asian="Poppins" style:font-name-complex="Poppins" fo:color="#103F84" fo:letter-spacing="0.0069in" fo:font-size="11pt" style:font-size-asian="11pt" style:font-size-complex="11pt"/>
    </style:style>
    <style:style style:name="T636" style:parent-style-name="DefaultParagraphFont" style:family="text">
      <style:text-properties fo:language="en" fo:country="IN" style:language-asian="en" style:country-asian="IN"/>
    </style:style>
    <style:style style:name="P637"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TableColumn639" style:family="table-column">
      <style:table-column-properties style:column-width="2.9861in" style:use-optimal-column-width="false"/>
    </style:style>
    <style:style style:name="TableColumn640" style:family="table-column">
      <style:table-column-properties style:column-width="0.2083in" style:use-optimal-column-width="false"/>
    </style:style>
    <style:style style:name="TableColumn641" style:family="table-column">
      <style:table-column-properties style:column-width="2.9861in" style:use-optimal-column-width="false"/>
    </style:style>
    <style:style style:name="Table638" style:family="table">
      <style:table-properties style:width="6.1805in" fo:margin-left="1.2083in" table:align="left"/>
    </style:style>
    <style:style style:name="TableRow642" style:family="table-row">
      <style:table-row-properties style:use-optimal-row-height="false"/>
    </style:style>
    <style:style style:name="TableCell643" style:family="table-cell">
      <style:table-cell-properties fo:border="none" style:writing-mode="lr-tb" fo:padding-top="0.0694in" fo:padding-left="0in" fo:padding-bottom="0in" fo:padding-right="0in"/>
    </style:style>
    <style:style style:name="T644" style:parent-style-name="document_langSec_infobarsec_paragraph_any" style:family="text">
      <style:text-properties style:font-name="Noto Sans" style:font-name-asian="Noto Sans" style:font-name-complex="Noto Sans" fo:font-weight="bold" style:font-weight-asian="bold" style:font-weight-complex="bold"/>
    </style:style>
    <style:style style:name="T645" style:parent-style-name="document_langSec_infobarsec_paragraph_any" style:family="text">
      <style:text-properties style:font-name="Noto Sans" style:font-name-asian="Noto Sans" style:font-name-complex="Noto Sans"/>
    </style:style>
    <style:style style:name="TableRow646" style:family="table-row">
      <style:table-row-properties style:use-optimal-row-height="false"/>
    </style:style>
    <style:style style:name="TableCell647" style:family="table-cell">
      <style:table-cell-properties fo:border="none" style:writing-mode="lr-tb" fo:padding-top="0.0694in" fo:padding-left="0in" fo:padding-bottom="0in" fo:padding-right="0in"/>
    </style:style>
    <style:style style:name="P648" style:parent-style-name="document_langSec_infobarsec_paragraph_anyParagraph" style:family="paragraph">
      <style:paragraph-properties>
        <style:tab-stops>
          <style:tab-stop style:type="right" style:position="2.9722in"/>
        </style:tab-stops>
      </style:paragraph-properties>
    </style:style>
    <style:style style:name="T649" style:parent-style-name="document_langSec_infobarsec_paragraph_any" style:family="text">
      <style:text-properties style:font-name="Noto Sans" style:font-name-asian="Noto Sans" style:font-name-complex="Noto Sans" fo:font-weight="bold" style:font-weight-asian="bold" style:font-weight-complex="bold"/>
    </style:style>
    <style:style style:name="T650" style:parent-style-name="document_langSec_infobarsec_paragraph_any" style:family="text">
      <style:text-properties style:font-name="Noto Sans" style:font-name-asian="Noto Sans" style:font-name-complex="Noto Sans"/>
    </style:style>
    <style:style style:name="T651" style:parent-style-name="document_langSec_infobarsec_paragraph_any" style:family="text">
      <style:text-properties style:font-name="Noto Sans" style:font-name-asian="Noto Sans" style:font-name-complex="Noto Sans"/>
    </style:style>
    <style:style style:name="P652" style:parent-style-name="document_langSec_infobarsec_paragraph_anyParagraph" style:family="paragraph">
      <style:paragraph-properties fo:margin-top="0.0486in" fo:line-height="0.0972in"/>
    </style:style>
    <style:style style:name="T653" style:parent-style-name="document_langSec_infobarsec_paragraph_any" style:family="text">
      <style:text-properties style:font-name="Noto Sans" style:font-name-asian="Noto Sans" style:font-name-complex="Noto Sans" fo:language="en" fo:country="IN" style:language-asian="en" style:country-asian="IN"/>
    </style:style>
    <style:style style:name="P654" style:parent-style-name="Normal" style:family="paragraph">
      <style:paragraph-properties fo:line-height="0.1458in"/>
    </style:style>
    <style:style style:name="T655" style:parent-style-name="document_langSec_infobarsec_paragraph_any" style:family="text">
      <style:text-properties style:font-name="Noto Sans" style:font-name-asian="Noto Sans" style:font-name-complex="Noto Sans"/>
    </style:style>
    <style:style style:name="TableCell656" style:family="table-cell">
      <style:table-cell-properties fo:border="none" style:writing-mode="lr-tb" fo:padding-top="0.0694in" fo:padding-left="0in" fo:padding-bottom="0in" fo:padding-right="0in"/>
    </style:style>
    <style:style style:name="TableCell657" style:family="table-cell">
      <style:table-cell-properties fo:border="none" style:writing-mode="lr-tb" fo:padding-top="0.0694in" fo:padding-left="0in" fo:padding-bottom="0in" fo:padding-right="0in"/>
    </style:style>
    <style:style style:name="P658" style:parent-style-name="document_langSec_infobarsec_paragraph_anyParagraph" style:family="paragraph">
      <style:paragraph-properties>
        <style:tab-stops>
          <style:tab-stop style:type="right" style:position="2.9722in"/>
        </style:tab-stops>
      </style:paragraph-properties>
    </style:style>
    <style:style style:name="T659" style:parent-style-name="document_langSec_infobarsec_paragraph_any" style:family="text">
      <style:text-properties style:font-name="Noto Sans" style:font-name-asian="Noto Sans" style:font-name-complex="Noto Sans" fo:font-weight="bold" style:font-weight-asian="bold" style:font-weight-complex="bold"/>
    </style:style>
    <style:style style:name="T660" style:parent-style-name="document_langSec_infobarsec_paragraph_any" style:family="text">
      <style:text-properties style:font-name="Noto Sans" style:font-name-asian="Noto Sans" style:font-name-complex="Noto Sans"/>
    </style:style>
    <style:style style:name="T661" style:parent-style-name="document_langSec_infobarsec_paragraph_any" style:family="text">
      <style:text-properties style:font-name="Noto Sans" style:font-name-asian="Noto Sans" style:font-name-complex="Noto Sans"/>
    </style:style>
    <style:style style:name="P662" style:parent-style-name="document_langSec_infobarsec_paragraph_anyParagraph" style:family="paragraph">
      <style:paragraph-properties fo:margin-top="0.0486in" fo:line-height="0.0972in"/>
    </style:style>
    <style:style style:name="T663" style:parent-style-name="document_langSec_infobarsec_paragraph_any" style:family="text">
      <style:text-properties style:font-name="Noto Sans" style:font-name-asian="Noto Sans" style:font-name-complex="Noto Sans" fo:language="en" fo:country="IN" style:language-asian="en" style:country-asian="IN"/>
    </style:style>
    <style:style style:name="P664" style:parent-style-name="Normal" style:family="paragraph">
      <style:paragraph-properties fo:line-height="0.1458in"/>
    </style:style>
    <style:style style:name="T665" style:parent-style-name="document_langSec_infobarsec_paragraph_any" style:family="text">
      <style:text-properties style:font-name="Noto Sans" style:font-name-asian="Noto Sans" style:font-name-complex="Noto Sans"/>
    </style:style>
    <style:style style:name="TableRow666" style:family="table-row">
      <style:table-row-properties style:use-optimal-row-height="false"/>
    </style:style>
    <style:style style:name="TableCell667" style:family="table-cell">
      <style:table-cell-properties fo:border="none" style:writing-mode="lr-tb" fo:padding-top="0.0694in" fo:padding-left="0in" fo:padding-bottom="0in" fo:padding-right="0in"/>
    </style:style>
    <style:style style:name="P668" style:parent-style-name="document_langSec_infobarsec_paragraph_anyParagraph" style:family="paragraph">
      <style:paragraph-properties>
        <style:tab-stops>
          <style:tab-stop style:type="right" style:position="2.9722in"/>
        </style:tab-stops>
      </style:paragraph-properties>
    </style:style>
    <style:style style:name="T669" style:parent-style-name="document_langSec_infobarsec_paragraph_any" style:family="text">
      <style:text-properties style:font-name="Noto Sans" style:font-name-asian="Noto Sans" style:font-name-complex="Noto Sans" fo:font-weight="bold" style:font-weight-asian="bold" style:font-weight-complex="bold"/>
    </style:style>
    <style:style style:name="T670" style:parent-style-name="document_langSec_infobarsec_paragraph_any" style:family="text">
      <style:text-properties style:font-name="Noto Sans" style:font-name-asian="Noto Sans" style:font-name-complex="Noto Sans"/>
    </style:style>
    <style:style style:name="T671" style:parent-style-name="document_langSec_infobarsec_paragraph_any" style:family="text">
      <style:text-properties style:font-name="Noto Sans" style:font-name-asian="Noto Sans" style:font-name-complex="Noto Sans"/>
    </style:style>
    <style:style style:name="P672" style:parent-style-name="document_langSec_infobarsec_paragraph_anyParagraph" style:family="paragraph">
      <style:paragraph-properties fo:margin-top="0.0486in" fo:line-height="0.0972in"/>
    </style:style>
    <style:style style:name="T673" style:parent-style-name="document_langSec_infobarsec_paragraph_any" style:family="text">
      <style:text-properties style:font-name="Noto Sans" style:font-name-asian="Noto Sans" style:font-name-complex="Noto Sans" fo:language="en" fo:country="IN" style:language-asian="en" style:country-asian="IN"/>
    </style:style>
    <style:style style:name="P674" style:parent-style-name="Normal" style:family="paragraph">
      <style:paragraph-properties fo:line-height="0.1458in"/>
    </style:style>
    <style:style style:name="T675" style:parent-style-name="document_langSec_infobarsec_paragraph_any" style:family="text">
      <style:text-properties style:font-name="Noto Sans" style:font-name-asian="Noto Sans" style:font-name-complex="Noto Sans"/>
    </style:style>
    <style:style style:name="TableCell676" style:family="table-cell">
      <style:table-cell-properties fo:border="none" style:writing-mode="lr-tb" fo:padding-top="0.0694in" fo:padding-left="0in" fo:padding-bottom="0in" fo:padding-right="0in"/>
    </style:style>
    <style:style style:name="TableCell677" style:family="table-cell">
      <style:table-cell-properties fo:border="none" style:writing-mode="lr-tb" fo:padding-top="0.0694in" fo:padding-left="0in" fo:padding-bottom="0in" fo:padding-right="0in"/>
    </style:style>
    <style:style style:name="P678" style:parent-style-name="document_langSec_infobarsec_paragraph_anyParagraph" style:family="paragraph">
      <style:paragraph-properties>
        <style:tab-stops>
          <style:tab-stop style:type="right" style:position="2.9722in"/>
        </style:tab-stops>
      </style:paragraph-properties>
    </style:style>
    <style:style style:name="T679" style:parent-style-name="document_langSec_infobarsec_paragraph_any" style:family="text">
      <style:text-properties style:font-name="Noto Sans" style:font-name-asian="Noto Sans" style:font-name-complex="Noto Sans" fo:font-weight="bold" style:font-weight-asian="bold" style:font-weight-complex="bold"/>
    </style:style>
    <style:style style:name="T680" style:parent-style-name="document_langSec_infobarsec_paragraph_any" style:family="text">
      <style:text-properties style:font-name="Noto Sans" style:font-name-asian="Noto Sans" style:font-name-complex="Noto Sans"/>
    </style:style>
    <style:style style:name="T681" style:parent-style-name="document_langSec_infobarsec_paragraph_any" style:family="text">
      <style:text-properties style:font-name="Noto Sans" style:font-name-asian="Noto Sans" style:font-name-complex="Noto Sans"/>
    </style:style>
    <style:style style:name="P682" style:parent-style-name="document_langSec_infobarsec_paragraph_anyParagraph" style:family="paragraph">
      <style:paragraph-properties fo:margin-top="0.0486in" fo:line-height="0.0972in"/>
    </style:style>
    <style:style style:name="T683" style:parent-style-name="document_langSec_infobarsec_paragraph_any" style:family="text">
      <style:text-properties style:font-name="Noto Sans" style:font-name-asian="Noto Sans" style:font-name-complex="Noto Sans" fo:language="en" fo:country="IN" style:language-asian="en" style:country-asian="IN"/>
    </style:style>
    <style:style style:name="P684" style:parent-style-name="Normal" style:family="paragraph">
      <style:paragraph-properties fo:line-height="0.1458in"/>
    </style:style>
    <style:style style:name="T685" style:parent-style-name="document_langSec_infobarsec_paragraph_any" style:family="text">
      <style:text-properties style:font-name="Noto Sans" style:font-name-asian="Noto Sans" style:font-name-complex="Noto Sans"/>
    </style:style>
    <style:style style:name="TableRow686" style:family="table-row">
      <style:table-row-properties style:use-optimal-row-height="false"/>
    </style:style>
    <style:style style:name="TableCell687" style:family="table-cell">
      <style:table-cell-properties fo:border="none" style:writing-mode="lr-tb" fo:padding-top="0.0694in" fo:padding-left="0in" fo:padding-bottom="0in" fo:padding-right="0in"/>
    </style:style>
    <style:style style:name="P688" style:parent-style-name="document_langSec_infobarsec_paragraph_anyParagraph" style:family="paragraph">
      <style:paragraph-properties>
        <style:tab-stops>
          <style:tab-stop style:type="right" style:position="2.9722in"/>
        </style:tab-stops>
      </style:paragraph-properties>
    </style:style>
    <style:style style:name="T689" style:parent-style-name="document_langSec_infobarsec_paragraph_any" style:family="text">
      <style:text-properties style:font-name="Noto Sans" style:font-name-asian="Noto Sans" style:font-name-complex="Noto Sans" fo:font-weight="bold" style:font-weight-asian="bold" style:font-weight-complex="bold"/>
    </style:style>
    <style:style style:name="T690" style:parent-style-name="document_langSec_infobarsec_paragraph_any" style:family="text">
      <style:text-properties style:font-name="Noto Sans" style:font-name-asian="Noto Sans" style:font-name-complex="Noto Sans"/>
    </style:style>
    <style:style style:name="T691" style:parent-style-name="document_langSec_infobarsec_paragraph_any" style:family="text">
      <style:text-properties style:font-name="Noto Sans" style:font-name-asian="Noto Sans" style:font-name-complex="Noto Sans"/>
    </style:style>
    <style:style style:name="P692" style:parent-style-name="document_langSec_infobarsec_paragraph_anyParagraph" style:family="paragraph">
      <style:paragraph-properties fo:margin-top="0.0486in" fo:line-height="0.0972in"/>
    </style:style>
    <style:style style:name="T693" style:parent-style-name="document_langSec_infobarsec_paragraph_any" style:family="text">
      <style:text-properties style:font-name="Noto Sans" style:font-name-asian="Noto Sans" style:font-name-complex="Noto Sans" fo:language="en" fo:country="IN" style:language-asian="en" style:country-asian="IN"/>
    </style:style>
    <style:style style:name="P694" style:parent-style-name="Normal" style:family="paragraph">
      <style:paragraph-properties fo:line-height="0.1458in"/>
    </style:style>
    <style:style style:name="T695" style:parent-style-name="document_langSec_infobarsec_paragraph_any" style:family="text">
      <style:text-properties style:font-name="Noto Sans" style:font-name-asian="Noto Sans" style:font-name-complex="Noto Sans"/>
    </style:style>
    <style:style style:name="TableCell696" style:family="table-cell">
      <style:table-cell-properties fo:border="none" style:writing-mode="lr-tb" fo:padding-top="0.0694in" fo:padding-left="0in" fo:padding-bottom="0in" fo:padding-right="0in"/>
    </style:style>
    <style:style style:name="TableCell697" style:family="table-cell">
      <style:table-cell-properties fo:border="none" style:writing-mode="lr-tb" fo:padding-top="0.0694in" fo:padding-left="0in" fo:padding-bottom="0in" fo:padding-right="0in"/>
    </style:style>
    <style:style style:name="P698" style:parent-style-name="document_langSec_infobarsec_paragraph_anyParagraph" style:family="paragraph">
      <style:paragraph-properties>
        <style:tab-stops>
          <style:tab-stop style:type="right" style:position="2.9722in"/>
        </style:tab-stops>
      </style:paragraph-properties>
    </style:style>
    <style:style style:name="T699" style:parent-style-name="document_langSec_infobarsec_paragraph_any" style:family="text">
      <style:text-properties style:font-name="Noto Sans" style:font-name-asian="Noto Sans" style:font-name-complex="Noto Sans" fo:font-weight="bold" style:font-weight-asian="bold" style:font-weight-complex="bold"/>
    </style:style>
    <style:style style:name="T700" style:parent-style-name="document_langSec_infobarsec_paragraph_any" style:family="text">
      <style:text-properties style:font-name="Noto Sans" style:font-name-asian="Noto Sans" style:font-name-complex="Noto Sans"/>
    </style:style>
    <style:style style:name="T701" style:parent-style-name="document_langSec_infobarsec_paragraph_any" style:family="text">
      <style:text-properties style:font-name="Noto Sans" style:font-name-asian="Noto Sans" style:font-name-complex="Noto Sans"/>
    </style:style>
    <style:style style:name="P702" style:parent-style-name="document_langSec_infobarsec_paragraph_anyParagraph" style:family="paragraph">
      <style:paragraph-properties fo:margin-top="0.0486in" fo:line-height="0.0972in"/>
    </style:style>
    <style:style style:name="T703" style:parent-style-name="document_langSec_infobarsec_paragraph_any" style:family="text">
      <style:text-properties style:font-name="Noto Sans" style:font-name-asian="Noto Sans" style:font-name-complex="Noto Sans" fo:language="en" fo:country="IN" style:language-asian="en" style:country-asian="IN"/>
    </style:style>
    <style:style style:name="P704" style:parent-style-name="Normal" style:family="paragraph">
      <style:paragraph-properties fo:line-height="0.1458in"/>
    </style:style>
    <style:style style:name="T705" style:parent-style-name="document_langSec_infobarsec_paragraph_any" style:family="text">
      <style:text-properties style:font-name="Noto Sans" style:font-name-asian="Noto Sans" style:font-name-complex="Noto Sans"/>
    </style:style>
    <style:style style:name="P706"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TableColumn708" style:family="table-column">
      <style:table-column-properties style:column-width="0.5555in"/>
    </style:style>
    <style:style style:name="Table707" style:family="table">
      <style:table-properties style:width="0.5555in" fo:margin-left="0in" table:align="left"/>
    </style:style>
    <style:style style:name="TableRow709" style:family="table-row">
      <style:table-row-properties/>
    </style:style>
    <style:style style:name="TableCell710" style:family="table-cell">
      <style:table-cell-properties fo:border="0.0069in solid #103F84" fo:background-color="#FFFFFF" style:writing-mode="lr-tb" style:vertical-align="bottom" fo:padding-top="0.0277in" fo:padding-left="0in" fo:padding-bottom="0.0277in" fo:padding-right="0in"/>
    </style:style>
    <style:style style:name="P711" style:parent-style-name="Normal" style:family="paragraph">
      <style:paragraph-properties fo:margin-left="0.0694in" fo:margin-right="0.0694in">
        <style:tab-stops/>
      </style:paragraph-properties>
    </style:style>
    <style:style style:name="T712" style:parent-style-name="document_heading_sectiontitle" style:family="text">
      <style:text-properties style:font-name="Poppins" style:font-name-asian="Poppins" style:font-name-complex="Poppins" fo:color="#103F84" fo:letter-spacing="0.0069in" fo:font-size="11pt" style:font-size-asian="11pt" style:font-size-complex="11pt"/>
    </style:style>
    <style:style style:name="T713" style:parent-style-name="DefaultParagraphFont" style:family="text">
      <style:text-properties fo:language="en" fo:country="IN" style:language-asian="en" style:country-asian="IN"/>
    </style:style>
    <style:style style:name="P714"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TableColumn716" style:family="table-column">
      <style:table-column-properties style:column-width="2.9861in" style:use-optimal-column-width="false"/>
    </style:style>
    <style:style style:name="TableColumn717" style:family="table-column">
      <style:table-column-properties style:column-width="0.2083in" style:use-optimal-column-width="false"/>
    </style:style>
    <style:style style:name="TableColumn718" style:family="table-column">
      <style:table-column-properties style:column-width="2.9861in" style:use-optimal-column-width="false"/>
    </style:style>
    <style:style style:name="Table715" style:family="table">
      <style:table-properties style:width="6.1805in" fo:margin-left="1.2083in" table:align="left"/>
    </style:style>
    <style:style style:name="TableRow719" style:family="table-row">
      <style:table-row-properties style:use-optimal-row-height="false"/>
    </style:style>
    <style:style style:name="TableCell720" style:family="table-cell">
      <style:table-cell-properties fo:border="none" style:writing-mode="lr-tb" fo:padding-top="0in" fo:padding-left="0in" fo:padding-bottom="0.0694in" fo:padding-right="0in"/>
    </style:style>
    <style:style style:name="P721" style:parent-style-name="document_infoSec_paragraph_any" style:family="paragraph">
      <style:paragraph-properties>
        <style:tab-stops>
          <style:tab-stop style:type="right" style:position="2.9722in"/>
        </style:tab-stops>
      </style:paragraph-properties>
    </style:style>
    <style:style style:name="T722" style:parent-style-name="document_infoSec_paragraph_anyCharacter" style:family="text">
      <style:text-properties style:font-name="Noto Sans" style:font-name-asian="Noto Sans" style:font-name-complex="Noto Sans" fo:font-weight="bold" style:font-weight-asian="bold" style:font-weight-complex="bold"/>
    </style:style>
    <style:style style:name="T723" style:parent-style-name="document_infoSec_paragraph_anyCharacter" style:family="text">
      <style:text-properties style:font-name="Noto Sans" style:font-name-asian="Noto Sans" style:font-name-complex="Noto Sans"/>
    </style:style>
    <style:style style:name="T724" style:parent-style-name="document_firstparagraph_paragraphCharacter" style:family="text">
      <style:text-properties style:font-name="Noto Sans" style:font-name-asian="Noto Sans" style:font-name-complex="Noto Sans"/>
    </style:style>
    <style:style style:name="T725" style:parent-style-name="document_infoSec_paragraph_anyCharacter" style:family="text">
      <style:text-properties style:font-name="Noto Sans" style:font-name-asian="Noto Sans" style:font-name-complex="Noto Sans"/>
    </style:style>
    <style:style style:name="P726" style:parent-style-name="document_infoSec_paragraph_any" style:family="paragraph">
      <style:paragraph-properties fo:margin-top="0.0486in" fo:line-height="0.0972in"/>
    </style:style>
    <style:style style:name="T727" style:parent-style-name="document_firstparagraph_paragraphCharacter" style:family="text">
      <style:text-properties style:font-name="Noto Sans" style:font-name-asian="Noto Sans" style:font-name-complex="Noto Sans" fo:language="en" fo:country="IN" style:language-asian="en" style:country-asian="IN"/>
    </style:style>
    <style:style style:name="P728" style:parent-style-name="document_infoSec_paragraph_any" style:family="paragraph">
      <style:paragraph-properties fo:margin-bottom="0.0277in" fo:line-height="0.1458in"/>
    </style:style>
    <style:style style:name="T729" style:parent-style-name="document_infoSec_paragraph_anyCharacter" style:family="text">
      <style:text-properties style:font-name="Noto Sans" style:font-name-asian="Noto Sans" style:font-name-complex="Noto Sans"/>
    </style:style>
    <style:style style:name="TableCell730" style:family="table-cell">
      <style:table-cell-properties fo:border="none" style:writing-mode="lr-tb" fo:padding-top="0in" fo:padding-left="0in" fo:padding-bottom="0.0694in" fo:padding-right="0in"/>
    </style:style>
    <style:style style:name="TableCell731" style:family="table-cell">
      <style:table-cell-properties fo:border="none" style:writing-mode="lr-tb" fo:padding-top="0in" fo:padding-left="0in" fo:padding-bottom="0.0694in" fo:padding-right="0in"/>
    </style:style>
    <style:style style:name="P732" style:parent-style-name="document_infoSec_paragraph_any" style:family="paragraph">
      <style:paragraph-properties>
        <style:tab-stops>
          <style:tab-stop style:type="right" style:position="2.9722in"/>
        </style:tab-stops>
      </style:paragraph-properties>
    </style:style>
    <style:style style:name="T733" style:parent-style-name="document_infoSec_paragraph_anyCharacter" style:family="text">
      <style:text-properties style:font-name="Noto Sans" style:font-name-asian="Noto Sans" style:font-name-complex="Noto Sans" fo:font-weight="bold" style:font-weight-asian="bold" style:font-weight-complex="bold"/>
    </style:style>
    <style:style style:name="T734" style:parent-style-name="document_infoSec_paragraph_anyCharacter" style:family="text">
      <style:text-properties style:font-name="Noto Sans" style:font-name-asian="Noto Sans" style:font-name-complex="Noto Sans"/>
    </style:style>
    <style:style style:name="T735" style:parent-style-name="document_infoSec_paragraph_anyCharacter" style:family="text">
      <style:text-properties style:font-name="Noto Sans" style:font-name-asian="Noto Sans" style:font-name-complex="Noto Sans"/>
    </style:style>
    <style:style style:name="T736" style:parent-style-name="document_infoSec_paragraph_anyCharacter" style:family="text">
      <style:text-properties style:font-name="Noto Sans" style:font-name-asian="Noto Sans" style:font-name-complex="Noto Sans"/>
    </style:style>
    <style:style style:name="P737" style:parent-style-name="document_infoSec_paragraph_any" style:family="paragraph">
      <style:paragraph-properties fo:margin-top="0.0486in" fo:line-height="0.0972in"/>
    </style:style>
    <style:style style:name="T738" style:parent-style-name="document_infoSec_paragraph_anyCharacter" style:family="text">
      <style:text-properties style:font-name="Noto Sans" style:font-name-asian="Noto Sans" style:font-name-complex="Noto Sans" fo:language="en" fo:country="IN" style:language-asian="en" style:country-asian="IN"/>
    </style:style>
    <style:style style:name="P739" style:parent-style-name="document_infoSec_paragraph_any" style:family="paragraph">
      <style:paragraph-properties fo:margin-bottom="0.0277in" fo:line-height="0.1458in"/>
    </style:style>
    <style:style style:name="T740" style:parent-style-name="document_infoSec_paragraph_anyCharacter" style:family="text">
      <style:text-properties style:font-name="Noto Sans" style:font-name-asian="Noto Sans" style:font-name-complex="Noto Sans"/>
    </style:style>
    <style:style style:name="TableRow741" style:family="table-row">
      <style:table-row-properties style:use-optimal-row-height="false"/>
    </style:style>
    <style:style style:name="TableCell742" style:family="table-cell">
      <style:table-cell-properties fo:border="none" style:writing-mode="lr-tb" fo:padding-top="0in" fo:padding-left="0in" fo:padding-bottom="0.0694in" fo:padding-right="0in"/>
    </style:style>
    <style:style style:name="P743" style:parent-style-name="document_infoSec_paragraph_any" style:family="paragraph">
      <style:paragraph-properties>
        <style:tab-stops>
          <style:tab-stop style:type="right" style:position="2.9722in"/>
        </style:tab-stops>
      </style:paragraph-properties>
    </style:style>
    <style:style style:name="T744" style:parent-style-name="document_infoSec_paragraph_anyCharacter" style:family="text">
      <style:text-properties style:font-name="Noto Sans" style:font-name-asian="Noto Sans" style:font-name-complex="Noto Sans" fo:font-weight="bold" style:font-weight-asian="bold" style:font-weight-complex="bold"/>
    </style:style>
    <style:style style:name="T745" style:parent-style-name="document_infoSec_paragraph_anyCharacter" style:family="text">
      <style:text-properties style:font-name="Noto Sans" style:font-name-asian="Noto Sans" style:font-name-complex="Noto Sans"/>
    </style:style>
    <style:style style:name="T746" style:parent-style-name="document_infoSec_paragraph_anyCharacter" style:family="text">
      <style:text-properties style:font-name="Noto Sans" style:font-name-asian="Noto Sans" style:font-name-complex="Noto Sans"/>
    </style:style>
    <style:style style:name="T747" style:parent-style-name="document_infoSec_paragraph_anyCharacter" style:family="text">
      <style:text-properties style:font-name="Noto Sans" style:font-name-asian="Noto Sans" style:font-name-complex="Noto Sans"/>
    </style:style>
    <style:style style:name="P748" style:parent-style-name="document_infoSec_paragraph_any" style:family="paragraph">
      <style:paragraph-properties fo:margin-top="0.0486in" fo:line-height="0.0972in"/>
    </style:style>
    <style:style style:name="T749" style:parent-style-name="document_infoSec_paragraph_anyCharacter" style:family="text">
      <style:text-properties style:font-name="Noto Sans" style:font-name-asian="Noto Sans" style:font-name-complex="Noto Sans" fo:language="en" fo:country="IN" style:language-asian="en" style:country-asian="IN"/>
    </style:style>
    <style:style style:name="P750" style:parent-style-name="document_infoSec_paragraph_any" style:family="paragraph">
      <style:paragraph-properties fo:margin-bottom="0.0277in" fo:line-height="0.1458in"/>
    </style:style>
    <style:style style:name="T751" style:parent-style-name="document_infoSec_paragraph_anyCharacter" style:family="text">
      <style:text-properties style:font-name="Noto Sans" style:font-name-asian="Noto Sans" style:font-name-complex="Noto Sans"/>
    </style:style>
    <style:style style:name="TableCell752" style:family="table-cell">
      <style:table-cell-properties fo:border="none" style:writing-mode="lr-tb" fo:padding-top="0in" fo:padding-left="0in" fo:padding-bottom="0.0694in" fo:padding-right="0in"/>
    </style:style>
    <style:style style:name="TableCell753" style:family="table-cell">
      <style:table-cell-properties fo:border="none" style:writing-mode="lr-tb" fo:padding-top="0in" fo:padding-left="0in" fo:padding-bottom="0.0694in" fo:padding-right="0in"/>
    </style:style>
    <style:style style:name="P754" style:parent-style-name="document_infoSec_paragraph_any" style:family="paragraph">
      <style:paragraph-properties>
        <style:tab-stops>
          <style:tab-stop style:type="right" style:position="2.9722in"/>
        </style:tab-stops>
      </style:paragraph-properties>
    </style:style>
    <style:style style:name="T755" style:parent-style-name="document_infoSec_paragraph_anyCharacter" style:family="text">
      <style:text-properties style:font-name="Noto Sans" style:font-name-asian="Noto Sans" style:font-name-complex="Noto Sans" fo:font-weight="bold" style:font-weight-asian="bold" style:font-weight-complex="bold"/>
    </style:style>
    <style:style style:name="T756" style:parent-style-name="document_infoSec_paragraph_anyCharacter" style:family="text">
      <style:text-properties style:font-name="Noto Sans" style:font-name-asian="Noto Sans" style:font-name-complex="Noto Sans"/>
    </style:style>
    <style:style style:name="T757" style:parent-style-name="document_infoSec_paragraph_anyCharacter" style:family="text">
      <style:text-properties style:font-name="Noto Sans" style:font-name-asian="Noto Sans" style:font-name-complex="Noto Sans"/>
    </style:style>
    <style:style style:name="T758" style:parent-style-name="document_infoSec_paragraph_anyCharacter" style:family="text">
      <style:text-properties style:font-name="Noto Sans" style:font-name-asian="Noto Sans" style:font-name-complex="Noto Sans"/>
    </style:style>
    <style:style style:name="P759" style:parent-style-name="document_infoSec_paragraph_any" style:family="paragraph">
      <style:paragraph-properties fo:margin-top="0.0486in" fo:line-height="0.0972in"/>
    </style:style>
    <style:style style:name="T760" style:parent-style-name="document_infoSec_paragraph_anyCharacter" style:family="text">
      <style:text-properties style:font-name="Noto Sans" style:font-name-asian="Noto Sans" style:font-name-complex="Noto Sans" fo:language="en" fo:country="IN" style:language-asian="en" style:country-asian="IN"/>
    </style:style>
    <style:style style:name="P761" style:parent-style-name="document_infoSec_paragraph_any" style:family="paragraph">
      <style:paragraph-properties fo:margin-bottom="0.0277in" fo:line-height="0.1458in"/>
    </style:style>
    <style:style style:name="T762" style:parent-style-name="document_infoSec_paragraph_anyCharacter" style:family="text">
      <style:text-properties style:font-name="Noto Sans" style:font-name-asian="Noto Sans" style:font-name-complex="Noto Sans"/>
    </style:style>
    <style:style style:name="TableRow763" style:family="table-row">
      <style:table-row-properties style:use-optimal-row-height="false"/>
    </style:style>
    <style:style style:name="TableCell764" style:family="table-cell">
      <style:table-cell-properties fo:border="none" style:writing-mode="lr-tb" fo:padding-top="0in" fo:padding-left="0in" fo:padding-bottom="0.0694in" fo:padding-right="0in"/>
    </style:style>
    <style:style style:name="T765" style:parent-style-name="document_infoSec_paragraph_anyCharacter" style:family="text">
      <style:text-properties style:font-name="Noto Sans" style:font-name-asian="Noto Sans" style:font-name-complex="Noto Sans" fo:font-weight="bold" style:font-weight-asian="bold" style:font-weight-complex="bold"/>
    </style:style>
    <style:style style:name="T766" style:parent-style-name="document_infoSec_paragraph_anyCharacter" style:family="text">
      <style:text-properties style:font-name="Noto Sans" style:font-name-asian="Noto Sans" style:font-name-complex="Noto Sans"/>
    </style:style>
    <style:style style:name="P767" style:parent-style-name="document_infoSec_paragraph_any" style:family="paragraph">
      <style:paragraph-properties fo:margin-top="0.0486in" fo:line-height="0.0972in"/>
    </style:style>
    <style:style style:name="T768" style:parent-style-name="document_infoSec_paragraph_anyCharacter" style:family="text">
      <style:text-properties style:font-name="Noto Sans" style:font-name-asian="Noto Sans" style:font-name-complex="Noto Sans" fo:language="en" fo:country="IN" style:language-asian="en" style:country-asian="IN"/>
    </style:style>
    <style:style style:name="P769" style:parent-style-name="document_infoSec_paragraph_any" style:family="paragraph">
      <style:paragraph-properties fo:margin-bottom="0.0277in" fo:line-height="0.1458in"/>
    </style:style>
    <style:style style:name="T770" style:parent-style-name="document_infoSec_paragraph_anyCharacter" style:family="text">
      <style:text-properties style:font-name="Noto Sans" style:font-name-asian="Noto Sans" style:font-name-complex="Noto Sans"/>
    </style:style>
    <style:style style:name="TableCell771" style:family="table-cell">
      <style:table-cell-properties fo:border="none" style:writing-mode="lr-tb" fo:padding-top="0in" fo:padding-left="0in" fo:padding-bottom="0.0694in" fo:padding-right="0in"/>
    </style:style>
    <style:style style:name="TableCell772" style:family="table-cell">
      <style:table-cell-properties fo:border="none" style:writing-mode="lr-tb" fo:padding-top="0in" fo:padding-left="0in" fo:padding-bottom="0.0694in" fo:padding-right="0in"/>
    </style:style>
    <style:style style:name="T773" style:parent-style-name="document_infoSec_paragraph_anyCharacter" style:family="text">
      <style:text-properties style:font-name="Noto Sans" style:font-name-asian="Noto Sans" style:font-name-complex="Noto Sans" fo:font-weight="bold" style:font-weight-asian="bold" style:font-weight-complex="bold"/>
    </style:style>
    <style:style style:name="T774" style:parent-style-name="document_infoSec_paragraph_anyCharacter" style:family="text">
      <style:text-properties style:font-name="Noto Sans" style:font-name-asian="Noto Sans" style:font-name-complex="Noto Sans"/>
    </style:style>
    <style:style style:name="P775" style:parent-style-name="document_infoSec_paragraph_any" style:family="paragraph">
      <style:paragraph-properties fo:margin-top="0.0486in" fo:line-height="0.0972in"/>
    </style:style>
    <style:style style:name="T776" style:parent-style-name="document_infoSec_paragraph_anyCharacter" style:family="text">
      <style:text-properties style:font-name="Noto Sans" style:font-name-asian="Noto Sans" style:font-name-complex="Noto Sans" fo:language="en" fo:country="IN" style:language-asian="en" style:country-asian="IN"/>
    </style:style>
    <style:style style:name="P777" style:parent-style-name="document_infoSec_paragraph_any" style:family="paragraph">
      <style:paragraph-properties fo:margin-bottom="0.0277in" fo:line-height="0.1458in"/>
    </style:style>
    <style:style style:name="T778" style:parent-style-name="document_infoSec_paragraph_anyCharacter" style:family="text">
      <style:text-properties style:font-name="Noto Sans" style:font-name-asian="Noto Sans" style:font-name-complex="Noto Sans"/>
    </style:style>
    <style:style style:name="P779"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TableColumn781" style:family="table-column">
      <style:table-column-properties style:column-width="2.0131in"/>
    </style:style>
    <style:style style:name="Table780" style:family="table">
      <style:table-properties style:width="2.0131in" fo:margin-left="0in" table:align="left"/>
    </style:style>
    <style:style style:name="TableRow782" style:family="table-row">
      <style:table-row-properties/>
    </style:style>
    <style:style style:name="TableCell783" style:family="table-cell">
      <style:table-cell-properties fo:border="0.0069in solid #103F84" fo:background-color="#FFFFFF" style:writing-mode="lr-tb" style:vertical-align="bottom" fo:padding-top="0.0277in" fo:padding-left="0in" fo:padding-bottom="0.0277in" fo:padding-right="0in"/>
    </style:style>
    <style:style style:name="P784" style:parent-style-name="Normal" style:family="paragraph">
      <style:paragraph-properties fo:margin-left="0.0694in" fo:margin-right="0.0694in">
        <style:tab-stops/>
      </style:paragraph-properties>
    </style:style>
    <style:style style:name="T785" style:parent-style-name="document_heading_sectiontitle" style:family="text">
      <style:text-properties style:font-name="Poppins" style:font-name-asian="Poppins" style:font-name-complex="Poppins" fo:color="#103F84" fo:letter-spacing="0.0069in" fo:font-size="11pt" style:font-size-asian="11pt" style:font-size-complex="11pt"/>
    </style:style>
    <style:style style:name="T786" style:parent-style-name="DefaultParagraphFont" style:family="text">
      <style:text-properties fo:language="en" fo:country="IN" style:language-asian="en" style:country-asian="IN"/>
    </style:style>
    <style:style style:name="P787"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P788" style:parent-style-name="document_li_nth-last-child1" style:family="paragraph">
      <style:paragraph-properties fo:margin-bottom="0.0694in" fo:margin-left="1.3611in" fo:text-indent="-0.127in">
        <style:tab-stops/>
      </style:paragraph-properties>
      <style:text-properties style:font-name="Noto Sans" style:font-name-asian="Noto Sans" style:font-name-complex="Noto Sans" fo:font-size="9pt" style:font-size-asian="9pt" style:font-size-complex="9pt"/>
    </style:style>
    <style:style style:name="P789" style:parent-style-name="div" style:family="paragraph">
      <style:paragraph-properties fo:line-height="0.1388in"/>
      <style:text-properties style:font-name="Noto Sans" style:font-name-asian="Noto Sans" style:font-name-complex="Noto Sans" fo:font-size="9pt" style:font-size-asian="9pt" style:font-size-complex="9pt"/>
    </style:style>
    <style:style style:name="P790" style:parent-style-name="Normal" style:family="paragraph">
      <style:paragraph-properties fo:line-height="0.0097in"/>
    </style:style>
    <style:style style:name="T791" style:parent-style-name="DefaultParagraphFont" style:family="text">
      <style:text-properties fo:color="#FFFFFF" fo:font-size="1pt" style:font-size-asian="1pt"/>
    </style:style>
    <style:style style:family="graphic" style:name="a20">
      <style:graphic-properties style:wrap="run-through" style:run-through="background" draw:fill="none" draw:stroke="solid" svg:stroke-width="0.00694in" svg:stroke-color="#103f84" svg:stroke-opacity="100%" draw:stroke-linejoin="round" style:horizontal-rel="paragraph" style:vertical-rel="paragraph" style:horizontal-pos="from-left" style:vertical-pos="from-top"/>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graphic-properties style:wrap="run-through" style:run-through="background" draw:fill="none" draw:stroke="solid" svg:stroke-width="0.00694in" svg:stroke-color="#103f84" svg:stroke-opacity="100%" draw:stroke-linejoin="round" style:horizontal-rel="paragraph" style:vertical-rel="paragraph" style:horizontal-pos="from-left" style:vertical-pos="from-top"/>
    </style:style>
    <style:style style:family="graphic" style:name="a10">
      <style:graphic-properties style:wrap="run-through" style:run-through="background" draw:fill="none" draw:stroke="solid" svg:stroke-width="0.00694in" svg:stroke-color="#103f84" svg:stroke-opacity="100%" draw:stroke-linejoin="round" style:horizontal-rel="paragraph" style:vertical-rel="paragraph" style:horizontal-pos="from-left" style:vertical-pos="from-top"/>
    </style:style>
    <style:style style:family="graphic" style:name="a11">
      <style:graphic-properties style:wrap="run-through" style:run-through="background" draw:fill="none" draw:stroke="solid" svg:stroke-width="0.00694in" svg:stroke-color="#103f84" svg:stroke-opacity="100%" draw:stroke-linejoin="round" style:horizontal-rel="paragraph" style:vertical-rel="paragraph" style:horizontal-pos="from-left" style:vertical-pos="from-top"/>
    </style:style>
    <style:style style:family="graphic" style:name="a12">
      <style:graphic-properties style:wrap="run-through" style:run-through="background" draw:fill="none" draw:stroke="solid" svg:stroke-width="0.00694in" svg:stroke-color="#103f84" svg:stroke-opacity="100%" draw:stroke-linejoin="round" style:horizontal-rel="paragraph" style:vertical-rel="paragraph" style:horizontal-pos="from-left" style:vertical-pos="from-top"/>
    </style:style>
    <style:style style:family="graphic" style:name="a13">
      <style:graphic-properties style:wrap="run-through" style:run-through="background" draw:fill="none" draw:stroke="solid" svg:stroke-width="0.00694in" svg:stroke-color="#103f84" svg:stroke-opacity="100%" draw:stroke-linejoin="round" style:horizontal-rel="paragraph" style:vertical-rel="paragraph" style:horizontal-pos="from-left" style:vertical-pos="from-top"/>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19" style:parent-style-name="Graphics">
      <style:graphic-properties fo:border="none" fo:background-color="transparent"/>
    </style:style>
    <style:style style:family="graphic" style:name="a0">
      <style:graphic-properties style:wrap="run-through" style:run-through="background" draw:fill="none" draw:stroke="solid" svg:stroke-width="0.00694in" svg:stroke-color="#103f84" svg:stroke-opacity="100%" draw:stroke-linejoin="round" style:horizontal-rel="paragraph" style:vertical-rel="paragraph" style:horizontal-pos="from-left" style:vertical-pos="from-top"/>
    </style:style>
    <style:style style:family="graphic" style:name="a1">
      <style:graphic-properties style:wrap="run-through" style:run-through="background" draw:fill="none" draw:stroke="solid" svg:stroke-width="0.00694in" svg:stroke-color="#103f84" svg:stroke-opacity="100%" draw:stroke-linejoin="round" style:horizontal-rel="paragraph" style:vertical-rel="paragraph" style:horizontal-pos="from-left" style:vertical-pos="from-top"/>
    </style:style>
    <style:style style:family="graphic" style:name="a2">
      <style:graphic-properties style:wrap="run-through" style:run-through="background" draw:fill="none" draw:stroke="solid" svg:stroke-width="0.00694in" svg:stroke-color="#103f84" svg:stroke-opacity="100%" draw:stroke-linejoin="round" style:horizontal-rel="paragraph" style:vertical-rel="paragraph" style:horizontal-pos="from-left" style:vertical-pos="from-top"/>
    </style:style>
    <style:style style:family="graphic" style:name="a3">
      <style:graphic-properties style:wrap="run-through" style:run-through="background" draw:fill="none" draw:stroke="solid" svg:stroke-width="0.00694in" svg:stroke-color="#103f84" svg:stroke-opacity="100%" draw:stroke-linejoin="round" style:horizontal-rel="paragraph" style:vertical-rel="paragraph" style:horizontal-pos="from-left" style:vertical-pos="from-top"/>
    </style:style>
    <style:style style:family="graphic" style:name="a4">
      <style:graphic-properties style:wrap="run-through" style:run-through="background" draw:fill="none" draw:stroke="solid" svg:stroke-width="0.00694in" svg:stroke-color="#103f84" svg:stroke-opacity="100%" draw:stroke-linejoin="round" style:horizontal-rel="paragraph" style:vertical-rel="paragraph" style:horizontal-pos="from-left" style:vertical-pos="from-top"/>
    </style:style>
    <style:style style:family="graphic" style:name="a5">
      <style:graphic-properties style:wrap="run-through" style:run-through="background" draw:fill="none" draw:stroke="solid" svg:stroke-width="0.00694in" svg:stroke-color="#103f84" svg:stroke-opacity="100%" draw:stroke-linejoin="round" style:horizontal-rel="paragraph" style:vertical-rel="paragraph" style:horizontal-pos="from-left" style:vertical-pos="from-top"/>
    </style:style>
    <style:style style:family="graphic" style:name="a6">
      <style:graphic-properties style:wrap="run-through" style:run-through="background" draw:fill="none" draw:stroke="solid" svg:stroke-width="0.00694in" svg:stroke-color="#103f84" svg:stroke-opacity="100%" draw:stroke-linejoin="round" style:horizontal-rel="paragraph" style:vertical-rel="paragraph" style:horizontal-pos="from-left" style:vertical-pos="from-top"/>
    </style:style>
    <style:style style:family="graphic" style:name="a7">
      <style:graphic-properties style:wrap="run-through" style:run-through="background" draw:fill="none" draw:stroke="solid" svg:stroke-width="0.00694in" svg:stroke-color="#103f84" svg:stroke-opacity="100%" draw:stroke-linejoin="round" style:horizontal-rel="paragraph" style:vertical-rel="paragraph" style:horizontal-pos="from-left" style:vertical-pos="from-top"/>
    </style:style>
    <style:style style:family="graphic" style:name="a8">
      <style:graphic-properties style:wrap="run-through" style:run-through="background" draw:fill="none" draw:stroke="solid" svg:stroke-width="0.00694in" svg:stroke-color="#103f84" svg:stroke-opacity="100%" draw:stroke-linejoin="round" style:horizontal-rel="paragraph" style:vertical-rel="paragraph" style:horizontal-pos="from-left" style:vertical-pos="from-top"/>
    </style:style>
    <style:style style:family="graphic" style:name="a9">
      <style:graphic-properties style:wrap="run-through" style:run-through="background" draw:fill="none" draw:stroke="solid" svg:stroke-width="0.00694in" svg:stroke-color="#103f84" svg:stroke-opacity="100%" draw:stroke-linejoin="round"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document_initial-name_span">C|J</text:span></text:p>
          </table:table-cell>
          <table:table-cell table:style-name="TableCell7">
            <table:table table:style-name="Table8">
              <table:table-columns>
                <table:table-column table:style-name="TableColumn9"/>
                <table:table-column table:style-name="TableColumn10"/>
                <table:table-column table:style-name="TableColumn11"/>
              </table:table-columns>
              <table:table-row table:style-name="TableRow12">
                <table:table-cell table:style-name="TableCell13">
                  <text:p text:style-name="Normal"><text:span text:style-name="T14">Christina</text:span><text:span text:style-name="T15"><text:s/></text:span><text:span text:style-name="T16">Johnson</text:span></text:p>
                </table:table-cell>
                <table:table-cell table:style-name="TableCell17">
                  <text:p text:style-name="Normal"/>
                </table:table-cell>
                <table:table-cell table:style-name="TableCell18">
                  <text:p text:style-name="Normal"><text:span text:style-name="T19">Software Engineer</text:span></text:p>
                </table:table-cell>
              </table:table-row>
            </table:table>
            <text:p text:style-name="P20"><text:span text:style-name="T21">24 Armor Lane, North Easton, MA 02356 | 781-669-5989 | cjohnsonrn@live.com | http://www.christinajohnson.com/</text:span></text:p>
          </table:table-cell>
        </table:table-row>
      </table:table>
      <text:p text:style-name="P22"> </text:p>
      <text:p text:style-name="P23"/>
      <table:table table:style-name="Table24">
        <table:table-columns>
          <table:table-column table:style-name="TableColumn25"/>
        </table:table-columns>
        <table:table-row table:style-name="TableRow26">
          <table:table-cell table:style-name="TableCell27">
            <text:p text:style-name="P28"><text:span text:style-name="T29">Websites, Portfolios, Profiles</text:span><text:span text:style-name="T30"><draw:connector draw:type="line" svg:x1="0in" svg:y1="0.10069in" svg:x2="7.38889in" svg:y2="0.10764in" draw:z-index="251658240" draw:id="id0" draw:style-name="a0" draw:name="Line 2" text:anchor-type="paragraph"><svg:title/><svg:desc/></draw:connector></text:span></text:p>
          </table:table-cell>
        </table:table-row>
      </table:table>
      <text:p text:style-name="P31"> </text:p>
      <text:list text:style-name="LFO1" text:continue-numbering="true">
        <text:list-item>
          <text:p text:style-name="P32"><text:span text:style-name="T33">http://www.website1.com</text:span></text:p>
        </text:list-item>
        <text:list-item>
          <text:p text:style-name="P34"><text:span text:style-name="T35">http://www.website2.com</text:span></text:p>
        </text:list-item>
        <text:list-item>
          <text:p text:style-name="P36"><text:span text:style-name="T37">http://www.website3.com</text:span></text:p>
        </text:list-item>
      </text:list>
      <text:p text:style-name="P38"> </text:p>
      <table:table table:style-name="Table39">
        <table:table-columns>
          <table:table-column table:style-name="TableColumn40"/>
        </table:table-columns>
        <table:table-row table:style-name="TableRow41">
          <table:table-cell table:style-name="TableCell42">
            <text:p text:style-name="P43"><text:span text:style-name="T44">Professional Summary</text:span><text:span text:style-name="T45"><draw:connector draw:type="line" svg:x1="0in" svg:y1="0.10069in" svg:x2="7.38889in" svg:y2="0.10764in" draw:z-index="251659264" draw:id="id1" draw:style-name="a1" draw:name="Line 3" text:anchor-type="paragraph"><svg:title/><svg:desc/></draw:connector></text:span></text:p>
          </table:table-cell>
        </table:table-row>
      </table:table>
      <text:p text:style-name="P46"> </text:p>
      <text:p text:style-name="P47">Experienced and detail-oriented Licensed Nursing Assistant, leveraging in-depth knowledge of various medical policies and procedures to provide exemplary patient care. Adept at aligning patient needs with<text:s/>clinical procedures while administering medications and monitoring vital signs. Currently seeking a position as a Licensed Nursing Assistant which will utilize all my acquired skills and abilities.Voted star employee for three consecutive years in my previous company for my outstanding skills.Volunteered for NGO World Against Hunger, raking up more than 100 hours helping to provide and supply food to the needy</text:p>
      <text:p text:style-name="P48"> </text:p>
      <table:table table:style-name="Table49">
        <table:table-columns>
          <table:table-column table:style-name="TableColumn50"/>
        </table:table-columns>
        <table:table-row table:style-name="TableRow51">
          <table:table-cell table:style-name="TableCell52">
            <text:p text:style-name="P53"><text:span text:style-name="T54">Accomplishments</text:span><text:span text:style-name="T55"><draw:connector draw:type="line" svg:x1="0in" svg:y1="0.10069in" svg:x2="7.38889in" svg:y2="0.10764in" draw:z-index="251660288" draw:id="id2" draw:style-name="a2" draw:name="Line 4" text:anchor-type="paragraph"><svg:title/><svg:desc/></draw:connector></text:span></text:p>
          </table:table-cell>
        </table:table-row>
      </table:table>
      <text:p text:style-name="P56"> </text:p>
      <text:list text:style-name="LFO2" text:continue-numbering="true">
        <text:list-item>
          <text:p text:style-name="P57">Voted star employee for three consecutive years in my previous company for my outstanding technical skills and helping other teammates.<text:s/></text:p>
        </text:list-item>
        <text:list-item>
          <text:p text:style-name="P58">Won the 2012 hackathon with special mention for my innovative idea, and quick and simple implementation. Got a hefty cash prize.</text:p>
        </text:list-item>
        <text:list-item>
          <text:p text:style-name="P59">Winner of the President's medal for excellent academic performance<text:s/>in high school.</text:p>
        </text:list-item>
        <text:list-item>
          <text:p text:style-name="P60">Volunteered for NGO World Against Hunger, raking up more than 100 hours helping to provide and supply food to the needy.</text:p>
        </text:list-item>
        <text:list-item>
          <text:p text:style-name="P61">Participated in various seminars, workshops, and contests for MUN, tech meets, and coding challenges in college.<text:s/></text:p>
        </text:list-item>
      </text:list>
      <text:p text:style-name="P62"> </text:p>
      <table:table table:style-name="Table63">
        <table:table-columns>
          <table:table-column table:style-name="TableColumn64"/>
        </table:table-columns>
        <table:table-row table:style-name="TableRow65">
          <table:table-cell table:style-name="TableCell66">
            <text:p text:style-name="P67"><text:span text:style-name="T68">Sk</text:span><text:span text:style-name="T69">ills</text:span><text:span text:style-name="T70"><draw:connector draw:type="line" svg:x1="0in" svg:y1="0.10069in" svg:x2="7.38889in" svg:y2="0.10764in" draw:z-index="251661312" draw:id="id3" draw:style-name="a3" draw:name="Line 5" text:anchor-type="paragraph"><svg:title/><svg:desc/></draw:connector></text:span></text:p>
          </table:table-cell>
        </table:table-row>
      </table:table>
      <text:p text:style-name="P71"> </text:p>
      <table:table table:style-name="Table72">
        <table:table-columns>
          <table:table-column table:style-name="TableColumn73"/>
          <table:table-column table:style-name="TableColumn74"/>
        </table:table-columns>
        <table:table-row table:style-name="TableRow75">
          <table:table-cell table:style-name="TableCell76">
            <text:list text:style-name="LFO3" text:continue-numbering="true">
              <text:list-item>
                <text:p text:style-name="P77">Web Forms, Core, Standard, Web API, MVC</text:p>
              </text:list-item>
              <text:list-item>
                <text:p text:style-name="P78">Have good HTML and CSS skills.</text:p>
              </text:list-item>
              <text:list-item>
                <text:p text:style-name="P79">Good in ReactJS</text:p>
              </text:list-item>
              <text:list-item>
                <text:p text:style-name="P80">Worked a bit on Razor to create MVC pages</text:p>
              </text:list-item>
              <text:list-item>
                <text:p text:style-name="P81">HTML/CSS</text:p>
              </text:list-item>
            </text:list>
          </table:table-cell>
          <table:table-cell table:style-name="TableCell82">
            <text:list text:style-name="LFO4" text:continue-numbering="true">
              <text:list-item>
                <text:p text:style-name="P83"><text:span text:style-name="T84">Fluent in<text:s/></text:span><text:span text:style-name="T85">JQuery<text:s/></text:span><text:span text:style-name="T86">and<text:s/></text:span><text:span text:style-name="T87">Javascript<text:s/></text:span></text:p>
              </text:list-item>
              <text:list-item>
                <text:p text:style-name="P88">Extensive knowledge of mortgage industry</text:p>
              </text:list-item>
              <text:list-item>
                <text:p text:style-name="P89">Worked in Agile model</text:p>
              </text:list-item>
              <text:list-item>
                <text:p text:style-name="P90">Knowledge of<text:s/>Finance domain</text:p>
              </text:list-item>
              <text:list-item>
                <text:p text:style-name="P91">Little knowledge of AngularJS</text:p>
              </text:list-item>
            </text:list>
          </table:table-cell>
        </table:table-row>
      </table:table>
      <text:p text:style-name="P92"> </text:p>
      <table:table table:style-name="Table93">
        <table:table-columns>
          <table:table-column table:style-name="TableColumn94"/>
        </table:table-columns>
        <table:table-row table:style-name="TableRow95">
          <table:table-cell table:style-name="TableCell96">
            <text:p text:style-name="P97"><text:span text:style-name="T98">Experience</text:span><text:span text:style-name="T99"><draw:connector draw:type="line" svg:x1="0in" svg:y1="0.10069in" svg:x2="7.38889in" svg:y2="0.10764in" draw:z-index="251662336" draw:id="id4" draw:style-name="a4" draw:name="Line 6" text:anchor-type="paragraph"><svg:title/><svg:desc/></draw:connector></text:span></text:p>
          </table:table-cell>
        </table:table-row>
      </table:table>
      <text:p text:style-name="P100"> </text:p>
      <table:table table:style-name="Table101">
        <table:table-columns>
          <table:table-column table:style-name="TableColumn102"/>
          <table:table-column table:style-name="TableColumn103"/>
          <table:table-column table:style-name="TableColumn104"/>
        </table:table-columns>
        <table:table-row table:style-name="TableRow105">
          <table:table-cell table:style-name="TableCell106">
            <text:p text:style-name="P107"><text:span text:style-name="T108">10/2009</text:span><text:span text:style-name="T109"><text:s/></text:span><text:span text:style-name="T110">to 01/2010</text:span></text:p>
          </table:table-cell>
          <table:table-cell table:style-name="TableCell111">
            <text:p text:style-name="P112"/>
          </table:table-cell>
          <table:table-cell table:style-name="TableCell113">
            <text:p text:style-name="P114"><text:span text:style-name="T115">Job Title</text:span></text:p>
            <text:p text:style-name="P116"><text:span text:style-name="T117">Company</text:span><text:span text:style-name="T118"><text:s/></text:span><text:span text:style-name="T119">－</text:span><text:span text:style-name="T120"><text:s/>City, State, Country</text:span></text:p>
            <text:soft-page-break/>
            <text:list text:style-name="LFO5" text:continue-numbering="true">
              <text:list-item>
                <text:p text:style-name="P121"><text:span text:style-name="T122">Provided information about and solutions to constituents' concerns.</text:span></text:p>
              </text:list-item>
              <text:list-item>
                <text:p text:style-name="P123"><text:span text:style-name="T124">Researched and wrote summaries of important issues for other<text:s/></text:span><text:span text:style-name="T125">staff members.</text:span></text:p>
              </text:list-item>
              <text:list-item>
                <text:p text:style-name="P126"><text:span text:style-name="T127">Assisted other staff members with casework.</text:span></text:p>
              </text:list-item>
              <text:list-item>
                <text:p text:style-name="P128"><text:span text:style-name="T129">Accompanied the Congressman at events and fundraisers, PresentDesign &amp; Marketing ConsultantWebsites.</text:span></text:p>
              </text:list-item>
            </text:list>
          </table:table-cell>
        </table:table-row>
      </table:table>
      <text:p text:style-name="P130"/>
      <table:table table:style-name="Table131">
        <table:table-columns>
          <table:table-column table:style-name="TableColumn132"/>
          <table:table-column table:style-name="TableColumn133"/>
          <table:table-column table:style-name="TableColumn134"/>
        </table:table-columns>
        <table:table-row table:style-name="TableRow135">
          <table:table-cell table:style-name="TableCell136">
            <text:p text:style-name="P137"><text:span text:style-name="T138">03/1996</text:span><text:span text:style-name="T139"><text:s/></text:span><text:span text:style-name="T140">to 12/2008</text:span></text:p>
          </table:table-cell>
          <table:table-cell table:style-name="TableCell141">
            <text:p text:style-name="P142"/>
          </table:table-cell>
          <table:table-cell table:style-name="TableCell143">
            <text:p text:style-name="P144"><text:span text:style-name="T145">Senior Product Manager</text:span></text:p>
            <text:p text:style-name="P146"><text:span text:style-name="T147">The NPD Group, Inc</text:span><text:span text:style-name="T148"><text:s/></text:span><text:span text:style-name="T149">－</text:span><text:span text:style-name="T150"><text:s/>Washington, NY, U.S.A.</text:span></text:p>
            <text:list text:style-name="LFO6" text:continue-numbering="true">
              <text:list-item>
                <text:p text:style-name="P151"><text:span text:style-name="T152">Global<text:s/></text:span><text:span text:style-name="T153">owner of market research data analysis tools used by over 3,000 users.</text:span></text:p>
              </text:list-item>
              <text:list-item>
                <text:p text:style-name="P154"><text:span text:style-name="T155">Surpassed enterprise SaaS product launch usage goals by 50%.</text:span></text:p>
              </text:list-item>
              <text:list-item>
                <text:p text:style-name="P156"><text:span text:style-name="T157">Managed copy center for corporate client deliverables.</text:span></text:p>
              </text:list-item>
              <text:list-item>
                <text:p text:style-name="P158"><text:span text:style-name="T159">CrossLfunctional project lead on product revitalization;<text:s/></text:span><text:span text:style-name="T160">collaborating with client development, engineering, operations and marketing teams.</text:span></text:p>
              </text:list-item>
              <text:list-item>
                <text:p text:style-name="P161"><text:span text:style-name="T162">Authored and delivered solutionLbased training to internal users and premier clients.</text:span></text:p>
              </text:list-item>
            </text:list>
          </table:table-cell>
        </table:table-row>
      </table:table>
      <text:p text:style-name="P163"/>
      <table:table table:style-name="Table164">
        <table:table-columns>
          <table:table-column table:style-name="TableColumn165"/>
          <table:table-column table:style-name="TableColumn166"/>
          <table:table-column table:style-name="TableColumn167"/>
        </table:table-columns>
        <table:table-row table:style-name="TableRow168">
          <table:table-cell table:style-name="TableCell169">
            <text:p text:style-name="P170"><text:span text:style-name="T171">01/2012</text:span><text:span text:style-name="T172"><text:s/></text:span><text:span text:style-name="T173">to 07/2013</text:span></text:p>
          </table:table-cell>
          <table:table-cell table:style-name="TableCell174">
            <text:p text:style-name="P175"/>
          </table:table-cell>
          <table:table-cell table:style-name="TableCell176">
            <text:p text:style-name="P177"><text:span text:style-name="T178">RN Clinical Charge Nurse</text:span></text:p>
            <text:p text:style-name="P179"><text:span text:style-name="T180">Carolyn Boone Lewis Healthcare Center</text:span><text:span text:style-name="T181"><text:s/></text:span><text:span text:style-name="T182">－</text:span><text:span text:style-name="T183"><text:s/>Washington DC, NJ, U.S.A.</text:span></text:p>
            <text:list text:style-name="LFO7" text:continue-numbering="true">
              <text:list-item>
                <text:p text:style-name="P184"><text:span text:style-name="T185">Supervise and coordinate clients'' care with LPNS' and CNAS' assigned to my unit.</text:span></text:p>
              </text:list-item>
              <text:list-item>
                <text:p text:style-name="P186"><text:span text:style-name="T187">Consult and coordinate plan of care with the unit manager, Nurse Practitioner and the primary care physicians.</text:span></text:p>
              </text:list-item>
              <text:list-item>
                <text:p text:style-name="P188"><text:span text:style-name="T189">Supervised, Coordinated and monitor<text:s/></text:span><text:span text:style-name="T190">clinical aspects of clients' care including physical, psycho-social, rehabilitation ,diet and nutrition of 42 Residents in skilled sub acute unit.</text:span></text:p>
              </text:list-item>
              <text:list-item>
                <text:p text:style-name="P191"><text:span text:style-name="T192">Arrange group session with families to discuss short, long term goals, and objective related to health educat</text:span><text:span text:style-name="T193">ion and preventive care.</text:span></text:p>
              </text:list-item>
            </text:list>
          </table:table-cell>
        </table:table-row>
      </table:table>
      <text:p text:style-name="P194"/>
      <table:table table:style-name="Table195">
        <table:table-columns>
          <table:table-column table:style-name="TableColumn196"/>
          <table:table-column table:style-name="TableColumn197"/>
          <table:table-column table:style-name="TableColumn198"/>
        </table:table-columns>
        <table:table-row table:style-name="TableRow199">
          <table:table-cell table:style-name="TableCell200">
            <text:p text:style-name="P201"><text:span text:style-name="T202">10/2006</text:span><text:span text:style-name="T203"><text:s/></text:span><text:span text:style-name="T204">to 10/2009</text:span></text:p>
          </table:table-cell>
          <table:table-cell table:style-name="TableCell205">
            <text:p text:style-name="P206"/>
          </table:table-cell>
          <table:table-cell table:style-name="TableCell207">
            <text:p text:style-name="P208"><text:span text:style-name="T209">Technical Lead</text:span></text:p>
            <text:p text:style-name="P210"><text:span text:style-name="T211">DesktopWidgets</text:span><text:span text:style-name="T212"><text:s/></text:span><text:span text:style-name="T213">－</text:span><text:span text:style-name="T214"><text:s/>Delhi, Delhi, India</text:span></text:p>
            <text:list text:style-name="LFO8" text:continue-numbering="true">
              <text:list-item>
                <text:p text:style-name="P215"><text:span text:style-name="T216">org - Innovator I conceived this patent pending technology: a means for advertisers to enjoy unlimited multimedia communications direct to consumers'<text:s/></text:span><text:span text:style-name="T217">desktops, with 24/7 updates.</text:span></text:p>
              </text:list-item>
              <text:list-item>
                <text:p text:style-name="P218"><text:span text:style-name="T219">Duties: Business strategy, business plan, strategic and art direction of programmers, promotional material design, visual branding, copy writing, Flash website development, interactive presentations, email marketing, software R</text:span><text:span text:style-name="T220">&amp;D, email list management, contract drafting, client negotiations, direction of programming, team management, and sales generation.</text:span></text:p>
              </text:list-item>
              <text:list-item>
                <text:p text:style-name="P221"><text:span text:style-name="T222">Software employed: Flash, HTML, Word, Photoshop, Illustrator.</text:span></text:p>
              </text:list-item>
              <text:list-item>
                <text:p text:style-name="P223"><text:span text:style-name="T224">Achievements: Licensed technology to Conde Nast and W Hotels.</text:span></text:p>
              </text:list-item>
            </text:list>
          </table:table-cell>
        </table:table-row>
      </table:table>
      <text:p text:style-name="P225"> </text:p>
      <table:table table:style-name="Table226">
        <table:table-columns>
          <table:table-column table:style-name="TableColumn227"/>
        </table:table-columns>
        <table:table-row table:style-name="TableRow228">
          <table:table-cell table:style-name="TableCell229">
            <text:p text:style-name="P230"><text:span text:style-name="T231">Education</text:span><text:span text:style-name="T232"><draw:connector draw:type="line" svg:x1="0in" svg:y1="0.10069in" svg:x2="7.38889in" svg:y2="0.10764in" draw:z-index="251663360" draw:id="id5" draw:style-name="a5" draw:name="Line 7" text:anchor-type="paragraph"><svg:title/><svg:desc/></draw:connector></text:span></text:p>
          </table:table-cell>
        </table:table-row>
      </table:table>
      <text:p text:style-name="P233"> </text:p>
      <table:table table:style-name="Table234">
        <table:table-columns>
          <table:table-column table:style-name="TableColumn235"/>
          <table:table-column table:style-name="TableColumn236"/>
          <table:table-column table:style-name="TableColumn237"/>
        </table:table-columns>
        <table:table-row table:style-name="TableRow238">
          <table:table-cell table:style-name="TableCell239">
            <text:p text:style-name="P240"><text:span text:style-name="T241">1993</text:span></text:p>
          </table:table-cell>
          <table:table-cell table:style-name="TableCell242">
            <text:p text:style-name="P243"/>
          </table:table-cell>
          <table:table-cell table:style-name="TableCell244">
            <text:p text:style-name="P245"><text:span text:style-name="T246">Degree</text:span><text:span text:style-name="T247">:<text:s/></text:span><text:span text:style-name="T248">Study</text:span></text:p>
            <text:p text:style-name="P249"><text:span text:style-name="T250">School</text:span><text:span text:style-name="T251"><text:s/></text:span><text:span text:style-name="T252">－</text:span><text:span text:style-name="T253"><text:s/>City, State, Country</text:span></text:p>
            <text:p text:style-name="P254"><text:span text:style-name="T255">GPA: 4.0</text:span></text:p>
            <text:p text:style-name="P256"><text:span text:style-name="T257">FRFM</text:span></text:p>
          </table:table-cell>
        </table:table-row>
      </table:table>
      <text:p text:style-name="P258"/>
      <table:table table:style-name="Table259">
        <table:table-columns>
          <table:table-column table:style-name="TableColumn260"/>
          <table:table-column table:style-name="TableColumn261"/>
          <table:table-column table:style-name="TableColumn262"/>
        </table:table-columns>
        <table:table-row table:style-name="TableRow263">
          <table:table-cell table:style-name="TableCell264">
            <text:p text:style-name="P265"><text:span text:style-name="T266">2982</text:span></text:p>
          </table:table-cell>
          <table:table-cell table:style-name="TableCell267">
            <text:p text:style-name="P268"/>
          </table:table-cell>
          <table:table-cell table:style-name="TableCell269">
            <text:p text:style-name="P270"><text:span text:style-name="T271">State High School-1 Myeik, Myanmar</text:span><text:span text:style-name="T272"><text:s/></text:span></text:p>
            <text:p text:style-name="P273"><text:span text:style-name="T274">US</text:span></text:p>
            <text:soft-page-break/>
            <text:p text:style-name="P275"><text:span text:style-name="T276">GPA: 2.2</text:span></text:p>
          </table:table-cell>
        </table:table-row>
      </table:table>
      <text:p text:style-name="P277"/>
      <table:table table:style-name="Table278">
        <table:table-columns>
          <table:table-column table:style-name="TableColumn279"/>
          <table:table-column table:style-name="TableColumn280"/>
          <table:table-column table:style-name="TableColumn281"/>
        </table:table-columns>
        <table:table-row table:style-name="TableRow282">
          <table:table-cell table:style-name="TableCell283">
            <text:p text:style-name="Normal"/>
          </table:table-cell>
          <table:table-cell table:style-name="TableCell284">
            <text:p text:style-name="P285"/>
          </table:table-cell>
          <table:table-cell table:style-name="TableCell286">
            <text:p text:style-name="P287"><text:span text:style-name="T288">Matriculated General Science</text:span><text:span text:style-name="T289"><text:s/></text:span></text:p>
            <text:p text:style-name="P290"><text:span text:style-name="T291">Yezin Agricultural University</text:span><text:span text:style-name="T292"><text:s/></text:span><text:span text:style-name="T293">－</text:span><text:span text:style-name="T294"><text:s/>US</text:span></text:p>
          </table:table-cell>
        </table:table-row>
      </table:table>
      <text:p text:style-name="P295"/>
      <table:table table:style-name="Table296">
        <table:table-columns>
          <table:table-column table:style-name="TableColumn297"/>
          <table:table-column table:style-name="TableColumn298"/>
          <table:table-column table:style-name="TableColumn299"/>
        </table:table-columns>
        <table:table-row table:style-name="TableRow300">
          <table:table-cell table:style-name="TableCell301">
            <text:p text:style-name="P302"><text:span text:style-name="T303">1991</text:span></text:p>
          </table:table-cell>
          <table:table-cell table:style-name="TableCell304">
            <text:p text:style-name="P305"/>
          </table:table-cell>
          <table:table-cell table:style-name="TableCell306">
            <text:p text:style-name="P307"><text:span text:style-name="T308">SR NO. NAME OF PLACE YEARS DEGREE &amp;<text:s/></text:span><text:span text:style-name="T309">ACADEMIC DISTINCTIONS MAIN SUBJECTS From To</text:span><text:span text:style-name="T310"><text:s/></text:span></text:p>
            <text:p text:style-name="P311"><text:span text:style-name="T312">India</text:span></text:p>
            <text:p text:style-name="P313"><text:span text:style-name="T314">GPA: 3.8</text:span></text:p>
          </table:table-cell>
        </table:table-row>
      </table:table>
      <text:p text:style-name="P315"/>
      <table:table table:style-name="Table316">
        <table:table-columns>
          <table:table-column table:style-name="TableColumn317"/>
          <table:table-column table:style-name="TableColumn318"/>
          <table:table-column table:style-name="TableColumn319"/>
        </table:table-columns>
        <table:table-row table:style-name="TableRow320">
          <table:table-cell table:style-name="TableCell321">
            <text:p text:style-name="P322"><text:span text:style-name="T323">2012</text:span></text:p>
          </table:table-cell>
          <table:table-cell table:style-name="TableCell324">
            <text:p text:style-name="P325"/>
          </table:table-cell>
          <table:table-cell table:style-name="TableCell326">
            <text:p text:style-name="P327"><text:span text:style-name="T328">M.A</text:span><text:span text:style-name="T329">:<text:s/></text:span><text:span text:style-name="T330">English</text:span></text:p>
            <text:p text:style-name="P331"><text:span text:style-name="T332">Northwestern State University</text:span><text:span text:style-name="T333"><text:s/></text:span><text:span text:style-name="T334">－</text:span><text:span text:style-name="T335"><text:s/>US</text:span></text:p>
            <text:p text:style-name="P336"><text:span text:style-name="T337">This is an education description</text:span></text:p>
          </table:table-cell>
        </table:table-row>
      </table:table>
      <text:p text:style-name="P338"/>
      <table:table table:style-name="Table339">
        <table:table-columns>
          <table:table-column table:style-name="TableColumn340"/>
          <table:table-column table:style-name="TableColumn341"/>
          <table:table-column table:style-name="TableColumn342"/>
        </table:table-columns>
        <table:table-row table:style-name="TableRow343">
          <table:table-cell table:style-name="TableCell344">
            <text:p text:style-name="P345"><text:span text:style-name="T346">Current</text:span></text:p>
          </table:table-cell>
          <table:table-cell table:style-name="TableCell347">
            <text:p text:style-name="P348"/>
          </table:table-cell>
          <table:table-cell table:style-name="TableCell349">
            <text:p text:style-name="P350"><text:span text:style-name="T351">B.A.</text:span><text:span text:style-name="T352">:<text:s/></text:span><text:span text:style-name="T353">Liberal Arts, Humanities and Social Thought, English and French</text:span></text:p>
            <text:p text:style-name="P354"><text:span text:style-name="T355">Northern Arizona<text:s/></text:span><text:span text:style-name="T356">University</text:span><text:span text:style-name="T357"><text:s/></text:span><text:span text:style-name="T358">－</text:span><text:span text:style-name="T359"><text:s/>Flagstaff, AZ, US</text:span></text:p>
            <text:p text:style-name="P360"><text:span text:style-name="T361">This is an education description</text:span></text:p>
          </table:table-cell>
        </table:table-row>
      </table:table>
      <text:p text:style-name="P362"/>
      <table:table table:style-name="Table363">
        <table:table-columns>
          <table:table-column table:style-name="TableColumn364"/>
          <table:table-column table:style-name="TableColumn365"/>
          <table:table-column table:style-name="TableColumn366"/>
        </table:table-columns>
        <table:table-row table:style-name="TableRow367">
          <table:table-cell table:style-name="TableCell368">
            <text:p text:style-name="P369"><text:span text:style-name="T370">05/2015</text:span></text:p>
          </table:table-cell>
          <table:table-cell table:style-name="TableCell371">
            <text:p text:style-name="P372"/>
          </table:table-cell>
          <table:table-cell table:style-name="TableCell373">
            <text:p text:style-name="P374"><text:span text:style-name="T375">Bachelor's Degree</text:span><text:span text:style-name="T376">:<text:s/></text:span><text:span text:style-name="T377">Interdisciplinary Studies, Psychology, Health Information Technology</text:span></text:p>
            <text:p text:style-name="P378"><text:span text:style-name="T379">US</text:span></text:p>
            <text:p text:style-name="P380"><text:span text:style-name="T381">Dean's List 3 concurrent semesters In depth literary analysis</text:span></text:p>
          </table:table-cell>
        </table:table-row>
      </table:table>
      <text:p text:style-name="P382"/>
      <table:table table:style-name="Table383">
        <table:table-columns>
          <table:table-column table:style-name="TableColumn384"/>
          <table:table-column table:style-name="TableColumn385"/>
          <table:table-column table:style-name="TableColumn386"/>
        </table:table-columns>
        <table:table-row table:style-name="TableRow387">
          <table:table-cell table:style-name="TableCell388">
            <text:p text:style-name="Normal"/>
          </table:table-cell>
          <table:table-cell table:style-name="TableCell389">
            <text:p text:style-name="P390"/>
          </table:table-cell>
          <table:table-cell table:style-name="TableCell391">
            <text:p text:style-name="P392"><text:span text:style-name="T393">Basic Mediation Training</text:span><text:span text:style-name="T394"><text:s/>Community Mediation Services Certificate: Early and School Age Childcare</text:span><text:span text:style-name="T395"><text:s/></text:span></text:p>
            <text:p text:style-name="P396"><text:span text:style-name="T397">Carroll Community College</text:span><text:span text:style-name="T398"><text:s/></text:span><text:span text:style-name="T399">－</text:span><text:span text:style-name="T400"><text:s/>US</text:span></text:p>
          </table:table-cell>
        </table:table-row>
      </table:table>
      <text:p text:style-name="P401"/>
      <table:table table:style-name="Table402">
        <table:table-columns>
          <table:table-column table:style-name="TableColumn403"/>
          <table:table-column table:style-name="TableColumn404"/>
          <table:table-column table:style-name="TableColumn405"/>
        </table:table-columns>
        <table:table-row table:style-name="TableRow406">
          <table:table-cell table:style-name="TableCell407">
            <text:p text:style-name="Normal"/>
          </table:table-cell>
          <table:table-cell table:style-name="TableCell408">
            <text:p text:style-name="P409"/>
          </table:table-cell>
          <table:table-cell table:style-name="TableCell410">
            <text:p text:style-name="P411"><text:span text:style-name="T412">Master of Arts</text:span><text:span text:style-name="T413"><text:s/></text:span></text:p>
            <text:p text:style-name="P414"><text:span text:style-name="T415">Carroll Community College, Urban Environmental Planning University of Virginia</text:span><text:span text:style-name="T416"><text:s/></text:span><text:span text:style-name="T417">－</text:span><text:span text:style-name="T418"><text:s/>US</text:span></text:p>
          </table:table-cell>
        </table:table-row>
      </table:table>
      <text:p text:style-name="P419"/>
      <table:table table:style-name="Table420">
        <table:table-columns>
          <table:table-column table:style-name="TableColumn421"/>
          <table:table-column table:style-name="TableColumn422"/>
          <table:table-column table:style-name="TableColumn423"/>
        </table:table-columns>
        <table:table-row table:style-name="TableRow424">
          <table:table-cell table:style-name="TableCell425">
            <text:p text:style-name="P426"><text:span text:style-name="T427">June 2002</text:span></text:p>
          </table:table-cell>
          <table:table-cell table:style-name="TableCell428">
            <text:p text:style-name="P429"/>
          </table:table-cell>
          <table:table-cell table:style-name="TableCell430">
            <text:p text:style-name="P431"><text:span text:style-name="T432">Bachelor of Arts</text:span><text:span text:style-name="T433">:<text:s/></text:span><text:span text:style-name="T434">Mathematics -<text:s/></text:span><text:span text:style-name="T435">Computer Science</text:span></text:p>
            <text:p text:style-name="P436"><text:span text:style-name="T437">University of California</text:span><text:span text:style-name="T438"><text:s/></text:span><text:span text:style-name="T439">－</text:span><text:span text:style-name="T440"><text:s/>San Diego, US</text:span></text:p>
            <text:p text:style-name="P441"><text:span text:style-name="T442">Community Development Rutgers University</text:span></text:p>
          </table:table-cell>
        </table:table-row>
      </table:table>
      <text:p text:style-name="P443"/>
      <table:table table:style-name="Table444">
        <table:table-columns>
          <table:table-column table:style-name="TableColumn445"/>
          <table:table-column table:style-name="TableColumn446"/>
          <table:table-column table:style-name="TableColumn447"/>
        </table:table-columns>
        <table:table-row table:style-name="TableRow448">
          <table:table-cell table:style-name="TableCell449">
            <text:p text:style-name="P450"><text:span text:style-name="T451">May 2004</text:span></text:p>
          </table:table-cell>
          <table:table-cell table:style-name="TableCell452">
            <text:p text:style-name="P453"/>
          </table:table-cell>
          <table:table-cell table:style-name="TableCell454">
            <text:p text:style-name="P455"><text:span text:style-name="T456">data mining and database management</text:span><text:span text:style-name="T457"><text:s/></text:span></text:p>
            <text:p text:style-name="P458"><text:span text:style-name="T459">University of California</text:span><text:span text:style-name="T460"><text:s/></text:span><text:span text:style-name="T461">－</text:span><text:span text:style-name="T462"><text:s/>San Diego, Extension, US</text:span></text:p>
            <text:p text:style-name="P463"><text:span text:style-name="T464">Continuing Career education in</text:span></text:p>
          </table:table-cell>
        </table:table-row>
      </table:table>
      <text:p text:style-name="P465"> </text:p>
      <table:table table:style-name="Table466">
        <table:table-columns>
          <table:table-column table:style-name="TableColumn467"/>
        </table:table-columns>
        <table:table-row table:style-name="TableRow468">
          <table:table-cell table:style-name="TableCell469">
            <text:p text:style-name="P470"><text:span text:style-name="T471">Certifications</text:span><text:span text:style-name="T472"><draw:connector draw:type="line" svg:x1="0in" svg:y1="0.10069in" svg:x2="7.38889in" svg:y2="0.10764in" draw:z-index="251664384" draw:id="id6" draw:style-name="a6" draw:name="Line 8" text:anchor-type="paragraph"><svg:title/><svg:desc/></draw:connector></text:span></text:p>
          </table:table-cell>
        </table:table-row>
      </table:table>
      <text:p text:style-name="P473"> </text:p>
      <text:p text:style-name="P474">Certified in First Aid, November 2014 through the Apollo Hospital training program to assist those in need of help and the elderly.<text:s/></text:p>
      <text:p text:style-name="P475"> </text:p>
      <table:table table:style-name="Table476">
        <table:table-columns>
          <table:table-column table:style-name="TableColumn477"/>
        </table:table-columns>
        <table:table-row table:style-name="TableRow478">
          <table:table-cell table:style-name="TableCell479">
            <text:p text:style-name="P480"><text:span text:style-name="T481">Personal Information</text:span><text:span text:style-name="T482"><draw:connector draw:type="line" svg:x1="0in" svg:y1="0.10069in" svg:x2="7.38889in" svg:y2="0.10764in" draw:z-index="251665408" draw:id="id7" draw:style-name="a7" draw:name="Line 9" text:anchor-type="paragraph"><svg:title/><svg:desc/></draw:connector></text:span></text:p>
          </table:table-cell>
        </table:table-row>
      </table:table>
      <text:p text:style-name="P483"> </text:p>
      <text:p text:style-name="P484">UNITED STATES ARMED FORCES 1982 - 1988 (I Signed form stating I would not discuss anything I did<text:s/>in the Military.)</text:p>
      <text:p text:style-name="P485"> </text:p>
      <table:table table:style-name="Table486">
        <table:table-columns>
          <table:table-column table:style-name="TableColumn487"/>
        </table:table-columns>
        <table:table-row table:style-name="TableRow488">
          <table:table-cell table:style-name="TableCell489">
            <text:p text:style-name="P490"><text:span text:style-name="T491">Affiliations</text:span><text:span text:style-name="T492"><draw:connector draw:type="line" svg:x1="0in" svg:y1="0.10069in" svg:x2="7.38889in" svg:y2="0.10764in" draw:z-index="251666432" draw:id="id8" draw:style-name="a8" draw:name="Line 10" text:anchor-type="paragraph"><svg:title/><svg:desc/></draw:connector></text:span></text:p>
          </table:table-cell>
        </table:table-row>
      </table:table>
      <text:p text:style-name="P493"> </text:p>
      <text:p text:style-name="P494">6002125764084 DATE OF BIRTH: 12 February 1960</text:p>
      <text:soft-page-break/>
      <text:p text:style-name="P495"> </text:p>
      <table:table table:style-name="Table496">
        <table:table-columns>
          <table:table-column table:style-name="TableColumn497"/>
        </table:table-columns>
        <table:table-row table:style-name="TableRow498">
          <table:table-cell table:style-name="TableCell499">
            <text:p text:style-name="P500"><text:span text:style-name="T501">Publications</text:span><text:span text:style-name="T502"><draw:connector draw:type="line" svg:x1="0in" svg:y1="0.10069in" svg:x2="7.38889in" svg:y2="0.10764in" draw:z-index="251667456" draw:id="id9" draw:style-name="a9" draw:name="Line 11" text:anchor-type="paragraph"><svg:title/><svg:desc/></draw:connector></text:span></text:p>
          </table:table-cell>
        </table:table-row>
      </table:table>
      <text:p text:style-name="P503"> </text:p>
      <text:p text:style-name="P504">Keynote Speaker, Society of Women Engineers, June 2011 Publications Janice Lu, "Mongolia: The Heightened Beauty of the Steppes" Springfield Gazette,<text:s/>August 29, 2013, 14-15 Davis, Cynthia G. "Topics in Popular Culture: American Television of the 1980s" Pop Culture Scene 1.3 (2007): 113-122. 0 Senior Thesis - "The role of proper nutrition in overall health and well-being" Raphael Mannarino, The Stage is<text:s/>Yours: Mastering the Art of Public Speaking (New York, Imprint Press), 2009 Senior Thesis - "The role of proper nutrition in overall health and well-being"</text:p>
      <text:p text:style-name="P505"> </text:p>
      <table:table table:style-name="Table506">
        <table:table-columns>
          <table:table-column table:style-name="TableColumn507"/>
        </table:table-columns>
        <table:table-row table:style-name="TableRow508">
          <table:table-cell table:style-name="TableCell509">
            <text:p text:style-name="P510"><text:span text:style-name="T511">Interests</text:span><text:span text:style-name="T512"><draw:connector draw:type="line" svg:x1="0in" svg:y1="0.10069in" svg:x2="7.38889in" svg:y2="0.10764in" draw:z-index="251668480" draw:id="id10" draw:style-name="a10" draw:name="Line 12" text:anchor-type="paragraph"><svg:title/><svg:desc/></draw:connector></text:span></text:p>
          </table:table-cell>
        </table:table-row>
      </table:table>
      <text:p text:style-name="P513"> </text:p>
      <text:p text:style-name="P514">Active interest in global financial markets, managing a personal equity portfolio<text:s/>Active participant in corporate sports, participating in corporate triathlons and runs for charitable causes Participation in other social sports such as Basketball, Australian Rules Football and American Football - in which I was part of the 2008 WA state<text:s/>championship winning Perth Giants team, followed by making the WA state team Avid traveler who has visited parts of Asia, Europe and North America.</text:p>
      <text:p text:style-name="P515"> </text:p>
      <table:table table:style-name="Table516">
        <table:table-columns>
          <table:table-column table:style-name="TableColumn517"/>
        </table:table-columns>
        <table:table-row table:style-name="TableRow518">
          <table:table-cell table:style-name="TableCell519">
            <text:p text:style-name="P520"><text:span text:style-name="T521">Languages</text:span><text:span text:style-name="T522"><draw:connector draw:type="line" svg:x1="0in" svg:y1="0.10069in" svg:x2="7.38889in" svg:y2="0.10764in" draw:z-index="251669504" draw:id="id11" draw:style-name="a11" draw:name="Line 13" text:anchor-type="paragraph"><svg:title/><svg:desc/></draw:connector></text:span></text:p>
          </table:table-cell>
        </table:table-row>
      </table:table>
      <text:p text:style-name="P523"> </text:p>
      <text:p text:style-name="P524">English French Farsi, English (read, write &amp; speak) Afrikaans (read &amp; speak) isiZulu(read,<text:s/>write &amp; speak), English, Xhosa, Sotho, Tsonga, Afrikaans, English French Farsi English (read, write &amp; speak) Afrikaans (read &amp; speak) isiZulu(read, write &amp; speak) English</text:p>
      <text:p text:style-name="P525"> </text:p>
      <table:table table:style-name="Table526">
        <table:table-columns>
          <table:table-column table:style-name="TableColumn527"/>
        </table:table-columns>
        <table:table-row table:style-name="TableRow528">
          <table:table-cell table:style-name="TableCell529">
            <text:p text:style-name="P530"><text:span text:style-name="T531">Executive Experience</text:span><text:span text:style-name="T532"><draw:connector draw:type="line" svg:x1="0in" svg:y1="0.10069in" svg:x2="7.38889in" svg:y2="0.10764in" draw:z-index="251670528" draw:id="id12" draw:style-name="a12" draw:name="Line 14" text:anchor-type="paragraph"><svg:title/><svg:desc/></draw:connector></text:span></text:p>
          </table:table-cell>
        </table:table-row>
      </table:table>
      <text:p text:style-name="P533"> </text:p>
      <table:table table:style-name="Table534">
        <table:table-columns>
          <table:table-column table:style-name="TableColumn535"/>
          <table:table-column table:style-name="TableColumn536"/>
          <table:table-column table:style-name="TableColumn537"/>
        </table:table-columns>
        <table:table-row table:style-name="TableRow538">
          <table:table-cell table:style-name="TableCell539">
            <text:p text:style-name="P540"><text:span text:style-name="T541"> </text:span></text:p>
            <text:p text:style-name="P542"><text:span text:style-name="T543">01/2018</text:span><text:span text:style-name="T544"><text:s/></text:span><text:span text:style-name="T545">to 06/2018</text:span></text:p>
          </table:table-cell>
          <table:table-cell table:style-name="TableCell546">
            <text:p text:style-name="P547"/>
          </table:table-cell>
          <table:table-cell table:style-name="TableCell548">
            <text:p text:style-name="P549"><text:span text:style-name="T550">Company Name 1</text:span><text:span text:style-name="T551"><text:s/></text:span><text:span text:style-name="T552">－</text:span><text:span text:style-name="T553"><text:s/>California, CA</text:span><text:span text:style-name="T554"><text:line-break/></text:span><text:span text:style-name="T555">Company 1 Description</text:span></text:p>
            <text:p text:style-name="P556"><text:span text:style-name="T557">Company 1 Position</text:span></text:p>
            <text:list text:style-name="LFO9" text:continue-numbering="true">
              <text:list-item>
                <text:p text:style-name="P558"><text:span text:style-name="T559">Regulatory compliance</text:span></text:p>
              </text:list-item>
              <text:list-item>
                <text:p text:style-name="P560"><text:span text:style-name="T561">Fluent in<text:s/></text:span><text:span text:style-name="T562">[Language]<text:s/></text:span><text:span text:style-name="T563">and<text:s/></text:span><text:span text:style-name="T564">[Language]<text:s/></text:span></text:p>
              </text:list-item>
              <text:list-item>
                <text:p text:style-name="P565"><text:span text:style-name="T566">Environmental Law Institute (ELI)</text:span></text:p>
              </text:list-item>
              <text:list-item>
                <text:p text:style-name="P567"><text:span text:style-name="T568">Business law</text:span></text:p>
              </text:list-item>
              <text:list-item>
                <text:p text:style-name="P569"><text:span text:style-name="T570">Practiced in migration law</text:span></text:p>
              </text:list-item>
              <text:list-item>
                <text:p text:style-name="P571"><text:span text:style-name="T572">Local and state taxation expert</text:span></text:p>
              </text:list-item>
              <text:list-item>
                <text:p text:style-name="P573"><text:span text:style-name="T574">Admiralty law</text:span></text:p>
              </text:list-item>
              <text:list-item>
                <text:p text:style-name="P575"><text:span text:style-name="T576">Bankruptcy creditor representation</text:span></text:p>
              </text:list-item>
              <text:list-item>
                <text:p text:style-name="P577"><text:span text:style-name="T578">American Bar Association (ABA)</text:span></text:p>
              </text:list-item>
              <text:list-item>
                <text:p text:style-name="P579"><text:span text:style-name="T580">Residential real estate development</text:span></text:p>
              </text:list-item>
            </text:list>
          </table:table-cell>
        </table:table-row>
      </table:table>
      <text:p text:style-name="P581"/>
      <table:table table:style-name="Table582">
        <table:table-columns>
          <table:table-column table:style-name="TableColumn583"/>
          <table:table-column table:style-name="TableColumn584"/>
          <table:table-column table:style-name="TableColumn585"/>
        </table:table-columns>
        <table:table-row table:style-name="TableRow586">
          <table:table-cell table:style-name="TableCell587">
            <text:p text:style-name="P588"><text:span text:style-name="T589"> </text:span></text:p>
            <text:p text:style-name="P590"><text:span text:style-name="T591">01/2018</text:span><text:span text:style-name="T592"><text:s/></text:span><text:span text:style-name="T593">to 06/2018</text:span></text:p>
          </table:table-cell>
          <table:table-cell table:style-name="TableCell594">
            <text:p text:style-name="P595"/>
          </table:table-cell>
          <table:table-cell table:style-name="TableCell596">
            <text:p text:style-name="P597"><text:span text:style-name="T598">Company Name 2</text:span><text:span text:style-name="T599"><text:s/></text:span><text:span text:style-name="T600">－</text:span><text:span text:style-name="T601"><text:s/>California, CA</text:span><text:span text:style-name="T602"><text:line-break/></text:span><text:span text:style-name="T603">Company 2 Description</text:span></text:p>
            <text:p text:style-name="P604"><text:span text:style-name="T605">Company 2 Position</text:span></text:p>
            <text:list text:style-name="LFO10" text:continue-numbering="true">
              <text:list-item>
                <text:p text:style-name="P606"><text:span text:style-name="T607">Regulatory compliance</text:span></text:p>
              </text:list-item>
              <text:list-item>
                <text:p text:style-name="P608"><text:span text:style-name="T609">Fluent in<text:s/></text:span><text:span text:style-name="T610">[Language]<text:s/></text:span><text:span text:style-name="T611">and<text:s/></text:span><text:span text:style-name="T612">[Language]<text:s/></text:span></text:p>
              </text:list-item>
              <text:list-item>
                <text:p text:style-name="P613"><text:span text:style-name="T614">Environmental Law Institute (ELI)</text:span></text:p>
              </text:list-item>
              <text:list-item>
                <text:p text:style-name="P615"><text:span text:style-name="T616">Business law</text:span></text:p>
              </text:list-item>
              <text:list-item>
                <text:p text:style-name="P617"><text:span text:style-name="T618">Practiced in migration law</text:span></text:p>
              </text:list-item>
              <text:list-item>
                <text:p text:style-name="P619"><text:span text:style-name="T620">Local and state taxation expert</text:span></text:p>
              </text:list-item>
              <text:list-item>
                <text:p text:style-name="P621"><text:span text:style-name="T622">Admiralty law</text:span></text:p>
              </text:list-item>
              <text:list-item>
                <text:p text:style-name="P623"><text:span text:style-name="T624">Bankruptcy creditor representation</text:span></text:p>
              </text:list-item>
              <text:list-item>
                <text:p text:style-name="P625"><text:span text:style-name="T626">American Bar Association (ABA)</text:span></text:p>
              </text:list-item>
              <text:list-item>
                <text:p text:style-name="P627"><text:span text:style-name="T628">Residential real estate development</text:span></text:p>
              </text:list-item>
            </text:list>
          </table:table-cell>
        </table:table-row>
      </table:table>
      <text:p text:style-name="P629"> </text:p>
      <table:table table:style-name="Table630">
        <table:table-columns>
          <table:table-column table:style-name="TableColumn631"/>
        </table:table-columns>
        <table:table-row table:style-name="TableRow632">
          <table:table-cell table:style-name="TableCell633">
            <text:p text:style-name="P634"><text:span text:style-name="T635">Languages</text:span><text:span text:style-name="T636"><draw:connector draw:type="line" svg:x1="0in" svg:y1="0.10069in" svg:x2="7.38889in" svg:y2="0.10764in" draw:z-index="251671552" draw:id="id13" draw:style-name="a13" draw:name="Line 15" text:anchor-type="paragraph"><svg:title/><svg:desc/></draw:connector></text:span></text:p>
          </table:table-cell>
        </table:table-row>
      </table:table>
      <text:p text:style-name="P637"> </text:p>
      <table:table table:style-name="Table638">
        <table:table-columns>
          <table:table-column table:style-name="TableColumn639"/>
          <table:table-column table:style-name="TableColumn640"/>
          <table:table-column table:style-name="TableColumn641"/>
        </table:table-columns>
        <table:table-row table:style-name="TableRow642">
          <table:table-cell table:style-name="TableCell643" table:number-columns-spanned="3">
            <text:p text:style-name="document_langSec_infobarsec_paragraph_anyParagraph"><text:span text:style-name="T644">French</text:span><text:span text:style-name="T645">: Langue maternelle<text:s/></text:span></text:p>
          </table:table-cell>
          <table:covered-table-cell/>
          <table:covered-table-cell/>
        </table:table-row>
        <table:table-row table:style-name="TableRow646">
          <table:table-cell table:style-name="TableCell647">
            <text:p text:style-name="P648"><text:span text:style-name="T649">Mandarin</text:span><text:span text:style-name="T650">:<text:s/></text:span><text:span text:style-name="T651"><text:tab/>C2<text:s/></text:span></text:p>
            <text:p text:style-name="P652"><text:span text:style-name="T653"><draw:frame draw:style-name="a14" draw:name="Picture 100002" text:anchor-type="as-char" svg:x="0in" svg:y="0in" svg:width="3.01086in" svg:height="0.07008in" style:rel-width="scale" style:rel-height="scale"><draw:image xlink:href="media/image1.png" xlink:type="simple" xlink:show="embed" xlink:actuate="onLoad"/><svg:title/><svg:desc/></draw:frame></text:span></text:p>
            <text:p text:style-name="P654"><text:span text:style-name="T655">Experienced<text:s/></text:span></text:p>
          </table:table-cell>
          <table:table-cell table:style-name="TableCell656">
            <text:p text:style-name="Normal"/>
          </table:table-cell>
          <table:table-cell table:style-name="TableCell657">
            <text:p text:style-name="P658"><text:span text:style-name="T659">Spanish</text:span><text:span text:style-name="T660">:<text:s/></text:span><text:span text:style-name="T661"><text:tab/>C1<text:s/></text:span></text:p>
            <text:p text:style-name="P662"><text:span text:style-name="T663"><draw:frame draw:style-name="a15" draw:name="Picture 100004" text:anchor-type="as-char" svg:x="0in" svg:y="0in" svg:width="3.01086in" svg:height="0.07008in" style:rel-width="scale" style:rel-height="scale"><draw:image xlink:href="media/image2.png" xlink:type="simple" xlink:show="embed" xlink:actuate="onLoad"/><svg:title/><svg:desc/></draw:frame></text:span></text:p>
            <text:p text:style-name="P664"><text:span text:style-name="T665">Advance<text:s/></text:span></text:p>
          </table:table-cell>
        </table:table-row>
        <table:table-row table:style-name="TableRow666">
          <table:table-cell table:style-name="TableCell667">
            <text:p text:style-name="P668"><text:span text:style-name="T669">German</text:span><text:span text:style-name="T670">:<text:s/></text:span><text:span text:style-name="T671"><text:tab/>B2<text:s/></text:span></text:p>
            <text:p text:style-name="P672"><text:span text:style-name="T673"><draw:frame draw:style-name="a16" draw:name="Picture 100006" text:anchor-type="as-char" svg:x="0in" svg:y="0in" svg:width="3.01086in" svg:height="0.07008in" style:rel-width="scale" style:rel-height="scale"><draw:image xlink:href="media/image3.png" xlink:type="simple" xlink:show="embed" xlink:actuate="onLoad"/><svg:title/><svg:desc/></draw:frame></text:span></text:p>
            <text:p text:style-name="P674"><text:span text:style-name="T675">Intermediate high<text:s/></text:span></text:p>
          </table:table-cell>
          <table:table-cell table:style-name="TableCell676">
            <text:p text:style-name="Normal"/>
          </table:table-cell>
          <table:table-cell table:style-name="TableCell677">
            <text:p text:style-name="P678"><text:span text:style-name="T679">Hindi</text:span><text:span text:style-name="T680">:<text:s/></text:span><text:span text:style-name="T681"><text:tab/>B1<text:s/></text:span></text:p>
            <text:p text:style-name="P682"><text:span text:style-name="T683"><draw:frame draw:style-name="a17" draw:name="Picture 100008" text:anchor-type="as-char" svg:x="0in" svg:y="0in" svg:width="3.01086in" svg:height="0.07008in" style:rel-width="scale" style:rel-height="scale"><draw:image xlink:href="media/image4.png" xlink:type="simple" xlink:show="embed" xlink:actuate="onLoad"/><svg:title/><svg:desc/></draw:frame></text:span></text:p>
            <text:p text:style-name="P684"><text:span text:style-name="T685">Intermediate<text:s/></text:span></text:p>
          </table:table-cell>
        </table:table-row>
        <table:table-row table:style-name="TableRow686">
          <table:table-cell table:style-name="TableCell687">
            <text:p text:style-name="P688"><text:span text:style-name="T689">Punjabi</text:span><text:span text:style-name="T690">:<text:s/></text:span><text:span text:style-name="T691"><text:tab/>A2<text:s/></text:span></text:p>
            <text:p text:style-name="P692"><text:span text:style-name="T693"><draw:frame draw:style-name="a18" draw:name="Picture 100010" text:anchor-type="as-char" svg:x="0in" svg:y="0in" svg:width="3.01086in" svg:height="0.07008in" style:rel-width="scale" style:rel-height="scale"><draw:image xlink:href="media/image5.png" xlink:type="simple" xlink:show="embed" xlink:actuate="onLoad"/><svg:title/><svg:desc/></draw:frame></text:span></text:p>
            <text:p text:style-name="P694"><text:span text:style-name="T695">Elemental<text:s/></text:span></text:p>
          </table:table-cell>
          <table:table-cell table:style-name="TableCell696">
            <text:p text:style-name="Normal"/>
          </table:table-cell>
          <table:table-cell table:style-name="TableCell697">
            <text:p text:style-name="P698"><text:span text:style-name="T699">Marathi</text:span><text:span text:style-name="T700">:<text:s/></text:span><text:span text:style-name="T701"><text:tab/>A1<text:s/></text:span></text:p>
            <text:p text:style-name="P702"><text:span text:style-name="T703"><draw:frame draw:style-name="a19" draw:name="Picture 100012" text:anchor-type="as-char" svg:x="0in" svg:y="0in" svg:width="3.01086in" svg:height="0.07008in" style:rel-width="scale" style:rel-height="scale"><draw:image xlink:href="media/image6.png" xlink:type="simple" xlink:show="embed" xlink:actuate="onLoad"/><svg:title/><svg:desc/></draw:frame></text:span></text:p>
            <text:p text:style-name="P704"><text:span text:style-name="T705">Basic<text:s/></text:span></text:p>
          </table:table-cell>
        </table:table-row>
      </table:table>
      <text:p text:style-name="P706"> </text:p>
      <table:table table:style-name="Table707">
        <table:table-columns>
          <table:table-column table:style-name="TableColumn708"/>
        </table:table-columns>
        <table:table-row table:style-name="TableRow709">
          <table:table-cell table:style-name="TableCell710">
            <text:p text:style-name="P711"><text:span text:style-name="T712">Skills</text:span><text:span text:style-name="T713"><draw:connector draw:type="line" svg:x1="0in" svg:y1="0.10069in" svg:x2="7.38889in" svg:y2="0.10764in" draw:z-index="251672576" draw:id="id14" draw:style-name="a20" draw:name="Line 16" text:anchor-type="paragraph"><svg:title/><svg:desc/></draw:connector></text:span></text:p>
          </table:table-cell>
        </table:table-row>
      </table:table>
      <text:p text:style-name="P714"> </text:p>
      <table:table table:style-name="Table715">
        <table:table-columns>
          <table:table-column table:style-name="TableColumn716"/>
          <table:table-column table:style-name="TableColumn717"/>
          <table:table-column table:style-name="TableColumn718"/>
        </table:table-columns>
        <table:table-row table:style-name="TableRow719">
          <table:table-cell table:style-name="TableCell720">
            <text:p text:style-name="P721"><text:span text:style-name="T722">Business Process Improvement</text:span><text:span text:style-name="T723">:</text:span><text:span text:style-name="T724"><text:s/></text:span><text:span text:style-name="T725"><text:tab/>C2</text:span></text:p>
            <text:p text:style-name="P726"><text:span text:style-name="T727"><draw:frame draw:style-name="a21" draw:name="Picture 100014" text:anchor-type="as-char" svg:x="0in" svg:y="0in" svg:width="3.01086in" svg:height="0.07008in" style:rel-width="scale" style:rel-height="scale"><draw:image xlink:href="media/image1.png" xlink:type="simple" xlink:show="embed" xlink:actuate="onLoad"/><svg:title/><svg:desc/></draw:frame></text:span></text:p>
            <text:p text:style-name="P728"><text:span text:style-name="T729">Experienced</text:span></text:p>
          </table:table-cell>
          <table:table-cell table:style-name="TableCell730">
            <text:p text:style-name="Normal"/>
          </table:table-cell>
          <table:table-cell table:style-name="TableCell731">
            <text:p text:style-name="P732"><text:span text:style-name="T733">Vendor Management</text:span><text:span text:style-name="T734">:</text:span><text:span text:style-name="T735"><text:s/></text:span><text:span text:style-name="T736"><text:tab/>C1</text:span></text:p>
            <text:p text:style-name="P737"><text:span text:style-name="T738"><draw:frame draw:style-name="a22" draw:name="Picture 100016" text:anchor-type="as-char" svg:x="0in" svg:y="0in" svg:width="3.01086in" svg:height="0.07008in" style:rel-width="scale" style:rel-height="scale"><draw:image xlink:href="media/image2.png" xlink:type="simple" xlink:show="embed" xlink:actuate="onLoad"/><svg:title/><svg:desc/></draw:frame></text:span></text:p>
            <text:p text:style-name="P739"><text:span text:style-name="T740">Advance</text:span></text:p>
          </table:table-cell>
        </table:table-row>
        <table:table-row table:style-name="TableRow741">
          <table:table-cell table:style-name="TableCell742">
            <text:p text:style-name="P743"><text:span text:style-name="T744">Project Scheduling</text:span><text:span text:style-name="T745">:</text:span><text:span text:style-name="T746"><text:s/></text:span><text:span text:style-name="T747"><text:tab/>B2</text:span></text:p>
            <text:p text:style-name="P748"><text:span text:style-name="T749"><draw:frame draw:style-name="a23" draw:name="Picture 100018" text:anchor-type="as-char" svg:x="0in" svg:y="0in" svg:width="3.01086in" svg:height="0.07008in" style:rel-width="scale" style:rel-height="scale"><draw:image xlink:href="media/image3.png" xlink:type="simple" xlink:show="embed" xlink:actuate="onLoad"/><svg:title/><svg:desc/></draw:frame></text:span></text:p>
            <text:p text:style-name="P750"><text:span text:style-name="T751">Intermediate High</text:span></text:p>
          </table:table-cell>
          <table:table-cell table:style-name="TableCell752">
            <text:p text:style-name="Normal"/>
          </table:table-cell>
          <table:table-cell table:style-name="TableCell753">
            <text:p text:style-name="P754"><text:span text:style-name="T755">Sales Analysis</text:span><text:span text:style-name="T756">:</text:span><text:span text:style-name="T757"><text:s/></text:span><text:span text:style-name="T758"><text:tab/>B1</text:span></text:p>
            <text:p text:style-name="P759"><text:span text:style-name="T760"><draw:frame draw:style-name="a24" draw:name="Picture 100020" text:anchor-type="as-char" svg:x="0in" svg:y="0in" svg:width="3.01086in" svg:height="0.07008in" style:rel-width="scale" style:rel-height="scale"><draw:image xlink:href="media/image4.png" xlink:type="simple" xlink:show="embed" xlink:actuate="onLoad"/><svg:title/><svg:desc/></draw:frame></text:span></text:p>
            <text:p text:style-name="P761"><text:span text:style-name="T762">Intermediate</text:span></text:p>
          </table:table-cell>
        </table:table-row>
        <table:table-row table:style-name="TableRow763">
          <table:table-cell table:style-name="TableCell764">
            <text:p text:style-name="document_infoSec_paragraph_any"><text:span text:style-name="T765">Projections</text:span><text:span text:style-name="T766"><text:s/></text:span></text:p>
            <text:p text:style-name="P767"><text:span text:style-name="T768"><draw:frame draw:style-name="a25" draw:name="Picture 100022" text:anchor-type="as-char" svg:x="0in" svg:y="0in" svg:width="3.01086in" svg:height="0.07008in" style:rel-width="scale" style:rel-height="scale"><draw:image xlink:href="media/image5.png" xlink:type="simple" xlink:show="embed" xlink:actuate="onLoad"/><svg:title/><svg:desc/></draw:frame></text:span></text:p>
            <text:p text:style-name="P769"><text:span text:style-name="T770">Elemental</text:span></text:p>
          </table:table-cell>
          <table:table-cell table:style-name="TableCell771">
            <text:p text:style-name="Normal"/>
          </table:table-cell>
          <table:table-cell table:style-name="TableCell772">
            <text:p text:style-name="document_infoSec_paragraph_any"><text:span text:style-name="T773">Strategic Planning</text:span><text:span text:style-name="T774"><text:s/></text:span></text:p>
            <text:p text:style-name="P775"><text:span text:style-name="T776"><draw:frame draw:style-name="a26" draw:name="Picture 100024" text:anchor-type="as-char" svg:x="0in" svg:y="0in" svg:width="3.01086in" svg:height="0.07008in" style:rel-width="scale" style:rel-height="scale"><draw:image xlink:href="media/image6.png" xlink:type="simple" xlink:show="embed" xlink:actuate="onLoad"/><svg:title/><svg:desc/></draw:frame></text:span></text:p>
            <text:p text:style-name="P777"><text:span text:style-name="T778">Basic</text:span></text:p>
          </table:table-cell>
        </table:table-row>
      </table:table>
      <text:p text:style-name="P779"> </text:p>
      <table:table table:style-name="Table780">
        <table:table-columns>
          <table:table-column table:style-name="TableColumn781"/>
        </table:table-columns>
        <table:table-row table:style-name="TableRow782">
          <table:table-cell table:style-name="TableCell783">
            <text:p text:style-name="P784"><text:span text:style-name="T785">Additional Information</text:span><text:span text:style-name="T786"><draw:connector draw:type="line" svg:x1="0in" svg:y1="0.10069in" svg:x2="7.38889in" svg:y2="0.10764in" draw:z-index="251673600" draw:id="id15" draw:style-name="a27" draw:name="Line 17" text:anchor-type="paragraph"><svg:title/><svg:desc/></draw:connector></text:span></text:p>
          </table:table-cell>
        </table:table-row>
      </table:table>
      <text:p text:style-name="P787"> </text:p>
      <text:list text:style-name="LFO11" text:continue-numbering="true">
        <text:list-item>
          <text:p text:style-name="P788">Awards , Honor Roll: Fall 2011 Student Athlete Award, 2008-2010 Top Performer, Inside Sales<text:s/>Team, 2007 2nd Place, Innovation Award, 2004 Dean's List, Fall 2010-Spring 2011</text:p>
        </text:list-item>
      </text:list>
      <text:p text:style-name="P789"> </text:p>
      <text:p text:style-name="P790"><text:span text:style-name="T791">#HRJ#d33cb643-3620-4429-8c56-d5c8ddda403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Poppins" svg:font-family="Poppins"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oto Sans" svg:font-family="Noto Sans" style:font-family-generic="swiss" style:font-pitch="variable" svg:panose-1="2 11 5 2 4 5 4 2 2 4"/>
    <style:font-face style:name="PMingLiU" svg:font-family="PMingLiU" style:font-family-generic="system" svg:panose-1="2 1 6 1 0 1 1 1 1 1"/>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fo:font-weight="bold" style:font-weight-asian="bold" style:font-weight-complex="bold" fo:color="#2F5496" style:letter-kerning="true" fo:font-size="24pt" style:font-size-asian="24pt" style:font-size-complex="24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fo:font-weight="bold" style:font-weight-asian="bold" style:font-weight-complex="bold" fo:color="#2F5496" fo:font-size="18pt" style:font-size-asian="18pt" style:font-size-complex="18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fo:font-weight="bold" style:font-weight-asian="bold" style:font-weight-complex="bold" fo:color="#1F3763"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fo:font-weight="bold" style:font-weight-asian="bold" style:font-weight-complex="bold"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fo:font-weight="bold" style:font-weight-asian="bold" style:font-weight-complex="bold" fo:color="#2F5496" fo:font-size="10pt" style:font-size-asian="10pt" style:font-size-complex="10pt"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fo:font-weight="bold" style:font-weight-asian="bold" style:font-weight-complex="bold" fo:color="#1F3763" fo:font-size="8pt" style:font-size-asian="8pt" style:font-size-complex="8pt" fo:hyphenate="false"/>
    </style:style>
    <style:style style:name="Normal" style:display-name="Normal" style:family="paragraph">
      <style:paragraph-properties style:line-height-at-least="0.1666in"/>
      <style:text-properties fo:font-size="12pt" style:font-size-asian="12pt" style:font-size-complex="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Times New Roman"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Times New Roman" style:font-name-asian="Times New Roman" style:font-name-complex="Times New Roman" fo:color="#1F3763" fo:font-size="12pt" style:font-size-asian="12pt" style:font-size-complex="12pt"/>
    </style:style>
    <style:style style:name="Heading4Char" style:display-name="Heading 4 Char" style:family="text" style:parent-style-name="DefaultParagraphFont">
      <style:text-properties style:font-name="Times New Roman" style:font-name-asian="Times New Roman"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Times New Roman" style:font-name-asian="Times New Roman" style:font-name-complex="Times New Roman" fo:color="#2F5496"/>
    </style:style>
    <style:style style:name="Heading6Char" style:display-name="Heading 6 Char" style:family="text" style:parent-style-name="DefaultParagraphFont">
      <style:text-properties style:font-name="Times New Roman" style:font-name-asian="Times New Roman" style:font-name-complex="Times New Roman" fo:color="#1F3763"/>
    </style:style>
    <style:style style:name="document_fontsize" style:display-name="document_fontsize" style:family="paragraph" style:parent-style-name="Normal">
      <style:text-properties fo:font-size="9pt" style:font-size-asian="9pt" style:font-size-complex="9pt" fo:hyphenate="false"/>
    </style:style>
    <style:style style:name="document_section_name-sec" style:display-name="document_section_name-sec" style:family="paragraph" style:parent-style-name="Normal">
      <style:text-properties fo:hyphenate="false"/>
    </style:style>
    <style:style style:name="document_monogram" style:display-name="document_monogram" style:family="text" style:parent-style-name="DefaultParagraphFont"/>
    <style:style style:name="div" style:display-name="div" style:family="paragraph" style:parent-style-name="Normal">
      <style:text-properties fo:hyphenate="false"/>
    </style:style>
    <style:style style:name="document_initial-name_span" style:display-name="document_initial-name_span" style:family="text" style:parent-style-name="DefaultParagraphFont">
      <style:text-properties style:font-name="Poppins" style:font-name-asian="Poppins" style:font-name-complex="Poppins" fo:font-weight="normal" style:font-weight-asian="normal" style:font-weight-complex="normal" fo:color="#103F84" fo:font-size="29pt" style:font-size-asian="29pt" style:font-size-complex="29pt"/>
    </style:style>
    <style:style style:name="document_name" style:display-name="document_name" style:family="text" style:parent-style-name="DefaultParagraphFont">
      <style:text-properties style:font-name="Poppins" style:font-name-asian="Poppins" style:font-name-complex="Poppins" fo:color="#103F84" fo:letter-spacing="0.0138in" fo:font-size="17pt" style:font-size-asian="17pt" style:font-size-complex="17pt"/>
    </style:style>
    <style:style style:name="nameInnerCell" style:display-name="nameInnerCell" style:family="text" style:parent-style-name="DefaultParagraphFont"/>
    <style:style style:name="document_name_nameInnerCell_span" style:display-name="document_name_nameInnerCell_span" style:family="text" style:parent-style-name="DefaultParagraphFont">
      <style:text-properties fo:text-transform="uppercase"/>
    </style:style>
    <style:style style:name="nameMidCell" style:display-name="nameMidCell" style:family="text" style:parent-style-name="DefaultParagraphFont"/>
    <style:style style:name="document_profTitle" style:display-name="document_profTitle" style:family="text" style:parent-style-name="DefaultParagraphFont"/>
    <style:style style:name="divCharacter" style:display-name="div Character" style:family="text" style:parent-style-name="DefaultParagraphFont">
      <style:text-properties style:text-position="0% 100%"/>
    </style:style>
    <style:style style:name="document_section_cntc-sec" style:display-name="document_section_cntc-sec" style:family="paragraph" style:parent-style-name="Normal">
      <style:text-properties fo:hyphenate="false"/>
    </style:style>
    <style:style style:name="document_address" style:display-name="document_address" style:family="text" style:parent-style-name="DefaultParagraphFont"/>
    <style:style style:name="document_address_span" style:display-name="document_address_span" style:family="text" style:parent-style-name="DefaultParagraphFont">
      <style:text-properties fo:font-weight="normal" style:font-weight-asian="normal" style:font-weight-complex="normal" fo:letter-spacing="normal"/>
    </style:style>
    <style:style style:name="document_section" style:display-name="document_section" style:family="paragraph" style:parent-style-name="Normal">
      <style:text-properties fo:hyphenate="false"/>
    </style:style>
    <style:style style:name="document_heading_sectiontitle" style:display-name="document_heading_sectiontitle" style:family="text" style:parent-style-name="DefaultParagraphFont"/>
    <style:style style:name="document_firstparagraph_paragraphParagraph" style:display-name="document_firstparagraph_paragraph Paragraph" style:family="paragraph" style:parent-style-name="Normal">
      <style:text-properties fo:hyphenate="false"/>
    </style:style>
    <style:style style:name="document_singlecolumn" style:display-name="document_singlecolumn" style:family="paragraph" style:parent-style-name="Normal">
      <style:text-properties fo:hyphenate="false"/>
    </style:style>
    <style:style style:name="document_ul_li" style:display-name="document_ul_li" style:family="paragraph" style:parent-style-name="Normal">
      <style:text-properties fo:hyphenate="false"/>
    </style:style>
    <style:style style:name="span" style:display-name="span" style:family="text" style:parent-style-name="DefaultParagraphFont">
      <style:text-properties style:text-position="0% 100%"/>
    </style:style>
    <style:style style:name="document_li_nth-last-child1" style:display-name="document_li_nth-last-child(1)" style:family="paragraph" style:parent-style-name="Normal">
      <style:text-properties fo:hyphenate="false"/>
    </style:style>
    <style:style style:name="font" style:display-name="font" style:family="text" style:parent-style-name="DefaultParagraphFont">
      <style:text-properties style:text-position="0% 100%"/>
    </style:style>
    <style:style style:name="document_dates_wrapper" style:display-name="document_dates_wrapper" style:family="text" style:parent-style-name="DefaultParagraphFont">
      <style:text-properties fo:font-weight="normal" style:font-weight-asian="normal" style:font-weight-complex="normal" fo:font-size="8pt" style:font-size-asian="8pt" style:font-size-complex="8pt"/>
    </style:style>
    <style:style style:name="expreductable_expreducmidcell" style:display-name="expreductable_expreducmidcell" style:family="text" style:parent-style-name="DefaultParagraphFont"/>
    <style:style style:name="expreductable_expreducmidcellParagraph" style:display-name="expreductable_expreducmidcell Paragraph" style:family="paragraph" style:parent-style-name="Normal">
      <style:text-properties fo:hyphenate="false"/>
    </style:style>
    <style:style style:name="document_singlecolumnCharacter" style:display-name="document_singlecolumn Character" style:family="text" style:parent-style-name="DefaultParagraphFont">
      <style:text-properties fo:font-weight="normal" style:font-weight-asian="normal" style:font-weight-complex="normal" fo:letter-spacing="normal"/>
    </style:style>
    <style:style style:name="document_span_paddedline" style:display-name="document_span_paddedline" style:family="paragraph" style:parent-style-name="Normal">
      <style:paragraph-properties style:line-height-at-least="0.1805in"/>
      <style:text-properties fo:hyphenate="false"/>
    </style:style>
    <style:style style:name="document_span_jobtitle" style:display-name="document_span_jobtitle" style:family="text" style:parent-style-name="DefaultParagraphFont">
      <style:text-properties fo:font-weight="bold" style:font-weight-asian="bold" style:font-weight-complex="bold"/>
    </style:style>
    <style:style style:name="document_span_companyname" style:display-name="document_span_companyname" style:family="text" style:parent-style-name="DefaultParagraphFont">
      <style:text-properties fo:font-weight="bold" style:font-weight-asian="bold" style:font-weight-complex="bold"/>
    </style:style>
    <style:style style:name="expreducrightcell_span" style:display-name="expreducrightcell_span" style:family="text" style:parent-style-name="DefaultParagraphFont">
      <style:text-properties fo:font-size="9pt" style:font-size-asian="9pt" style:font-size-complex="9pt"/>
    </style:style>
    <style:style style:name="document_span_paddedline_nth-last-child1" style:display-name="document_span_paddedline_nth-last-child(1)" style:family="paragraph" style:parent-style-name="Normal">
      <style:text-properties fo:hyphenate="false"/>
    </style:style>
    <style:style style:name="document_span_degree" style:display-name="document_span_degree" style:family="text" style:parent-style-name="DefaultParagraphFont">
      <style:text-properties fo:font-weight="bold" style:font-weight-asian="bold" style:font-weight-complex="bold"/>
    </style:style>
    <style:style style:name="document_span_programline" style:display-name="document_span_programline" style:family="text" style:parent-style-name="DefaultParagraphFont">
      <style:text-properties fo:font-weight="bold" style:font-weight-asian="bold" style:font-weight-complex="bold"/>
    </style:style>
    <style:style style:name="document_span_cdesc" style:display-name="document_span_cdesc" style:family="text" style:parent-style-name="DefaultParagraphFont">
      <style:text-properties fo:font-style="italic" style:font-style-asian="italic" style:font-style-complex="italic"/>
    </style:style>
    <style:style style:name="document_langSec_infobarsec_paragraph_any" style:display-name="document_langSec_infobarsec_paragraph_any" style:family="text" style:parent-style-name="DefaultParagraphFont">
      <style:text-properties fo:font-size="9pt" style:font-size-asian="9pt" style:font-size-complex="9pt"/>
    </style:style>
    <style:style style:name="document_langSec_infobarsec_paragraph_anyParagraph" style:display-name="document_langSec_infobarsec_paragraph_any Paragraph" style:family="paragraph" style:parent-style-name="Normal">
      <style:text-properties fo:font-size="9pt" style:font-size-asian="9pt" style:font-size-complex="9pt" fo:hyphenate="false"/>
    </style:style>
    <style:style style:name="document_firstparagraph_paragraphCharacter" style:display-name="document_firstparagraph_paragraph Character" style:family="text" style:parent-style-name="DefaultParagraphFont"/>
    <style:style style:name="document_infoSec_paragraph_any" style:display-name="document_infoSec_paragraph_any" style:family="paragraph" style:parent-style-name="Normal">
      <style:text-properties fo:font-size="9pt" style:font-size-asian="9pt" style:font-size-complex="9pt" fo:hyphenate="false"/>
    </style:style>
    <style:style style:name="document_infoSec_paragraph_anyCharacter" style:display-name="document_infoSec_paragraph_any Character" style:family="text" style:parent-style-name="DefaultParagraphFont">
      <style:text-properties fo:font-size="9pt" style:font-size-asian="9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625in" fo:margin-left="0.5555in" fo:margin-bottom="0.625in" fo:margin-right="0.555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Christina Johnson</dc:title>
    <meta:initial-creator>Pawan Agrawal</meta:initial-creator>
    <dc:creator>Pawan Agrawal</dc:creator>
    <meta:creation-date>2021-09-08T10:41:00Z</meta:creation-date>
    <dc:date>2021-09-08T10:41:00Z</dc:date>
    <meta:template xlink:href="Normal.dotm" xlink:type="simple"/>
    <meta:editing-cycles>2</meta:editing-cycles>
    <meta:editing-duration>PT60S</meta:editing-duration>
    <meta:user-defined meta:name="HRJ_IDENTIFIER">d33cb643-3620-4429-8c56-d5c8ddda4030</meta:user-defined>
    <meta:user-defined meta:name="x1ye=0">zLUAAB+LCAAAAAAABAAUmsWWq0AURT+IAW5D3N2Z4e4S4Otfv2F6RaCq7jl7dwKJOMfCGMygEM5RAsLjGI+QCEJRHEWSBO4r0+giTm2JBY1A0iu3DmNIkHD1fLiuTEqvo4cvx2/00ePpCWCu6mGkeOol3x8YnqxRP94kwRlhgftOOqhepRNww9gJj0gPmOS7qug+iDIqTMxbnl6iVR9gAJEAB8v95piCTHQttyWVB7TCovKdZewuEvPlVp/uXoM</meta:user-defined>
    <meta:user-defined meta:name="x1ye=1">LvmzB1i5kM14/O9uDJPvYCJytl1PkLeY3QqvKgLOgTabuBglHAdylwMtNAlcaM/bw8LoyA2F9AMgYfQPiLGQ2CGQVlezWA4jXpWfVqxaZ6YsPbVoaV+cAL1O1iQQU/KpHHu/nXKMYunDYVuw8mxD/0OpkgEtgM2IwsRoVQ8LcnypYIb0F2XiuYdBpYJAzBndYkpEqZvOXnkFoSwVY9yv2VhNg2PoGwaU4ZsMS/bkPFOMQ1vcdfQgbyBQFFDG+SQ</meta:user-defined>
    <meta:user-defined meta:name="x1ye=10">eng0nSFWAOWO98xaO1uTBvMIgBaZEF+kYY1eQPAJoxoRJ1FgZhTGujHX5DrNWWEwEoH3lK5WvsXmrslJYUKJ+upAf9IqycVRjQAX8KLVqtFeLbu4tTF+1743Mdm64C6/iIJeQIFu7sX762uXyx55YJ1IgG0wllKkm0yR7rtNnaNioHfnXuiVxA1BDWRjB3qSEACntkL5SLDdgO7m0c5EPyRkHaOGXCzfpHVP1QbOGJfG/zIyT9B91a5NUmiwyMn</meta:user-defined>
    <meta:user-defined meta:name="x1ye=100">3zeV/OFTaduBcPiVM+fm4veaV8n4pH7x/OFSh33ohLn3VOz9gyDKWS72H+aZuPBwq04x87qAVZD07U/AwD0Tvt9LioW4bW4z3b4AqJxAJFXw3gfXaiBpMJS8a2Y188l+5Y1ZULU8laEobx3X7zO9OveiL4QXEc/5O4E0Wmd8K8ViIRUAsevh5zXX8Elkx+s39Z4jAQhE5UiOoNSJzgQydTLqObMvXZPv33rwtYKd/5HNKTHoeQZ0Pq9RmR9L487</meta:user-defined>
    <meta:user-defined meta:name="x1ye=101">Y7yx6lACS/PEtATbT7PCdUUJJWbZj8Ae3Z1Rd5i/CeoK0xZOIZ+Cz7D9Wjp9xUVHy9FaiM6S+eukhLUq9A6vBMZt7yR6zv42GviXndzhC2lzND3+Mx4xBzYsbtpjU3UTRyqxvvLRqn96rAbEw2cgAHa7cBGQd3Ps1fUsA8P5RUSO9ygREIHuEyvSncS66DF9yveBS1wBJ5R/gKxtiyai2SP32e2c/v5scR3ad36GP+aCYntktVbK72uvTuJ8rEl</meta:user-defined>
    <meta:user-defined meta:name="x1ye=102">rqgM+aIPPejZe8MwqYd7cPOl86qonWYo20J2MX6d7DRS7TiNv0wjuLJ9MM2Pn48ZNZ6LtxcllhFNbpCEQSo7QBudg2fbjs4Tfbw+3xjZUI6LGZlBCpcV2VDrA/Onp/EfCmz8nwbxj/KC1iS36jezBYQwuDB+5K5ROwWTCgj+0U23X4hfWdAPFPKG6OGuGSPpWza22jh0TUukj5g6/kIBGswpPZ1FiW8evgpPlFRk5GWolO/JHZDBo+ZjJ/D3zlv</meta:user-defined>
    <meta:user-defined meta:name="x1ye=103">5zRk7utXuXk4KzprmH3qMYcVx/kVGoHZ+b9799/IP3xuwiojILRUAgCz48hXLNosM8eR0DHMSx87EmIxopKNPkLxyEb+aWNlNyA5YwDGjDAIlGALyO6UFRA915Q1wfoO60UWjLZMy0jDmNY0L5tnvKpJJSY6sLhMUOwD+qfLw2vH0jEj6pPlYXauIHAFz9UGKheoP3uwyo9QVbFxWkyE6QXLyDj26GmFtJCb6feMr7BNq1ZWiT66inLHQkT9RQx</meta:user-defined>
    <meta:user-defined meta:name="x1ye=104">/npaYD756doBRuHl+bODZmZatStKq6d9ZYe8OmoIkD5U4jOtlw/UB+oTvytgPEybkmC8/JeSYaL9vPgVSKWe2P7CIuLqD7usztnqRsOmyR3NjQv7SoHqIXMiLycOe88kOcmSRMon6ErpQdTqFhOD52BMJ5rv8PkBB/uyyP7NE05UfjSey/ccHzG9fwJKDgkaTo5kCN3Op0+/Js1PvQ1EWH6oN8ttct+KNKJbjfGHdZ9uqrPGBkzKrTRsJLMvrbV</meta:user-defined>
    <meta:user-defined meta:name="x1ye=105">etIT7miwhtOQxtoOSqpfAvjj4nHT65hLf9jqbJaLDJQsPRx9Vs2cRyk1R+ceyQowNAIx7+4nVMRceHdsjqZn4gPB+brJ8WssVShNQv/AgXmLhVQH6fX6+QF45xDSF+fu5vYPfYk8iZ3BjEaNDNq089u/ce61GwU57iwK+vhyB+Ol9EXmUCROnXQMEa+8hkm2S9DcfVHWKsRhcqEmTR7pSmVWktkfpJD4kFlX2OkJ+2e/8+/PE/pX5XpA+wZ3PrU</meta:user-defined>
    <meta:user-defined meta:name="x1ye=106">m6v6AwkZxmEkWQkIWrgLRmdXz0y6GBPX92a4Ws8Cx5Za/t72VHak1PVAuo1TOpdq0V2m9t4ATMP295P4bL9KdqaB2KzftOURbELtmVpWUn5uPKN10zORAGT76gVQngrbbAuZj0K16gw03iU1xbnnZ+BjxuQfkXoiPgt/2quRQwO7adV/gthg+/RsHXHNa3Wp7lfc3gJogKr0LVerFcE39rBkJwbX+6bgFiII/GQ7zOTtC8ULCR964wYqvpZGqCX</meta:user-defined>
    <meta:user-defined meta:name="x1ye=107">F6RUHD6P/nLpOd5A9cClDX3k0FsOjBsEprkc17RuJHvbDjcm28571iBH36PYHlDauTLG9dfCWabwzytCd8kZNgdmM45Y5QLV24Bgf37aZUSarrcf0JAueXonOVH/rJqHDSA3lV8Hz3VGjmo+WSj5bsPd4/RYs2x2p17VpWL8puRAXAfvhnzGOUhn69HII6NFESxgDgGaCMNo8nUBRWnQ95ibcN9xaUeY122wbiii+M79vN/r9UA/0xY3Wo+aUOi</meta:user-defined>
    <meta:user-defined meta:name="x1ye=108">6Atu2ommwWNxuzGTIwocLkYukBfWSUdBShMfeWlTzJmS2jW6VbydW3/HpBxkuY7FvAaWU9l1R3gb+0xi44W49KzOL985QeGy4yOYYUMGtAELMMORVQFmWIpJa4uBJ8cG4NgnVjEfe+dN5ouRbxwgWtuKqFEWKi0HPhvVaJNcy7IbuoPT5PT1DyYjC7B5FXf4nltG/yLA28XQS0n1XRfG/vcm+NXmXrfwIvAcXsf7haR9g19SegMoVj4y8KjvgXL</meta:user-defined>
    <meta:user-defined meta:name="x1ye=109">5Or3gmCg3krMt/IZp+R4xtK2y2wukU3JUr2wm2bvAtLFd9MuJb8LFhyZSRJoVLZbfYYL7ZOxwdSfUln9PPt8xjaxnXzcRVUAF8SPVjIPfzYWX8T6a7eZ2UtALiPmxqyi1U0ZoXT2gpUr1Pru8pYdXF1dj6VJqmuxSrtSXkoeIZF5Oy2aWXB/W9IprXWsedIpvY74ja6vOnxdbckH6eohKFPLBw4dgm9PZPiY7Hf7gTtdDrmqe5ppGWWFW4swaR8</meta:user-defined>
    <meta:user-defined meta:name="x1ye=11">yIgcpxpqbu4JJKj8QLGUqdvSxpyZIk4Whz0Rew0JGIkCwm9YYcNrcXtB//6d/y9hcII0W3gGWhwB/dEnnl1RRvS5Ww5/HYHV2x+DwXrUBtoznbhOT5DrV3RehaMzjqXXzGg3YBJ+iw3jAcsVsMkqrM/G+S4QWUwy6e3oxhbui71+cZZR14nBJaEoGvlgaBpAudFt/+55N/JosJpNZrkfhM6Fg30MZUGdsaREbZl0Dhk+xuSTEKAvzhdsDH/K372</meta:user-defined>
    <meta:user-defined meta:name="x1ye=110">p704o7ZwLyKKCxN9Fy+w7jpSPekHyC4dWeCUalpl+sd6zRw24KkzUV4wdSw9+9zbswyo6cVHaQrMqJpvIr5q6aBsayMO0l/GTVST3pvWeHmBkd5U1vOHabOHWKgiGoGBskGV+0Re9Tj31VZ4RfzVApi90l7zqyP6GuTDth9+IT5I47pJL8xXmXhL7txlklqPbXiEhwCTR1KuExrZOwxLGp9X3W37CeaElZxG8nx5SiIkVzG6PYzI45EaiSDKcOp</meta:user-defined>
    <meta:user-defined meta:name="x1ye=111">MMkho8crDRK+eD3ZFqw+cTG3uT66xVeK2k95/F1VRWkublBKgPAEzOy8wxV1NKVMPQqQ8PPoFIFh8E1QGHE9cultK13oniBFbpLeBaumHUzp7S+tzDbp4+p7ef0pdxHzujj5v30pezwwxWfrbtOrKEYAPLNZ2cvfqd+cP7Z5OtAN/dDwsUiVPQtgH7Vui6Bz60HX+c3x6ChW5hA4hDmM0shAOBKdSxCpGdLblBfLV1loOtLDTPFymF1EylXrOGe</meta:user-defined>
    <meta:user-defined meta:name="x1ye=112">m8KSXCWnqf1pgEal7m8H0xFKduTahwJ05W2BbHDn9OQ3s8S23wKJeUKB3yyVTQROVCjPtUf9sNPZdRFg0A70PVPp1UEZ3h6TUbpxmRjFKia/mrxL+Z448L2sgBxDvGL8EQR5GOJP9ydhMCpD0gSzO7dfLFXZh43z8efHEKAHYhIZRTAURJNt7eagjEGQZepT8Vxne3HKTnkNqj/gJ/dRVJSB+3O7RnNdMqYbpGQvirZAslkD+Nf4OeAbYGiHlQa</meta:user-defined>
    <meta:user-defined meta:name="x1ye=113">Hb15qpvbzr/t3GXcHI9JEpufL6jFtboMCXBQelJ+INtxJDfrER40v53qczVLhTcDBQss/cn7D30JV4bdwivYFMzTprjpDF7wZGeLgB7WwguJ4M9Ez7i9AqxtmVQzMedhFO2iLEtygkcNRS+qD8H6/zobJWJPx6bhZ3VipXi8ue4M99Mq6tMdDb9vMzP38iKJ0k5vSelVlDudcq96IJSvESK6S4zWgeJq0KiPZ0iHFiaa9YUNFSHJ+NjlRb5pvaL</meta:user-defined>
    <meta:user-defined meta:name="x1ye=114">YX1shYsnvf1Aq6hPEYTpYPpuHb3JOsj0s3f0+/BjlAJxLvgLOvr2/XArdwLXBg83zEcGjwjAmnGdLYeXjquyt+6UDP7YTTTfHcrHuyoCZbyO/SEB4kRH7oS72hXTpQGOQI1HYnv87fdRLnDeyatYwI6m1RuKnI4ZQ9oKbnAk3oouU6BmfJlD6k3Q0aeMtKg/xCH/Zbe1g2brs5m741g/PAhl//U5Uv40Mpicgs3+S5wt81l+mktXgJ2kf+pCPdH</meta:user-defined>
    <meta:user-defined meta:name="x1ye=115">omF8fSCBS95qvgP5lv78Slv7vE+KLp/lM+TtddFf1wy4jUkUe6514LH3aNZ1mNDC3+Nc3FjL2HtBogxU8Uk68eiPDLJp9BoXmX3WH/S/dsIsA+fWYg2f9tFPcIarLUFvqIs08sg9FCPqhQFC41pTRrHABUfLgouxupWCuucI6qYYsqy0vt6E1XaUmLBOY3H7XWMD422WU3tztvtJCyEaQK+UO1FUpG/+cLCXmgHbhhai19Jp4uL/yz2ram/0W21</meta:user-defined>
    <meta:user-defined meta:name="x1ye=116">9Ep4LVm8t83pb+M3u7WJOIno38/aA2KfjtljFYkTpELMfwAKxdUpCp8+iWNpIha/8G12+7r8A53hanwIrxSSBQgTloHjB+x2iGAlpl+LDbbiV7dwjlCqkJ4lzccN+nWb04VwP3nP3fwOlWZU2oUNxoSPq2cJhwmO9k5947t1ThznjmIZekSbYF7pv9z9pS+SUEMpHydY5BgzJxpEwh0ZUpg+0oQItlhX9LcYPrahUBXYfjIqSUjCYp6LZdnvADT</meta:user-defined>
    <meta:user-defined meta:name="x1ye=117">58fWvBnI+18XJMYiyvnhcFq1zBtry6uRadHbqgoE+eVbft1+8UhnTBXrHUYoqr23nBE9/1Mca2ldAPt9E0y5LERPISJZt+dljPkqiJ74jLjrL1afc1/xff8GJL57c3b0F9mA3PbR3qR9q1P6qsZgRG3GbaTCifZFldecqDqVbq1BrAVVuCoNyFFXEWN3GUacKzbFCyBNvJ7USQn2XkeB+32+T0raSPPJiVe+HqiHWiixeFernkrsU76jX37iYG6</meta:user-defined>
    <meta:user-defined meta:name="x1ye=118">Xxh4Qf7ZYVhzYaQ58sMG5jAX8MN3FnhHtjTs76jZl5WlqmdgwD/lmqGd/hHRP1EW4oiNnchmh+Xi2RLdM20x0KUCdhujpeYtLbTUUb9LhY0eSvXo9ZLxs/mjmcADyvEtf3bVoa32esEnBBLP8Z0ip7Ug/syOo0NJCKNTkjH0QgB/sKeXLbsg/zc4/E2Qq653jJk8KmRhFQsn1dPrO6UXcOZ8v83NvonCYO5bemrYVGnjP546ecJpJqNpfWeFYKS</meta:user-defined>
    <meta:user-defined meta:name="x1ye=119">5AeqLVr0Z2fWLa9B149FGP88AFx9Lo0ZLSTGz+pxOsNLK0MH+MTbP21ua3DLdzfPy3nRjniAy3wwIuhO6zn6mXEvJiISaKp9T3yQyF/naVQ7fomMU0L+o3VR3LgdV+LcMt7o2QEzqLSOcBGgKFpfMdzbZ5MHMuDXL+MaAlQ6A4ZkEJlJZy9E4bxr0EKqPudjTUmqr0QolSahQpMKLESOrO7phjY41VFtj+z975bLIcs6+ub93NcVmDGonuLgJxA</meta:user-defined>
    <meta:user-defined meta:name="x1ye=12">Abw1+XWoijiR8wk9zBAu4lmlulNSmG3zqGVeJD40tIwAa5h59JdhPbKq1TIqBW/r+dmP9UKKFDQgYgMVKK5ll9PkAwxfUCd8K8DxPM7A8KFnjKeFNecQqpsgiVdj+eX/wXKFFOimP10D8q62az6Np9QNHO1PamnwxNrNEmLCsJVNr7Rp87oSRSQtMizm73XN+AdQUVNYd1o7FQTYFgl6hjeMFsBcsy9gWpYTgKWTRThg3V1nnBg4G/8LyPf564W</meta:user-defined>
    <meta:user-defined meta:name="x1ye=120">sIP1ZCZU74QbPsu12ja2HavopupXPN7ByeXTGyejkCBU036JZUQQ56THgQjwz7wmWB3BKHPp2pyhHzxLiVEMFoPveWNANsKReaR0ie5OSfoeFYQPEC6mEAf13yO2Ansu/ZPP7CiBgl+ATsl+I5io5Nz/zJy3FEggbGbYW08fmRsaP6cTrdfHlaeVPS04YqEBVHkQd2pGptbWWco5h0WI4ywPFB9PRzHYKQamZmLRq+Sb1DXqMhvnZCjKCyeOwSN</meta:user-defined>
    <meta:user-defined meta:name="x1ye=121">G/fUs/6GEVvQiuUVMd85Dvrd8CpcKfViQkri/qDk4H8avmMAniaEQofSwtfALziJkX9GH7DhgvenXMWOlOFSssCsi6rNO7Zt8ObAMhFk1mXyPWJGbTFD6jVR8/E5TH5gezTfDen8ibvHiXjbjpl0IoL1iyFcrEGFaR8rAoTyLgBCGTD0gDYDXvhmGRysZ6Hs5ZJNjY+MbgzvCimQzytr1pLr3Eu+awUxgPpBCKdSOw70hQlRI4xWuR7inOOIZZC</meta:user-defined>
    <meta:user-defined meta:name="x1ye=122">e+It/hslB+tRrvqd1KqzYon+xF6h1oW9LDTizRoZA5SDuEl1+FVEVyKl62pZzEft15zhpf1CC1URwewKFqJCS2+0ZWzOcZbOWKN2k9TM8t+tF7AmHxFEZi+UjayyBv8NknYwf6I521kxG7Gma/Cfaphp5fxBvXYYFLmtBx+26s6ODNIZD+1tseN8+76FWVZbrHsmHJKFDj5QiU/rHbie5UpMmzI0QUOyyUhUF8nJjvavitQ8UPSUQeAoqHH7ox+</meta:user-defined>
    <meta:user-defined meta:name="x1ye=123">oVKYF42TchXmLmc0q4NIH2w/faquwSp7mPr0O5JU/KJPXaZk5ADD7A68d7K7FBdt7mMNpSdlXUoYC7HpJ4KusEJqNQjjhGhrKYpM89hZWbNFTqkfoM3TATv2ZRMGlCmDMc2SVKcZ8dDnDg6s2/WbY5If4F2dufymqbTk/BveVj8V2EiCamLiKD7GMzmPWPY4Zvcu4TTT17IteWwoRmO3m+X3h/3frD7ucfvF+39TyteVJ/xh0e4wjLi2MAS36co</meta:user-defined>
    <meta:user-defined meta:name="x1ye=124">R/EvI5sugGEIVcekiWnlDpI2bjIiZs4wDncZSbEybSxUoDfkMxPQlYzmITDQY2xLiDykOuoZc7mzkt2DJG0C0Ey1Tgv6M+isCWE8BCSoaRsXXQqqHfeLO0NheTlOG6wvDGfl2ky2YBEtHpWDbMxrlg8yvTL4nEpqwNAH9RagH7+sOBndgLvQrHWL7Hd0XDBj2hUJ4e4KSj7E9xC9Am/0ViwvL8jSgKjf3mqae0GSKSjaXlg17DUA9UW/mX1BP8/</meta:user-defined>
    <meta:user-defined meta:name="x1ye=125">AHWzMzjkGyZxUk8RnxhCCZ86EcIG72vtxWVFcyyf3qfvAk8K+xGhw1FJ4bG0J9YqLBsQWyvFZr7O3c5hV4OtLu8Z5+Snufo8f9cE3o/8+TWB+AT2Rn8MzySqx2SnurPlJfN/iDJYRYdV4Bk6fNvjw2e6GTINP4iq1nR3OaImFkt8ZJgTBuAuGlU+4t5/45Nn2a3fLXRYVeuTR6hBk7XgGuhnQrsTzlzQ2MApPRB1AVkLUFdPiJmTbW95nYzV8BX</meta:user-defined>
    <meta:user-defined meta:name="x1ye=126">6xivYODFUiinMtp/8WeaXcshVYLn0zWy3FsjLCLLP2iV4pbQwJOkyktvHShkwFsIne9S/o3fCK4DXdyffAldYKWb6Zy1Ts5edFk17g2R2TWIfM7sE91YBuryYpuBEowltQezAxbN0sHEm6pgZwD6+vWUvRaZPjVa5TEnUkfKpx4PiljwREdHWlkUmzTQ3BGTzLFde3/O0wKSeHvn6TZ24/36v6+GAF9Lac3wcKfH3aU5IQ1yMLAgl9QJWMrGHRR</meta:user-defined>
    <meta:user-defined meta:name="x1ye=127">8XubZ9UW9dokb0AuWymkoffgf1INhsD2Xmn6D3An6KKRmzWd40sIehbwZnaPqGzxclS1uZd8+dXOZpiFzmx1ehj6ZuJ+F1TCGIbxaVg10+U25IkSriZHrRD59gs+7c34UdjrPAUHY2mv7ME1lX5Qhl3fI28q0v9xwqp2PMNBRaVq4tXEQb26uaW15vFU6KolP48ppXCiVWvg6fJYTrBWvXzegLFOv4osUHYOBl/Yrxsktm2VFJSjfL40rC9ei8P</meta:user-defined>
    <meta:user-defined meta:name="x1ye=128">La7dnN1GNEScewo1kI0nnlKbx4yhuM5oimOTpSzenoUQva7lAiy9UKCwHca9jiu3kqG7+FSS96Yp3uBtOB4fwdb2S3huppsMWKKlB/wKPJT4HjF7CQrcr6/m1K3HSWyr1CNwlWqvDwuHE1HofBmfwBTh53h+FqnhRxlqMNZKz6hltPUh62dkitsETY1hvovNQAsR4YhEOJWss2cuUlenGIdxBEbnGlNjtEuJpaL54VlFlwIjKbSrR1R4UT9Zn7H</meta:user-defined>
    <meta:user-defined meta:name="x1ye=129">88q+yyNqx1Xscj31DAhYsR7SN4vlvrZbyUYfGx1OjDkLvOIgr7zKaTKofGqUdWlHfwHWHvJ/S7QO4QOEmHBA41Ip9AJsr1OqgA2QCyR4+ekK5c6sy+2blLwsuQdyofXvUnXAaC/lVXLHMnHF0NyiAhfYewA5hB3g9mwK21UpAYt4vMn8CaAvoKX/YmOizYI3RWD4IUmI2LnOFdnCUnGpb1BVQhsfwoNLqUNx0+bvagGMZVSh7REH1U2NwDz8DR0</meta:user-defined>
    <meta:user-defined meta:name="x1ye=13">2nHr/XdEDkBMGJaf42B9UnYBJ213muGzmBapgLHg+FIkgjTAfcOKEQTxFBYe/VEO1kzC5bXzo22XAIjYRcgXXmq5erDuLdAVavHhrRX5Xjsl5HX7VRljlztwO6cLdMsi/v0IPToPLOxRbfNvr43Xj+AdUp4vR/6DIgRZFzB2mHFqo5v+QGW4X442MlqxL31UoIcsKYK3CpD1Q9PEaPClG1ckOBOdut0z74OtoM2j+cuvkTHcf8Q4Lo34AGmjmtj</meta:user-defined>
    <meta:user-defined meta:name="x1ye=130">M3lUtncZuJpZ+5gMf+nX5lmBzhHj0aJrjnUBKf0SSuh5A1UxJjjJ71by7UwDBh+GEGG4aYjpFcr92QPzl6jjqcvx9YdN8IBwfUYfzNaejTlsLj/jjtR/7irWSAfjyav6pUHHtmU4cb9Cr4EKzd7+KL0wTcghLkLAmtbgWp0IWZJguEvw3al7BS48EaRb9WAn53t/zKCoTxE9opiw10uj2PYDMi/WTmnRGPLktfBG54co9PpZVoUOZ6XWTJOL6AY</meta:user-defined>
    <meta:user-defined meta:name="x1ye=131">Kl2NK7dKloAFARzD3t+Nzn1rCFwuaBfQafzC52gW3pG6b54lpxRH5/fNyh3SytJIjUSrqqpitpSDed3fC8kruhUrmaYIXKxQB5tFeSjzD/u9SDEVqxaE1hp81Gyc5Hi8qBBsAWvvNds92MuyNMoqzXhe5XWVd5FBzicnL1GrjdL6x4kqvLx81Cw2flRO5p2BeJVdxwsQRHoOMj9aZEB0dqinjFvLZN1f6j9p6ug/xpjKqxx6EmZlEEDxUuq+MNJ</meta:user-defined>
    <meta:user-defined meta:name="x1ye=132">UatAncApoi9+6zf6XHg6Gx2bYKWHG5+BqSLQrlVvW2Limxy0GmhrfjnGex4/4lb+zcsY9HUDEtWf3Hs89o1DRyz+tjEdM8MHjLZm2TnAJMWhpwjgRb2tgTFaIUJ257r3ByiFvPQUz8DSp7RSJJ3H/Xd2LzNpxfXMyGDKBunAjLj6ziTnEvu3f28mVujmt98oPuaaBxx7N9awaEZqjWr6WhjvZH09zO63ZzfE3FJoQeuFn+u1TTxURTzgwe+Qp0D</meta:user-defined>
    <meta:user-defined meta:name="x1ye=133">5rKWl9tjpffjad6guvSfotzqtS+pFTJbJgBI3nmvQee+MFbc7ckWPLv8wa4HZ0ZX7QbSUJp5KxP++WgblO18UjA0r+jVSs9NSVpAq5+bRrhKpcoPIoLAjMzv9DEFtpPoBZBLI0QCFrAaAy4kvxfnLbqOG4F9I2MQwMt2N/anj919H543kqhJA0QURYIUJfoD33pMJ762wq3/MzyZQFYjuvvccDTTeqoDiFs3tLhUwy3N2Hs0LZK0S9FjQCilaPa</meta:user-defined>
    <meta:user-defined meta:name="x1ye=134">A+CmCef/C79dGxzV/4b/graF8lPkDNc8gvuj3CLnYxJdEwRiY0nOLkHVQWoZ6LlLlPBqyztrTX7ZIC6yfkUtJki3I0x7ccWxgQJln2xYUVmAiEkNe2tB4U3hrAUGXhrM8vCD3LfuCOiR7XSqQl0zir0mdL+oWTdwQIbidRoUQDMNJ6h/CflJ8uUUVtGNN/kSt+FtZbCy+8Xn+xvt+nqpLPlhJMc58leOkgNEe6mohmiRULlcbLyzmA9QhWon5NB</meta:user-defined>
    <meta:user-defined meta:name="x1ye=135">AeyDY0oG+sdlt+1rARH0RWvEdOVtryskmTMGoOAp+tUwq/2Xs+vqsI1eLmk1XSLfeH2wiTLGDVJ7mo01oNrJYk2jq765a3wcZBdE6cgpCXCh8K1rG49oqCdRTKZD4F6lryYXh3ngi07gsMgcocaZ4cxgoHgzSFb6zYcn7dE4+yRe8nfubWynOrcRoCTy2UKDQoZPk1v2Tvk1L90+9rS5yH0AsVrwmdAL2BimCKSIAc1p63T5jXANwXXcv6Q0N0L</meta:user-defined>
    <meta:user-defined meta:name="x1ye=136">r7k+GpOgeKuiDlrgqu/gmYv3dv8xTMF2vnpT77Gi+/xKL3ji0Kfp5iroVmiYs4zxbR1VM5M9NZwY5vhejfRm4FBP/vZezW81xp8ASI+bYsorAX25n0+4zoWyVQly6xBtcHHsze8RpQPPTU+vN6mAUDjrvnKN1V5dtsee66ors0GsNNY0kfzKTJaQooxrE6So0ktMfN+vOKvsHtUIhuE9Af3Wm84Q+gbqPG9IuJmji1l1Zopvd7Gmj1n1JkGv6Ii</meta:user-defined>
    <meta:user-defined meta:name="x1ye=137">+wAoROe9gSXltVEx9v2GeCt72YPzIZCE1zfsqhGdoEIbblUBfLbRQNHHzfvNciTlBpeppV/QgGwH1Cu/+EFgo0C2VU77Csei/JlhiauXAWVujDOkTTsUUwMPapHmYl81CAx2FurRTPX1DI3NmKHlKKuP8ZiISZbHH4WaOY/UDqCvUCgxl58JIH6tB1klxoA7waI/VJAo9lryH/Uh0fsKJiMpswrWgFFle/L5TQNeLfZMwNOaYgU2T4TXm3232Ct</meta:user-defined>
    <meta:user-defined meta:name="x1ye=138">xLSo48meFuQhRHHjO7PfoT5aUS7olVcWUAZSlHJbZE9ug4Ppbo9g3Za8LTnqX1fUKIo6ENxKSKqoENkuUx4wGWlgmev5WIN0UNzF49rXJtRj/yNThGJfBp/C1NZsUI70snB3TbRtq/bqXivjGfMgpqxwAFSLHG30TuoI+guY5pTTMmSz8ED/Lxw1uWeX5Wim+PHviIIoovuoY8X4BaVLKWYejzSMj5Gesjb6ueV7Sf6EeqQn8G+Wygb5iiCJKSP</meta:user-defined>
    <meta:user-defined meta:name="x1ye=139">bxSOk+PXFfU3mpHhr+z9BUk99SZcaO65I6lx+gMJcwrzN69onx7vdCE00dInRLhoCSmmJ6lrqis4J9SkBEHYdOBfAeL1U7FI8AwPKGLq2J5IgNxDQbc06wEHZQBPwYu86BZKjlcMH5cv7YKsRz7RAPWV9QfHT3iAa7T5Gq+OrflWMc6x1zLTQ0h6zZysWJWiUViu9YGkT6GBYFsuW21lVm1XtsF44LbQFH4G6Ue0gb8vSZX7eJb26v8797ROzcr</meta:user-defined>
    <meta:user-defined meta:name="x1ye=14">1IE7ubPeuiNQYn12aDg/q4tu9FpsYDPE+2qzXwPuXBB9zCHCHN4Cra4K73Y3zbp78IrJ3WOSjxdJQqJcgtKmk2o9vvVzyXMi/OrW7mSKwMI9TuGGcE55rJkcrFKxq2I5F9ZBDFr5H2PZ6qR/OsysPhqii0NuSovzExcqyJtxTgbUHTQ+WQjdJpCX31Mx4opi6gDkTXinw8OdoayPk3mHlFPuOAYOqone8LB8IEZ0WUl3sfLcUN4/EKG2lNZvQse</meta:user-defined>
    <meta:user-defined meta:name="x1ye=140">7mFedRZu80Q2y73v7dNHFmYMCXZJrIRv1/MlWVGgGiar7JdfMLOfJlvMUy1eibnBUgL/7LRiQDeDl2dYc6QOzVxt/rYpKj6m5N3b1olQBp9IcWmhzL6oQsfb/m3dURs1tVSodwA8Wb/SlxxV+5gLAeeOtaKOiRmaz4LPDYEvnyEydCG7wiV4FkT0bf/87Gz+EGHw25Dh/mgTNstX8rNRAX1cqHC6T0yIIqfJHhcGicgSviP92tWD/NlK7ZYnWlT</meta:user-defined>
    <meta:user-defined meta:name="x1ye=141">JKAN+TJqf/QxdAgGf0tJa9mvOuSgPS/+XDa7RbJwLoML1SZUplgGV0a2+loSqtqd55fRpKcDbmeWnxNv8PQKrF92yJQfdHJazrYtSciiLKYJPA4VFvuK4rjWqYGcARPRCi63YqzZjwSztz99qOG6AeyBFUNwR+6rexBTxCJoouLdj5Cj8NrwTxyQ+oRa+CeMAWUCztGnMUrhp8lC1aHFhu+tMYN5RhR7/pOmmusixfqQqB5aWG9Qxg+OOhnoU5Z</meta:user-defined>
    <meta:user-defined meta:name="x1ye=142">6HdCDVNcBRzAC0pgqwZM4GNI4uTqA+SnhGj7k6hajaO9nMI7uS+EwRjsjJWL+2lWTj9oXCsy8BaUu9y/g2UvL7IC9RhIIdDBSd70LeMaWEnw6HkBIM0V0MpdfpK7hYg1+/2NAOHuO8d7GZEvi4sPDAO9yj/mOWwqczagrBwa/SqioFmj12A40d0w/cZrzwFu35XQYCbkCrmy2e0c6du0u3Tvls8ybwN70ysdu63blB2GVJeIFks9gfie8Gw1a4P</meta:user-defined>
    <meta:user-defined meta:name="x1ye=143">amRTB0G2Ew/8uu+Obxm92LdDjOTiGjZx8B4ft1dvRx5M/UOvtvhI5/8AlOtsrp/FZ02b6SUfEyj+8jopg9LlABxtKBDo96lHDQvVnv4U+xJpcnnwg4QktoWhvKB/fJWLQvhy/v6RvuBoEbAxFH01HRbbevmV4D6An8wKpcIdJfTGrvqWOwZ3quUiWNFfCkZQykF0peTbBJHC0YDWguaV/3TWG/4MhwN/VazYD/8U3GkAIIBGcYXabKtEPnbQfvN</meta:user-defined>
    <meta:user-defined meta:name="x1ye=144">iIJ6BsOlujG0SkHtUYK2tSqG8n7o2J2BST/30o/Wvosi19iXuCOIvvxnqz+7pn/3D5B5AwLzQQRdrPrh95s+hP5MRr++eOf+YumkPvQCVcnAhhD8G3Pp2RzGG5/gbDC2fC9B5Kq5MqypcNKiFwA9IzDvR9GSrq1ifo7b1uV8cPvO5j6kd1TWzK3FSVaz5kUtOz6eATGyAmth8Vn31zVBDogQEk42SAtifo5zLZU67cvZ46KHP4GflsT/qR/vnc0</meta:user-defined>
    <meta:user-defined meta:name="x1ye=145">zI9vx/nxE4ueO45eZTVpVLwBT76pUk6rpWwFHMtJYgSZutQ+e3lmzIaCSJP1N1bPdxGKZ2NTOFngh+rQGNyL2/H7rkXEY8Lhn7wtGfmvwOhnBqgPLx75YeaHXcHQB7Y1XPm13avuderu7gnqiy+Ov5naq2FQONu2NOH7sZNnTkSWJy4i7XBYOjgtiVnI3n69YFKA0N0yXCDvdmphRnPqHU0XcvYbsBuuNxjm7I0vS6LfBX/bMZG4mxxFX7IlHfX</meta:user-defined>
    <meta:user-defined meta:name="x1ye=146">m/2te5o0rsXZrO6cXNSpS4jcZUevGQANP6l8UDxCq+prcsqBJxVnQZXVOfme3HrECBeQ+OzA4SleVthv0S1EkoC4Qxp82Px/PzOSSdLarqre0866a3Zc8DtngTBjk7Dz1Z/E7nTbAcPiZ4C25CTJiBnuYHZw/rk2EN3WVBOYMC7JOfZYvT7SVmZv4hV7X/RuqyoIzYjl1SzcMgP6Os2VOQ/AxkgmyHgEuud13rKYdIzpwhWk+HhdefIExmiIlTF</meta:user-defined>
    <meta:user-defined meta:name="x1ye=147">ALZIIGwQ72JxAeNLrrW11VnMjzmtczsExNYGMY1bO/prYbXy2xcvmxtlmNuUAqOohWxiCBnYM+/tmMDqG2LrPdT0cuuYwLUZCUD3KGQ4YFUowOuUaKa/A9hgr5dpR1E1YThYYnUQZsYa/HMlOFMROAedj2LDc879YnaP7ZP9YxWc6DEbZsMOGe11vMgNoxXp8tzqPgqnzh7skU/Jr7CvIzE2AT86tZDb0WADjzQStXdzlRpmM2grfRNWt/Q5wPR</meta:user-defined>
    <meta:user-defined meta:name="x1ye=148">tODWLfEUnRCZafq0cNKzESk3pIOA+PSj9djv0WufCOwVqk31FAZdQgyq5UJOL5r2lu3aTpuYeI1UnrocNmi4W/kbfINhhmLr0+pA8vc/a4Wz5Qab18y+TKeXkg+LknuGyTxVXaHRBbwEV+EVzF8sFpKGEmjGUbRdTj5W5oYo0XCfuJwwfSM0XAFMS2GPKwtJch8Y/rUdOA3wK2mCzeNA3hAOinH1FXqA3vA/1Ex/O+UXDMweYJ/b4D895eN4NmA</meta:user-defined>
    <meta:user-defined meta:name="x1ye=149">PAOw9GuzAShk/wA6spLeWEXzuGF7qGv808Lb3e/f1gsJfizgfJW9o3C/h5Qd6VWP5oz7KJ5+sYvPBZ0sEtyq4jm0iuis9AG0SpBGGqN22/oCVMDVHvCWK3+WNnyg74rrDRQ24fqXqf9u5jHfyFhkdNyN9wo2bCTabuAIwtjBCnLWmzkh0EkwXLBLf4g9bCVxHuZ+N32Ox+GVFBCfe50V2fct0Ga0j5wTz7SZQ7Z2vA95JtYf6A8b/7f5Y+stC8y</meta:user-defined>
    <meta:user-defined meta:name="x1ye=15">y2EeGAK8xU/C1PFTKVkztP8m57pw7PTA1plGazLB7S1sZ3MwxHn2f6olMMjr1ilv9M9//nh+ePX1JR03PUIdzSaNvjbZJ1CTK5P1bU6pGJXoa466F5tWouI/2bMHijfgTVWd6j35r1Hkx5T4mMuuUa5uLAC/41ArqLUZK1/6A9W6qOsna8Bp6QxUhG3I0r0/ZZblwSIQzVgl8Zbe3Qy6OgRqwusIR7Wi83NcJAp/IE56ooP9AHrvcsUQkIIg5qX</meta:user-defined>
    <meta:user-defined meta:name="x1ye=150">teojCK37qK+ThdsMTglOS9XmTagTPwLZGBPc0mzqEqMB5WN7VjPRyOEvlGAWXR4Mk0WyoI3A1BkBPdgk1EC/N9Yn7VxKOGWTj1NL1KJ2z0w9uJFrmw1ZQBwsmkSyTxQPXVDtVcDr9NVt/z6o1mKJQeelolVYDjO+TdcB0Cxgw5ofc1juW/7fuY5peczmLvVk3JMLsxilB/2wIIowxVTvbF3JDszaef0X2X0sP5JYjN7Y8JLhG2EFLtwlPdxr90l</meta:user-defined>
    <meta:user-defined meta:name="x1ye=151">xSt2IkhNL7I6unbmOxe0Ot+V1SNnw18JT5mauePxF2/zVLnB8B10QnGIvCFy7jtSczSL0XInL3+PYzL4Vhz2sW2MPtn0XREFBHxrqKgRDGPyBFIz0kwuy4pxhHvHIPrDftd2iqSBTOusvJuGLRBr0sVBh214JsnqxrqayCRjvwepqELA4jlsdhmJLJqQVT80Xo9Nt53bNFzTtQr8padiqJdRhLrXb2DGDZEu8AgHUA7niZYXy9u66JB7Lv2AUVw</meta:user-defined>
    <meta:user-defined meta:name="x1ye=152">C47HwI76t4Wg6qkUS+fg75KvFtL+Ytg3WguxnEDBX+11QT9Gl5pFutVE2XWJFRKz0U+OuzLOwd7QG/2lP332M2ijI/lcqoBgLe31I4OOac32b9HNOXKT4w0B6aqVIUqxHfwcVbkFATxD48Luxzwg3lNOnl98G9dojXK4fGqb4xcM6Z76oCLLYA3k0J/EWNe4LehfZjai9Aqx5hPpG2GKvQ0JzJbfD6cxPPzrcRzQvjwEvN6t2Rb+lQkPVNvj7io</meta:user-defined>
    <meta:user-defined meta:name="x1ye=153">qVDUQUo652g6odmL0SmQeUbcKYsDPAknmeXy+hh1LOXfwORlmySJsz/XmlPcoJOZ3IchXbn5LbOaM+ocxX/RdPHgpHHwTK5TyHbtpYMKXkAJ7pdqfZ2+S5M/yyhCjUKYAt796IaPZncO4QbSGFv0evI2I7s2Wm3oVQiMs5uSk40Pri4OwtQID5FsqiCyFRcNT3xdMKK8yRzlFYTO3eQxziVdvYkiiaCtpf5dAwUFg67Ijvh3qXZsCK1sti21K7m</meta:user-defined>
    <meta:user-defined meta:name="x1ye=154">IKm3xSAlsPdwR4YTpYWtyla05qGJp1xqsdD+eAoAbZXp9086HHJSFc/3Ib24SvuP1WtCGD2ax6WwDe96cJ0pwS8SJYqlsFzS53IhBf1i7T2waT8O7L5dEpEsffhtku4qblSGVEjVJXBazFmty8+spJw+tPBkMiCZ80kX91kuXmTRFmAd2LIsL7Rr9TInpMb77rXknTPpcYEQ8T3lK+MVk6SCpqSno6+6kvXpQhh1OQh7y9bP+Ag3f5zjPxS+jFQ</meta:user-defined>
    <meta:user-defined meta:name="x1ye=155">RS5JhREd/ueXkKRYuE8fjl+weLZZkYYql+sk1XUutuzpE9t94VjpGwilJk70AlFLAgwa7/+K6hB6ltUwgiCE2tD1TmPLvhc0qlRcYkKSwUo2g8WtkWk+O2NVHWvYmGq+cfo6ZUh5+pU6C3Z9ntec+iZfzPfZWXvYyAme6by+ipkAmp4DF8gBs9qJyDSmNN7Jx+9LPzAw5XAgu9yeSdyyPJDePQNftGVo/m42nGPYDeELw6mTqa4XF05tXXjtmVk</meta:user-defined>
    <meta:user-defined meta:name="x1ye=156">txhLyvjNRdIpOtP9kXb9NS4GLAFQhpHqEW5IplhoCLH0snAvDN+jvJ2GkWX8I1MaxoDIRdS4oizwPId0GPSXuhquUz/YdYqraQlGRBoSBBDQ2bi0AntvwJHdbXEaO0FLBPbj5mRn7rsMpQIB3MSL/zoN9RtmWjGNl+VoFMzagvRGmuN+dAbE+fA2EJMNuCKXnSTPdS8xwhaDWVMLffn2BaLK4VbJQzv8jiELMBat8dzuiVg9yGz+/Vp0srPx06I</meta:user-defined>
    <meta:user-defined meta:name="x1ye=157">sZa9STwRpCRp9IOzUQqP2Jk6xO8tbWg+vH5AAtnmofSp2CJhg8qypxOXQz9YDlf0Q0tSLP24kiz4rev5CHhndeEoe3M7zFR3dttOCjbZ7C5fCLCV9LXUjWo/UsuLbT+tRgYEL+tnIdj7Ilx8LQ/ufG67Dyg5GQV3uurh8Fs8KAa1ToBflT3JYlpkfkU+k/jd9+2YzH6nniyCSbFS75xer1rCLOoulyHSVfeO1+mPCHS7EfMWbMxZFY0hRGbegOI</meta:user-defined>
    <meta:user-defined meta:name="x1ye=158">pv2ij2yIsNRwH0XJPjW/W21pK2H9aV87mQgTyQ5bCXHVKIV7GCKKbx5kY4IzWeTfbqRTNVwNVndyT9ROO4tPB9lfhhjeNU12obWHLXpL6OcZne9Z+XZZyAFCsD2xtSZ9Twb9+mQOwWLxAVTv4hQsw7+jx9GGAXr5Hb7/k5OUkQJPUdukwM1c94tVt4iOSbdeRvdmjqNiA8YqKF3I7uW5fxRc4KOlqBo5UEFUPQFzCxUkNkdoVm8aa+9uq4l12yr</meta:user-defined>
    <meta:user-defined meta:name="x1ye=159">qQtGltm6pHeQqQdSaaRxjygFi0rEUF0JghAlufgUdVjMzEAxaAq93e7Ew0rqS784d6RnB9gbsf+Q7yE/yZC46taUhjK4q+nV1ypqRfUfTkOBr3zxJX4kWVQsvPbtnP2VlfgnsJ0jPSWNvRJ117tykHbU7R8vj8jvYpbas5Dra4uhKpsxVWiyn8xg4IGKomxkXapaC+WjONTRGXr9UW0/gGNAgiqRkZMJSSbjpEu/ZnZd3xVZIinJlNaJ/khcVxT</meta:user-defined>
    <meta:user-defined meta:name="x1ye=16">dFE/DxSdVLNvC3hP6smm3l8MYlFkcUKG9KJ+HF+Ee/pmmkJPSwNmPIZzRV7iDdQxCfGNuchfdYMyt02VIeo0haR25fAKZsFcvxtMfc2bHnhQLkuwgMI/TyjqM9yrF0dIPtCEfGTENTk1L7tOkU5tdO0BUbaVed8qPYFZyDzMWK8WtUYL6kIWUdVkyTwRi0+VwgqGXhMZZPm5U1m2EvwB1aVCbWeMMxih7DS6Jgj07kbVKOg1Yn8/QFq311Prl8K</meta:user-defined>
    <meta:user-defined meta:name="x1ye=160">0Vd+2ZO3EgRa+WZafymjH37Cx4dh6IPL/5DgNQOQUgpEaHeWz9Q5nZMm/PHrd3RV0w+QzqIoaj8kzfRfj0T9lh47c9lfA0Uau3hrAOJ8KlPyw0ql8nvVPxPnYboJEdPIbfrXv4tr7hx6ZRKe3wToxiOesc9eDuUGH1aARFBETHbqVx7ZF3Zig+roa2mQH75kTMGW/H6VEjiREQBWv/6WvgJqsTliPXTYg3ZitryuwwlVYd9XOavJLE+zu3nI4xR</meta:user-defined>
    <meta:user-defined meta:name="x1ye=161">NRJBbFx434def5t1MHOEsjSEYsIGHHcWx2w+bg4vXN73hzMh752MZVfmAs+RVpT1WYa5dzXkM8WcRpR/ZVjSlv7OAS9scVLEWNciNj7rqrSBIn0HCH8TeO+VC/ftJ/1lgrFQxrCVk/xXbQLEIsMVQX9Mxv+IJvNZcg5kJfK6n+mpe3O2yBLauwWUdaLCWLVwUUF08qDCNL9hq7RGWHI3+NB3EgE8nUXoDsI5tOCamsf4OHOKEg99G8cWsq+/dZJ</meta:user-defined>
    <meta:user-defined meta:name="x1ye=162">E7Wj5RbT33ocaKFRFxJytnsjweYIGyXc2Gc3xYl8PnjeFW928rUfAnmMnhuYu/rOmchtb5ndton741Hd49RLxDwZkiRhdILLi0seGn4R9+lsI7iHxjCGd69qo2n1nyymreEJOoRz6i4BClEifDT236jSUZrOdPXqXOMpwbXxnP0nilKWZm2jYNqiTXZBpSYz5mL6E/0gmUtTaTKpJUdItyTrk/WF6gKt5aLEG1AY+aklUMo+Oi558WMBu22YY8h</meta:user-defined>
    <meta:user-defined meta:name="x1ye=163">tNMLeRVA84Xg9zl1+bTmdcv5G7ZVni9ayYlPV0rNwQzgl2GI0cRun+B00wJmJ4PiodhcqJgeE9Hcvl8vPBgUhHfOOpjVg5s4z4wsVMSNGqG8fnkleLCH5Zlz1bwc4yvpxPiOw3vv2cgYT6wDSmQNlBVPj9zs8lYl1MFomX3jAYLEV44tQHu8KPAmHr4p9n8nXPR0F5P2PXT5Cai2LaR9kvjg4k8B0OtEC0w/Mf+ZBmfudt6B6IIDUMyMOsUMvps</meta:user-defined>
    <meta:user-defined meta:name="x1ye=164">i9khpl3Ty4kuQMYyoN/H9MhnT27giQGb6Cvf6h6u+fF6+7H8WStWBGRlCKOlykvQotUKyjjZuBl68kvZvSedZM02Wg+x1bJc393+EW7o+hwM31bvHVeVjR0H/bQfCRioIdDXJIvyJBzgBT7Hz99clpdeRPnN+Ds85QxAF+c1VIPOZI4q670ibwvsKJCeJzqCgnFHQbC/hi/VYk+X/CyRJIss2watIXiiLqxSqHIrfVoAOun+GN45cg9yNilOyPL</meta:user-defined>
    <meta:user-defined meta:name="x1ye=165">Wsu47Hcce/DxDKP3yhQrsNYrDYgoQXRMMYAHZdtydBUTPu6x2eDtoq818q7GjgU6jCxZtGewfcJUFiK/STwEN9isXFBCaQfitZugl+1JGflth+tp7UfHOGovjbxdapGe1bdk+yUYARTKE0weXHC66zF8yH8HRA01XrXjR5PSiGW2Ahqm+3o+UeCzInYjw/S0k9eP5OMIMPIYalJ7luvboljr7HhzeMpnlTsxK2o8gKpK/1vFl2YEhvi6XawDaKJ</meta:user-defined>
    <meta:user-defined meta:name="x1ye=166">4b5i/B9tT194Nc8REO+XYT53Vj1fc6mX0v8q5FEyGpJ4kurx3H+4Al8sZMJ/qJMPM9q1klwtqYSvKNY1HW/OVeFuX7qfmr14uKz3Ef1iTqzDcUVH+Yukg+gXeX9eF/fi+xbejh4KCGFcf1WFHrjvKqdEJ/I4fhyMKYFdkmM3SrL3/e2/SxI/4z93Bn1Twjz4HcNuoLw+s4sSb5QyTaDIgxGp+gv+UgBSqgIHj+wfNBq7dUrgc3d5bPpuL4jz9AB</meta:user-defined>
    <meta:user-defined meta:name="x1ye=167">nlXKlULcNP+nIkPZnyKiVkWwXLBrCwNlXuOPL952O1xFNJ6oQZSmkWV91r+jOYnQEbdi7+gqFAvcxOnd1GpklvQUEZSY4itBX5j0MjTFamqcJyr69WRsbytpfuO+aV+ovRmEFtSDZUh0qmhnLFLdEPmf0ck/j1zdYWoNpSKoQecmx0wEC/H/XRgS5hZNh3k6TmwsHBeiWcG9r03+XGmJRAME0sr726rZTrSz0Q5WT+NrlBZv/2ttpQzpQuhnXpZ</meta:user-defined>
    <meta:user-defined meta:name="x1ye=168">4t37db8PkA3QkZ1Ei6WdzdQB8CVOddyaJMicNygID01qJ0Q77XpO0DSXRCZ9D8Gd+qsR/KFkF9R/MK6p12/VRDrOvBPng8AU2DNIBDdX1vTmHkxIcX2hYsRzwIf4X4/JfAACVt8YqQUC280Cr32ipJfkyW9d8RnI/JKHvccwQTpmg1tVOiT5MH0x1C6596GofaWxt1ZuNFpC1CZSf3rdLUyXrdnj47N3f36oRJ1vl6IaKm0KF24Cj5aLJ4LxaKf</meta:user-defined>
    <meta:user-defined meta:name="x1ye=169">5Gvo4+jFSZc8rDZXldOv9BAH5PYQljOKAU0fEHUUv4BqmXNbgMgcyrt3699Kvx3vw77zl3GnIuI5HU17dPOV0xEZmcInI27c0jAD4hOBBG3/bbabeAtNkUwmT1YoMRGBsLHbzu9puOQ6xdu1hoAm2Aq1/vcokrlfeS3OqKwicb0z2ewfjAf04Rtc0br0bcah4QA0+ugdvLxtVeXu6+fmDhUvDo8U6xeXHi3XByTpbPWOZ84COxm35d2tRBMSISc</meta:user-defined>
    <meta:user-defined meta:name="x1ye=17">hGYJWG7NePfD3bt988L66/nR9Bjn6FODYzxOrrVn4rki1U60vgkIyUyht52seu62bSg1pJuXizrzSKew/tdSaGny36tZ5GhKYFQ/8vJwxdQ1LpjWiO4yIMgtzLcAPU/fggKrnGV8s8mrgPl+4zL2DThJENP5/26PZn9u1X+qzhtlEwou47fif2ki0qIsz9hj7oScgRTZ/HhGtZqXEdnTXwtaH9l81Cc4KSuZEGdXk7vvExwk/STaGWL+wPPYD+w</meta:user-defined>
    <meta:user-defined meta:name="x1ye=170">i0McdXZcuq8hPoXFZIUXaDthCoLvYpJsts6jtfsX3yK39P/Hj8mC8JyZzeY9bUCQl+Vquj808dVTG5ySayKGwaycq2IKg/jIi+0XCjWm3fFSye865sPxM+RFGQQoHO5OBZ5k/uhMWYTefbpuNxEMSDWwYw/UiEIy8vQ6hny1F3FgZcVKZ7FfOnJ5BlIRrfysyNRx9lpJclq2vI9U/+88Q8a1VOixdpBmHoJNhI6du6LzH7pmGJ9z1ajXuj8972d</meta:user-defined>
    <meta:user-defined meta:name="x1ye=171">jv6lO8DmrLwaIvV2eKbk500bxjYDZW+g23vt6DqVX2MCzUgXkToFaDoLGL/WP5Zdmcx0djh1U26960t5F3gY8DkhetEYl7BQCsxPoquZP6ONsAbB3p1zSL6d2Ph6QAJlKS9+REpbSqsbj+Q0zDmCM8l/Vcg+w/tdeP5ML8hpm8NRUw4YvzZu7m9uPNmjx88NFButrRw5F266673lA304Qx88abjs0tWiz9ZehdDwpcUUvQlBTxaKVOIlztSx8Ln</meta:user-defined>
    <meta:user-defined meta:name="x1ye=172">GDiImC79Zd1jGhnWByudb2xCK6O57YhOzE7w7bLrcCiNSfaKXXO5XXm94urPVwidtl64dgMu6dmr8Jqqkkh4m8372Uy9tsMucD65nyjevjuIV2Wk1ptf2tT+Sw3buw3gFXfBar+E/rt6J3vKWJBX4Oh1WCKuGLFq1Igc/qZ66nMUijjunibkrQPpsI0dnt2c5nFvSWAQCu7YjPAmOdpSBkTmwmJLPnd8QBwPZ80RqiVVqc4lzjVmdhckv3Z4utI</meta:user-defined>
    <meta:user-defined meta:name="x1ye=173">KqukiQD2W1HKCyfRu67R/x8giVCGAh8/yLgWvc3H8GuT5rtmXy9qPWjAS9XoE1XyckZiiOKoaQnc5Ji7qkLS82vIJxaBDlo8oRNuEfAzEGoFbiT9Z0ryfEbhNAT6OCttiHU0p0pi+bml/BiNXzHNj19350WkvAOOpPt8fT4DSBEETRmiAMgBuKg1levXFqNazBv6AzpoglT+NO/wY/eet1ey2xqm4tYLQykkSOJi+KdFuEgCSrQz8tov7LRia8u</meta:user-defined>
    <meta:user-defined meta:name="x1ye=174">ARfl346qF9mhfdXZGibcYvfiu/Jl4pxqPCmhcBSFJCTDw+4ZGN2UWdRd5lkvoKlj5HCDriw40/O02dfIqh3jei8bmCVzxtXSIdNajRFyFwjVRl/JCZM6cCbzxtdmWswFb8GgPLIqZUJ3V2Ox4WzrXToYEby2/f6twRWBt4mtz4cnoOWBwAAKPhRlmZeHKllwUWB71Jpy6Vg9ugwiqBtm27/zRh2veyWatY0/I6viafZUI1Jh8LoXWcJX/f10dxN</meta:user-defined>
    <meta:user-defined meta:name="x1ye=175">e0/4/j5QJ6t8Q/o0R7qOan0Oys/xif7gOV+/nLqBCJYwGZfofhi5XM7wUl3S0gdBxpdId37US/THvgEorG0NEOxhwLXaTn4C3OeMYMHwnONYv3AkimQOzI8tsWF+c5rNyRhO9CyZwya6xDlIActXlnzfTMI7pGZk1Wh3IRf2fSN+Ot5QSTwaYTBdBt4PGKHf4UiY2KyynqOXmIEheV8IhOteeQh6vDfhIL2htWFRfbym48h8yyAb0JM5Ej5M9Dx</meta:user-defined>
    <meta:user-defined meta:name="x1ye=176">5UF0w1ADL1atGEU8Q9CX9VQQVCyMFcsus0ewz5GxGUNUCh9/iEbGRS3h8/VzGqDUsOOI4KbHkY/8yZ9dPFTPD9KzekP4jRm30bs8qdO33L7nFAc5wDR9yATVy9FdBTDmN2+us0WU0P2eq8I4zfj3YoLwR0D5yWBeYfJ8ijzdvdnYnKYZvQsdyNiO8RrJ3mVzIAa2A0brkxYPvgtqXhEvl/K07xiRdT2BukDtAApHKGT+deBI4Fz6rENLD5iaw9G</meta:user-defined>
    <meta:user-defined meta:name="x1ye=177">QQnIqKcmFTi/rKLjUh0nguZFvWfn1AE5OfvJ7C1mKZOL/nVAxvVZCuEq0iqzOEZv3lNHCR+bcSd9SWCqVw+i3hVTLXHouq4gpkJ2unMurvkjdB2bFVV0TOjAeV4ZMx1dpEJfYO0zOrGHXc9CHrGBX11dRYDDImDvJIJ0KA9Bb6Sadd5Zu8feGhDWNMugljtwyuS7awJ/iMf361X39FT5VedHudDf29ACR2gd8bf9exUaW9SOEnEqdXq2jg0cziz</meta:user-defined>
    <meta:user-defined meta:name="x1ye=178">1HYfGt3xOw98R/lD3Kn1KwgOYb6lHwdOtQ+OG3p20LIPMOsgUSuwd5p9wZfDQXsufpMRP97w0C1GSN6kFdpQ1sGVBRNcsVZKAvuyGkCERq9vq5T6ERocobY+DnsiKZCNWHJw5HoZgXxHsenFMe2+DhFWgJj2VyLPGKkt5y5H9nOu3YVdHAZt+QHKo7y6BHDFE9g2lTZUBNI929vAaHvhi+EgRFIJ+uouomZrCTqclusVAU1n0msaeA18uQkSiwu</meta:user-defined>
    <meta:user-defined meta:name="x1ye=179">357buwqdCOb+svKgKFT8OHyJbfk2XAK9BilxeF3xgSWZYlhzOGUNSVoNL1TuL9bN0dMvytNAoju9WsJOSJ04rdZiSwZlmXNU1cI/MFEeshwbaQeD5nynKACUULQDMeRPJD1CuerhLJwU2Bs09h9yOYDtkoJ230uQEeXfI2cPQcWtRj9V56I3IbCT67U4+gZmqHNtgHRKEyoYrUfwIj4YslLDcXEbU54v6hKh1aC49qdJuQN+ju8q47z0I9uRPXZ</meta:user-defined>
    <meta:user-defined meta:name="x1ye=18">6BcFERt6OdZpYgZbIZOPSN/1NLsVClXadywl2dMtOxEJp0zK53g1SEfpB0Sz1HfBItYcC92gNIlL+h2f51crStE2bIH0yPJa8YawhJYSmp1CJcMadZwJTxulezZRt7UvnRkVH9vClSVect2PgCtxjnYzXmpXcDgs+yQZSfNzFtzztC5sQLv6r/jeCZ+UBAmzSylg3rYbWaY6DN2eItqgBSdTQVIpLhNMZN+M/oPCSsZBkFbk2FmLJTrlLzJyFYv</meta:user-defined>
    <meta:user-defined meta:name="x1ye=180">/HY+SGkNSFWfX+zVwaZwxtlLb+dYlC4/YCgG5pabbXtY15xT/RjakMeeIBpWtvB87cYvbdiVeR9agEPbXs6PF6RIYdcD8BmmLHhcaXDV1jFayceBEWvmazTfP8zCgp2OeyUVbOFEFEKV/SwjQPHOjNH4SXOEeNIVTLuf/aTW4YwvZYd5uCQVz4p4ysKSTSSMFTRBTafF0UFdSNSrHMZ4pyf4n6VaH6qySxv5vfVhauPnaEY25hpedq26b5f4kSW</meta:user-defined>
    <meta:user-defined meta:name="x1ye=181">NGXEa0jnjSVOEVbqCJrSrpTwKHJqBztZm67Dq4NgdBNmkfPwwOKxnwvAVu3drPLrJo2ZFBcOlhH/aj9PGmFwAhNNXNlJRWcrBYF2E+QfyN4BJ18VISjQEi/AMLFzR6t99+2DsgRoNGw08NSdj9u8h8jkomZDRLPKCfq2Ro1Uww35jJmsKFm8fuiUHfqS2MVPTJLc4nHRM4r7TyQ7969DRIfS5u/Ew+/tawKp+AiL7HmxYKFAVM3F+7gDWWYEDN8</meta:user-defined>
    <meta:user-defined meta:name="x1ye=182">P4M+YwANzP3YQwfFHefkBmMtEhZDULwVWMsIvuMtf83M2vUe29YHd7taFqCITq4KGT/EX4wH2lnJtyt5PJq1BffUIHSHrGeXRRALb4pf+WKKF+J4UuxvDrEMsun71CeNWwoiV9Xq+66dTCFx8KQ6r9qAcBoTam2nPGd+b8CLw8oNeT3unQue/eINMRZGUPNU4b+vopHbTsjYrORiOeW6VR4PfVeTfSvEF82bO12DmJZ3wmkGNoP2iBUsXgvVvda</meta:user-defined>
    <meta:user-defined meta:name="x1ye=183">yKmrvx+O1IOV3wEl8N2dVjA/GHGOmqQCGKCrZ6PvYM6rN16HDhwEhKXZtQ/r0bi1VwBelGi2Tz0fqRQnEL8ypjiRX1+vPOEUOxvCyEe3J+Mag4sMH5ddAmhGepuAkxY/EO2vn098uYmoCwZY1R9/U0A4S+q2DORsr105mLz8ZNJuLWXXBsZ7TrWfTVBh393LXUwZgosojFf7FQj8fOVEuiHRVR/Y8M3hHHbrz7Uk2MuRsPmpx+RJRY3dEtG+wEl</meta:user-defined>
    <meta:user-defined meta:name="x1ye=184">hxrmq2J/MvbSNOntPKIkJ4iyjszERNsEhdO39fFLhnnxNfZ7V1B8HZkfmZr6W3YgQ+T+POjZmPJzMtqw3nXq6thjUKyL1Ov+/O8ffqNfncy1AAA=</meta:user-defined>
    <meta:user-defined meta:name="x1ye=19">4cqrmlSGoaT9Crd70M1yulL7I23zALB+q12/iL+Onl8ChGopeswuxuEl3ZtqBYAf4sZQumfJkb75F7Drjtu99Oeev0hExWjjtrXnmjv6QONraWE8hH+WFUZnggPlOXZPzuP1VGUhNhIeiHHWlMdljsxkqhXJ83DWp7aw8oiTQ4aqyxrAvTvIEKr9bqztlHtnnIpuFjnB5Wg9txkFaxAWMZuL2N1nSvifMbRBYJ9vLg7/UA/0ftTjBSqjZgK5RKh</meta:user-defined>
    <meta:user-defined meta:name="x1ye=2">Ym3z0Bb9p7iILOpj2/c72igSxRyMklKmvBxq6ofcPAT11ROYwHPi2R5X2sPJUYF9mJM247X2wV2bG2Nu93OoroWWPrQIiLL1SITLUZXkp1pH8Rq+GQCYFirzOWZg2P3HkIno24+Ln9HBwxSzp0X9G7BNGGFCVfPuDyDEmRqI0dM4sljL/YkBXhXEkR4OAOjchGk6oQvpiDqsQUAsqjrkNbqbKqXDrOTskOJ8+VQj8FucqgwesmlMZ/9leWXe4fP</meta:user-defined>
    <meta:user-defined meta:name="x1ye=20">7WBUKPr82UttQyN2kjfwVfN1l4lY7ereGOhEKTvyRIH+Zai9qqYEbVvHgm1NJhWvMSPlhLeW8vV9N2Vfi/S5j/JsVoe3572xdNqx7jxH4t+QOsLlAdSQsxX5bZTyK/xU8lEGrT0n/tMH3QFp/dXwFlTrBCP6OSrbm/wlErEkvtY2bw3+fgRvH7+vLK/r/WDlgaFU3L1GFpk6iWo/E1Q49D1egmITN046yDskdn/Pq9dEEEuW6EsUt2Y5wyhGy5p</meta:user-defined>
    <meta:user-defined meta:name="x1ye=21">RAEjcz/KWzu9IteTOvwLshmNFlJSkILYO20py903awIW6f9JfIdeeMswcLY6/n+4IuYOVf4Q6O4ZsL+Bkvf1uTjS4oAJEMuFme3F3K9mwxzOgckmNJjiaUR2a1BCPngNtBIP7+xQo0qn0teG3s4LFdhshZi3GL2jL0rU9h0pv8GzikvP5j6ArMg0D7fLwzJiO9Xp8X3ecWy9m7m8fpmmupIMZZn11j7urs9hlX7hHoWM+LfEHS1jkhrz3dWTod3</meta:user-defined>
    <meta:user-defined meta:name="x1ye=22">kszU8edOMyefdIS59ugdXZBUBXxVfQTQW4bH/UZ/CeniUEXlf6INTkzORHNKPg7wJKtQRfFPzYlAsz2dq//H4Ik4wGVmlQmnghVxx9/6ZH91S/TEBs/K9/UFwBZsqJN1iypZcpNSMdoWYWE2brkeAe3FH27Oa7upSf64gwFs+M1wXbEqT+Hb+6ALEvH1EKt+WPmUnDASZhFfdMrzcgJYFrFxdswgll4F5v1xSueZeITFC7F1AIdQ9DA22UuZsGp</meta:user-defined>
    <meta:user-defined meta:name="x1ye=23">HooO67546bO3GVi8VfbWZsE7iU8l/XIAobbgl7iubJcz0eTjF8ibWKEvsjtRkW4UkX4+CH+ZZMFl3XvXbK0/nfXbzXwdwHB0jEguzDJ8NpUt4rXjq6VzHRyKYPFvw2tmwCc3CBV92dQNN2pJ9lP/F8l0KsYFW6OoxUlQ4RfoJxlpH6lBCtMX7DF6oDfaX/jRawUur2sTaV9P8zIgyeRHN3KInI1YRl/sg8eMwjq2PLhLoz8cUdH28Z4fQLLI1Eg</meta:user-defined>
    <meta:user-defined meta:name="x1ye=24">JMydvorKfRBZqabCIZxlariNY+VCaQwvzvBgaROYxnIUzBnviwyzf0OLslliKTYQdjuojqoP36zTrn274Oy+IsA99EAofOpA5KTxqkPUlG99FQLzpjGKVQMh+kCd6w5q9O4Jnc3AKYYHh9rXyd4DuTA2R8z+0AaTRJEelGM6OsMvF5zn+Rplt6JJJPtG+mCC+0JY1CnYGDDzEhfagLKo2YRpRvlxC3M6M+7JyJ9fDWBemZvwgn/tgWst7KHL+6f</meta:user-defined>
    <meta:user-defined meta:name="x1ye=25">y18h+5Me2lzi3y3rK1d/L7VEJxtvrJwEGVblF2xy+vj1drYeMj9bLTFHygz81ALuQWYvTL4iHKGmkauH7PFZNFpBEwSJIlctuzKO0mATI5gTum6v2mgA4hboL//5q0H91aTUGXsva1ZWpVGuz2jKeE5N8Ptieg3+yLyIgr2Z8JTCEv8MPYdwnZhfoYFopCuGzU7lC+wV0CoclbffP7OvRUEHlb5u70QOqoo1T1nYPHKcEY9EoaHRFNzq7LTnOYR</meta:user-defined>
    <meta:user-defined meta:name="x1ye=26">6kk4Bvjct9nbwQmqyNOnEoDvqAMN4ZkZQfcO4f5hVli8cMyx15SFihhuBQ3N+PBnAQaS2nXLjn+zDtqWluCEAQH2dDZxtkSuiAbinbsjSzuFWzQGW877snx0HNYIWM8Q/ssP1zfe3CoDcY8AL+iXCCvwkxgkfeAsT9MdJfqjB/WDNsxlwKzyVDILT+jjk5V3NsDXls3lvdl0UX/EqiFwH5UsZMfv6nmxXDkpOeRDBhu+aQGtphihlEI9TtTQlr1</meta:user-defined>
    <meta:user-defined meta:name="x1ye=27">DU3852rf9poRcqTSAKb4bYAZtBLg51KzquvPGYrrc6galNgPn8fe9e4muossgM3w/yZFLJOq97ETGhgqsYs02yA3yYoYSo6FDWMFzdNwenGwjq85bCXWZHOPOSrVFv6q6Az9vs7N+b6myL6MyieWfj0MK3I4AxR+76eDUEEvrKr1SrJ1ssdIrwxyEoxDOpZe5Y67jrW9jh642tT5H9N/YJW+zPkjOXo1UNiH1cWWr8hk+HRSqUAQLKnHgzGvR4d</meta:user-defined>
    <meta:user-defined meta:name="x1ye=28">4DEsW3H1XHFlkbyyARaH09/yLatqomNW2cpv7g2hTRilc+qlI8sS5a0sLn+2ELseTOFWZ/S9W59mi7bDUhQpR8Ixi/ZANJNPaItata01PZHrHSoXhJdIgdMvZDMk8M7WjsiW9Fb243vVWR9gTXug18zC5G9DcXqT/5b+nJ0fj5CmnkBqNZF/1usfFGoR0TVOzW6XhD0mFkPj+4wrzEn9ELwukzKydrr7Q/ai4kiUje8vPt5I9AX9TwoUkQuAqEr</meta:user-defined>
    <meta:user-defined meta:name="x1ye=29">hjPWYLDmeX58gf4CVu88A+ZC0Z2/2AwCR9L2cuPQuIMRexFKmDmyASTeskTQBb9/f0jPiVatWP2Oi3ZCHLN3la3VrGqtz/XuPBQBO46eZQxg2MNmcptfJOM6dbAZIFswCrleyD1u5qhEjn3wmKyB06C815gneZEfFG4SPFoG2AN0gq1g3jW3aW40kdv85Kx9cu+WJHBDnJtc69KJwhWAGfAKQ3gyttbvQUxKV/YJT+hrMrxYDIZyZdHqB0Z8aaz</meta:user-defined>
    <meta:user-defined meta:name="x1ye=3">7ZPMv8ju49LI/5QVOLVqGOs5KEhlE67bJes015FkJve7GbkIrPXNuTz3sBGcgd/omLGMGHxb1TbLs8V1JxJ3gf8EZkHZ3FNIqckMVKD2iqT/0Qzsl4pMIQf5ZqKoYr2we+pOlolAh8eZgttciQiK8zVeE2eaje+Fh1Z7dKFHUxq5TfDgXgF1WMTw/igl0ATSwwQUyVpA2CWkxbpFwuTCejzZASIOAFAaMY7RoW3FmrvhsKdtHp934q7LllR43jb</meta:user-defined>
    <meta:user-defined meta:name="x1ye=30">rvIt2kc+ytA/ROOX+6penqPahy/CeZrXqlQ5yucEwMbgQmI73n5GPO9PIqwCQbwF8AFiV8oAmRPFzju5z5if1y9iDirBCvuJPrI5vSZPvPnocYkSt+M/piowoaTRdGhf/oaa+zmlwno/VCejseL4SDSRl/Rvn1dz9r3NfkNYYQQrg3DxWrqgU4GEaQqLla9o+bSCDcGjRIuw24J1FDIJ+6/5ZmUoujWchn76xPyz7xz2LF+mvOnRaaVprFBcb+5</meta:user-defined>
    <meta:user-defined meta:name="x1ye=31">ppoMcyWYpD60X6djsbD/n2QelpvBv8EX3ii9yugxyadlHft2ZTGT7TkN5+79aWuQetLuwknzJm6oM/jHoIe/BT3wW7LVCt9P3vuBI1QX66Hag3S2BoWGHKm/nbugvGZD5uyoPz96vG9OmWRxj+lSURBFjD0ql8FZR6eWLtt2UeXms8q1T1K7QPhDtzi6qYcsqO4Cb5QP8Iuz4XW9jqf0A030Tbo/Rbe++0N0hBi7lhZVIGdwTR09gH4ts29AEY8</meta:user-defined>
    <meta:user-defined meta:name="x1ye=32">vNw/L2XCyfFtFgfhGAuSW8RLUOo1/KJU0nTdYHKpn2bETa3Dj2iP3YReZH758MLJ275IzqbKmUVKl3numToFNMPGuFAr7fcCttb/8cnBHfrCfZWZCV00EHcxdwgPNbCP/h2+FbIECLM1xDex7GBy6Ll0Pkw8PSjI2aS+GJlL6y8ATBLw6UrzY19XlZPd/PsErevsLfrPbRhbXiT0bLclw80b0M/CNtKMLttMU9qJQVeO0qiEkzABX84f+BnPsl+</meta:user-defined>
    <meta:user-defined meta:name="x1ye=33">JyJWCUaz4iEUYPx33dMdr0uMwScW/ijxJbnYBhsA6/yqdAOcb4j5YnHp2zC2qn2laqoCwAuEA8FQOCZhuK6L7PfoU9/Cum8ywmHgrSQBPKPFQR7y6cfQSM9us2iEe6V8JUzcahePQAOiZ38ikqYVCA1BmpqMG2PaS/U304ai/aL5jtpeb99eLPdGvQpBFk/3Qq6PL5OE9cq4D48thmYTf4FbxPSS+Lt8M6ETTFHIsVO7JyQ/KQb9VvktQ5Z/0kF</meta:user-defined>
    <meta:user-defined meta:name="x1ye=34">9+YdyVX+UZmHHjpB8JgMCDxW2Cc3ncNM/9hJouTqS9b73Ca3d14fQKITJCsMUO5k2hLRB77MsYp1jqwo1Ema3wuUMP5W+NF0eNFTWv+vkqN3k5uBpBfbN5t38XLsSHydZPQNhUOGxDb7wNGb2/V5ZgkE6OKLg2cwWtQqeZ1tQK0SwCQeeaHf1JuGnVQkU+tsBOIn8s/UunX1i/3qeDD5dg7tYtLMhk3zHt9B8a82nRnv14Xy/QWxT1J8XtH/Fhp</meta:user-defined>
    <meta:user-defined meta:name="x1ye=35">Ob+/mJAd0M0oI5diYIXiKTtbfkRVESv/E3vYxkYyBzeuJ2p6KsOcwgXa/RW3z6m/6ZzEpr6h/yShLuosAgplRD+pmcC1JxowxQHDVbQwoe69r5Mp5eULcxb7DkMYKrSdvubO6+PcQk2qSbv2eppsV9DDGN7aFCpNgezSFPm+rNuMt459K4STH+w+nwASYEt2At2npEUSvyWrWwPm8Lk43dRVT6hZ8Zbv6uGxgS289vsQdoQXIFqfpf10LxjZBOB</meta:user-defined>
    <meta:user-defined meta:name="x1ye=36">tg9Fhq+hcSKuFDnzhD+s59hRnLIx+Xroamboz3/wm71HGNXzoTDp5wGaLy3yt5OMzsKLsdaA7pC6kExSIhd0bUX/6+oT+TD/NpDOnKV8/Gm3p1L5k3RNRM97p8QyCpHU8sEq82C/rdyNa13me98rXYn1v6eke6TCmhvmCkq8fwURi69B/8WF+hbjgeVsIvHXzsHXEgg8wLtvxOMewoSq0zO0CfM8t/3cpwg+/C5i/BM/ixqopqdx5KMIC45pCl4</meta:user-defined>
    <meta:user-defined meta:name="x1ye=37">G4HsXBvjLdoeLNlal+DUpN7cXOS87bR362UOO/nJNauasOGt54L8/YdevWPCtW5g62Ik6NvxJd3qJfCdYYAGfUnEk7SVTU6kn388m2oECQ4SxA790jKc2g0hVqRnItW6CoOFEC+4EUIGvYGRYBRtKSj0Y3SqqUeoRuUwf+Iv2v18zKWJTp7KJgb/B5/GzJAr+lDOcNgznEfjxwfCUXaHsLAtOVCYY/IsL6s4fgvStvny22bkNLbF/o93hRgpKP1</meta:user-defined>
    <meta:user-defined meta:name="x1ye=38">wkpO82vm0pZgTpSqpkX/ATlG77FY/zRWQDMKV49bRT1krpTUvx/4v0F9CxAgIl8JvzTcsu9gGZGBlDpsoWBXBnHg+r7mfysB/k8R7LCpfBVfnxd/Omk+QM8tczqt6zf0UaYW+8a6eCrNuTKLH/1MbQ/Ebmb1ObwUTw0eUkGJIHL8mtAnc/4GEkNmKKAkbH7Dbyg71/WECTYTCPxeuyycyDIXn6erXU0JbpQa2M0Ek2lpuWFHX5M3rHqOr8BUIKZ</meta:user-defined>
    <meta:user-defined meta:name="x1ye=39">Ttc/VCFIQYvikhdkPRkC1aNld1BN2S7o9Or/6DDlOYkViKqwf8oFu0u5693JxhB2Ag8L2IXAqk7nb7ibt1F3mnwoKv2O8CcEgT9Qvt+VGw5bf72g5BLLyuaqWWTU7Kycq1/tC7AfTqqpt0yRfAj8iWt+93XihsKacQGuPzrfkq8l8tPN03HjnMV1o0EDITUeEB3j9MunlvtCH2PTa0p4FL8j7Y63qVCkP3jmRrWJje2VaOqUD4vqeC0rWsRZBP/</meta:user-defined>
    <meta:user-defined meta:name="x1ye=4">hC5eiHyCDGk73JBbPzBFcIifS5mnQqcjIix1UlpyeSMdgNFL57OzFb7+/koT2Jmz9vKT0rlBGQYckpzd0kaps+7oaFbcVysTRNDe8ihiaZCVUa4mQo/8xUe+ybQ1gAIt6+OUOxb+Z9r6ncwsPbFZ99adNd8paB1bjXaydx+8IvVgqcjAXK5DZ5SpMzW/mtoL0hzXVKFs/Xpx6oBFnt8yiPLtPnr+VjqkGOqZK8jfAIjviKe57GAwvK1/asqWCWB</meta:user-defined>
    <meta:user-defined meta:name="x1ye=40">K69C6Z0/sflkfzDlVLMPmXoIm8mGB/od+w6k6KIUmoOy7RRkuDADgVnMtf9oxQa5ZHIG2XwzRfMkdakXwWv3mAF/lLK/jD1K6ZoHOqUn3KS4ZsIMRWdURb9iIqa4A1C/i4IWYaRumlBU/x0q8LsaGOeyRY5hDQSlqmDsmYHRdFMFkrpDnTHgsH6naMiYyzAcoJBdNrLn4GiyNgxSLanCzL5iQixu/8dFU8XJfRpWPC96zU9xfXyTgsKlwFUmQ+H</meta:user-defined>
    <meta:user-defined meta:name="x1ye=41">8QXezgkVqm2M3xtgfrickjTrrbvAN1FxkcznJrjm1/nOu928tA/KcfsrwUH5JYQVddFuKTD6ojJlla1BOGHopZv36RGR14MrNb/7YEEIZAVKDWHvHkjdWaHLrHN308P4fLibmjvQXfijKrj07kCve8aMfhCum2prVKMIigfX2/bFhdiypNYX/VKMb3cNmC5rq5mvtabMnQXfsKe00Tx63yEHnE2taM2RR+erwjMgIUrT7pq93CwmM83rnXqh1W5</meta:user-defined>
    <meta:user-defined meta:name="x1ye=42">dImXNIqnBYvF5PRLQBEnbi/fEJCUjQ2dutV6PldXD6XA3nXjA9ogtXzVH7+oVjOpVRptaNOpewsoDq92iAum/Af/GrogBHF5Mj/qiFMS8izaK+0TJj6ZGtWXPozV0nmLMAzkqYGAQJuuI4ffCeScEItruGlqLfH5F55IU4Oylx9dY9nvI3FxsyvdVYor2lsVuGT3uy++kPHnbJZB8ZYgzaeSZg3Y7OPqK+bmWmwA/ivQgWoUgki4LYTWzDDQIzP</meta:user-defined>
    <meta:user-defined meta:name="x1ye=43">c+o1swiCoc4X6v4r61ek/XuWV3U5/q7h/x8heECgqDTzv3GHUQ5t+ykt6Hkm1CeSuJpcbnSKdQniZ/7Mu+xd38nuf4LRRSaGrOzetVuf+h1pqhlnEV8XMPA7BD/7DO6AKgNRIePYApmT77+B7uTHxoZNEwdu4DidudZywxhBQjqD6GEhB4+RF+izPthuUP9HXk/MTLY0kDh487yAF8ik8uM2dHtYAvIv9jurgZhJFEsfMlQrz7wFsoW1RAkUNA7</meta:user-defined>
    <meta:user-defined meta:name="x1ye=44">eE7Auvs+/1LPku0HGxCYbbsR/B5GaCPHlVLhEiZ+YfgoSpAiJWGz0/kKR7qbUqbeZKmLmTIQAqz9EBgbNpWflFzt5JsSFvXpW5EXGYJeN5EvSBJeoMsK+gewzWTdox6WEPclje/oY1ysvvmDpErpIBmeu2PPS4juPNePVWjV0qChlPgnFbuMJ/6uZ02EQO0W/N68xzPAmWN54e4//WpFztFQ1gwnTrDkFalzidQSa/EOLE5/EmkzJRdqfb+Spap</meta:user-defined>
    <meta:user-defined meta:name="x1ye=45">jg3fJ3Q/yTMN7UuAPm0v5u+fBsAKzL2MP/lJfgJ4wl0MtwAOu/7n6YUBLEjI+4Gv5KLLyAAvHAVaMknraLsZ1rnAN9JRKONxYoGx9lA56aOI/QeFWdFw4ripJUCiZ/78hTcT5HnPM0VpOoeTnFdBOPDohgTJnptj60oueIkmkpa5MOBvjz+Zx9XUP5ecmrdmnnHJmvRDBZrutSURLifGEJ9j6Oq5+6XRFdwcy5Vo9v+vc+849fK56Ps596j7R8I</meta:user-defined>
    <meta:user-defined meta:name="x1ye=46">96AAaLVsWUO72FYV69Pb/EmeLczsyhVpPlOHSGK6kNrGPd7JOWp5cYKSs5CjuO/1jDGHiLkTq5ogVH2lYb8QQ6x7aouQTxO+QMTS/MzDqjBr2ZR0LN5X9UpRAMOQmHKjYxa/XYfRWyjr8x+f8rA1JR5ho+ZoYKeSY6BjmZAlzko3bunjefuFfrR3DFqT5+skEbgOHHM/BgR2SM2X/2HTtU9lUD17sYq7hk+7zOZn20BYu/xrYRvbBFRdJVkcZiB</meta:user-defined>
    <meta:user-defined meta:name="x1ye=47">xK7pAS/Vj8QGQuvLSS56fcG+7uAJxnNv/iRjSRGimCxQGSnRk3liIfk3yTJ/2CiTNaOHNj2R9hCQMng9fEyQEnr2Rp4esf3DNtrnmnjbp/ZHaLxT+CLUlxOvdsHY1bdDZOdzjDBC/5kuBjO52eeUnwP/RfEmjNzNpTJjHyrukgjMpXCvwdX5yH6PcT48bY/JLZrXdiZV5l54ppri1UChufGBtOuN12KvMltXqD3c1g7xXebHAo5jiVUWpaOBHsr</meta:user-defined>
    <meta:user-defined meta:name="x1ye=48">hvylEKNIFAO8okOYkMof2AdMnqot0wwv0wTZV0vMkh7cU3tdTQDVZSdSUrWzSB7ASZcRU9Hqn2tSWC7kthqc5nqFZHrJXC4mwjVJOj8aghE3pa6kT/OnowRSahcctHZVxuI+17gbEPsG2sNINHzNgUORlHXzWILjYW5iUhq0JtrWSVwcDxxea9ofZf6JCWx6foVgG7ax2tuF9HFqvdpRSmhpT0ypm56DCh3dIOrujOO5Q/hBsqxOh/ZLlRBMspq</meta:user-defined>
    <meta:user-defined meta:name="x1ye=49">LP9SSf5Q2vojaLfqHCU1l7O907XBKK9K4PTm7FZlMyoROIPGcid1DLGG688CnEEueQ1IM0SJ7MlTnW91TSjrmZoRkup6O9MQIOfT9JLxhSohCr8U1Fpk+jdYcluvhEjahHJig47QGIrBs2hzxQ1c1U1rdqAjooOmt/2KUJ1ycdp3yq7dJvTXZ8H7QV3Afc/mC5yrJOBICmVxqcL8ijPvckn86f+MfuAYoTR0U5gPKasKSvmGmrfh6aYMAWi3d1p</meta:user-defined>
    <meta:user-defined meta:name="x1ye=5">SOP0YribrkC85YzJkxhtwjVRVPG0SAzeUzJXAT/7LQDQWVZu7XCXMZD/QtMKFgCpFMykti3jiTLw9IC5S8eBKFWCzCHwdy889QGck748lqx/KqaX7DqVEQChaOjSIXlZjxOMzoShNg1rVLKjFlV0sxHu8JZW4r3R/ABu/UsimlozOmNRXGgsf4K4ZMl866JcEVYFKbLyCr3WWVb2hS2JTpWHMIJTRrYcH0lCe0jfDsEIoI/hJHTnJnphzz8TBTC</meta:user-defined>
    <meta:user-defined meta:name="x1ye=50">9dFeZPuPBrZTSX7E4A9fAhjQE5nFchcUIgez/Txa4RDHRcsXm/ThHrgskh74SB92/KO3ydaGmXi4qwiM0Hgo4I8ViZbI+sD06XJ9Z4GD2iPVkfDVur7QWq7IWwr79AS4FKKu3dqsYzpLu5upzgkrD1yhRFTM7ZaBA1bft3EOoYbPdPMt7NE/CYhHLSqDVezH/BJhsjpOKEsoRYEmaxXsBHckSilYsb1PN+l6PGXxecLxzUNxEbBqrg1xdSFODzI</meta:user-defined>
    <meta:user-defined meta:name="x1ye=51">qIh23Zr9T2hbLqv6aNLCugdNdLPbm6Po20D0wW3pxwoK63IQYTdX4v318RxI2uLnMZgozz9YfIOTFZHRC3TmZ3GFAMkCQpBBz3bI+l3FVnvSWsYYggqX1LRq1mja1YLFqRk5U+K1FQ6llKpfJr2kULj/8JC6CiE+TPyF4QsYAhZYGnvfrwYRLP61Hbvy4DlRqM6UNqDPwmjSRe1SeuaQcytMJbZ9G8OU3B6Y9oRw0ATF5+OxTEwUUGklpLwR5ZL</meta:user-defined>
    <meta:user-defined meta:name="x1ye=52">vYW32O+P560t8S3G+Nsrb2aBp3b3cYSTTuDluyk2/Vxq5h2xuMXgkmYBxpMrbQYnn5cfqMpSgTf1hvtbzj83ArscG8di6sY8nhWQg/VHMu3VPXsA/ZP7HPGDVOK8OtYX+hiXO0rvJKl5T7ZBr25OayPE5dJJLmOc+M+t2EqOpaYTICg4lUwuuJs4GGaWAjDEHPACuI2cWNmgZGn/ju9uZ2zqz09r/v9okr2zrxm31t/TorSLJKlAmAvxtmSF1m/</meta:user-defined>
    <meta:user-defined meta:name="x1ye=53">BAX0T3CKqY+tHT/FUbTPyoDRqFCjVpYrSQ2N/D7YLec/prSwHyWf+nRR9Z8uaevoEudGB6Nq+tP4g0SWCD9JoQOHQu5jk6GCEX0/pnYs/Jw7sp+IsQ5MI5xB3lcmAvbB3qSD5ecJhIQxBn71j2Q9INd2Ki4eLWP4pknmEgFfdZUBfyqZXsNU4ruJuIYJtShGYgclZcMYD3JeSMmc4iUthnA+OwpA9RRxTEPvOEo64xnrw09aIVHsuGQclZjhjuv</meta:user-defined>
    <meta:user-defined meta:name="x1ye=54">WWr143GTTCarcYQznF1979I1gSdu5hmG+5VYig2DFx3Bv8x2fbXzI9m0GDd3VrDy6IDO0UdiUKP63rW3KtCJTzGveWedlMCdsOAAtgVg8wwpg0/x5FSakef5p75Mox/tIp2KJNIVx95wfTs3vJJ8ow++JFndJJRm94E/+mTefn37xM11PnTuuP5WoBcEnuZC6p901brEgKhuflQYY4bbywdFKf3NaZVaaSVaA0Vhzofvy4IXRCNZnAgmvrBcQ99</meta:user-defined>
    <meta:user-defined meta:name="x1ye=55">oSQ+gi3bnodju9kZ5prB+NWy/pn5Zt5EzNDskuxNJZCJYLoDWYHeZaTyn/dGC+1MT6+duew5/aE7C84JuAHtP45YsvIWVCEB3c60Q/jUUDj0FQ82a+20NVVYRRujwCJJV5IOkrV82T+AwY+gv+HHaUALdHWhlq/B368JFJhqdkNOT12Nto3xkZcLkKOLfyijN6ut5g1qyIi6B+MzGNkS+pvMVKJGoC1M76aMP7M9ZKI4F5DFC1t3FaF9/T+hl80</meta:user-defined>
    <meta:user-defined meta:name="x1ye=56">SgR1JJCtfvDDl09FmpfKOkTnXjVj16GsCJC99pUSmO/xa9bHXig+lncCxl8L1mIVOVbEwtuz7MpwzG33FOQggxqH8xCf9qBfDCkbt+1FvHTO1nQy9mdch/RxvOjDTdpVl4qIp+pRPNnc0ixKna+CA+mxzdDHUYcqBe94UnpL9zmGnnyMbfGH6faYuxkFaaPRwzQ9j9oKaiPqLXqVTKbEyYeD8ANHzMZdoUPEF8nqOBYTuRp3quS28N2giwU+vaZ</meta:user-defined>
    <meta:user-defined meta:name="x1ye=57">hmFRJriSFSNYhMU/y/WHakhbXReHjz/o7fb6He4W0bH82PW+omoz+EhcG/QozDrCGbo6kwAewh7e6SDzY14QrM6yVMniD2mK4I4n432Y1EmSxaGS7szUug7gzCMgm0VWwrwmdrTY8VTwj8RlU7wowSddcNLz1vrdLVR6bwWMLBQKH9p9o5eXvBPJdGLUjhb9BesyPj3wBBytM7ryfCirqCVK6tjR3i5aygtcRk5RocB5tsmg5HHjoznHai/ayED</meta:user-defined>
    <meta:user-defined meta:name="x1ye=58">jPnfJ1ZskiicueCtnFpeZTFnTKqEwiuNlWsjLYNUheYKu0Qp0ibGBq1pZ8doSBBPsaZQtyQdd2YH5N18sYlfdXH19/9EzXt6O2SNjSuNKmP6Uj69fJZZfNFS/ImDOHtwXuGJ65gl/2s6uN5sBWjoAmO1zJKfff4PxhQ0IG9oJyH/U2INTLXmHzQmdeMWkUmKSe/r6JgFdiM25hE84qB64yuhnwfEamNqX+OQoWY5CviVQgyoeWiYbsYIeUcUJpU</meta:user-defined>
    <meta:user-defined meta:name="x1ye=59">tiv+cuf55V5JL0BWIH2GfHQHoKXa2HWZS0g8u/PlVoSNKibb3T/4a/G/dnlKIbP6p97I85Ix17bxGkUYbkL6GkoeEYOna7WEAbhzQxJ/fPj7KXFaD7S2wfqGDqFYMsDycnu4iLR+kUcWlJg2kSfT1IzQcw82B1StQD0sSQG//wgk8dqpzo/ujl5+0/2lkVF7TLkMuh9ksESt5L4Nrfa/wL1FYVoFjVXxoXZuVfA5Y94/v52NI5ju7qdOx3f74o/</meta:user-defined>
    <meta:user-defined meta:name="x1ye=6">L3gpEokY+nAbn8lUeDwwYipg5P/IbbsCZMRN9z2e5js09OeWOxCge0dRooJBYnpI0zHIZmzcO6W6vVVbt6L6pTYFJwLzyZXeuREgx9p9qKTh080Iny5+0afj5xYx3HmHVHJKvz32iVFKGWsIxSIc+vpnTtM7SJeTrq4/PdkrIwFHFRt/cj0o3bKIAdsctW8QxC2wuYcX6xBO5vJo5vvyDsnk3VaLBEnTzLJQIafH9b5EDhk8fykgFt2LsXCuRXu</meta:user-defined>
    <meta:user-defined meta:name="x1ye=60">fRK3/RsIkeatQ3wIBVcaPOv4mu+w3j3hqq+wK32PoYPGgA+9nkH7Kvb9rk/9n7/o9W5q1V+pQIQhtr/8Hq0hcQGee6CXomb60REH3I9TmUWWdEwtMCPb3pTP+WsqOZgJm0Xt9FePwjycbB1uD9rbxE/ffbrZSRzh8E5paPQPyr6f8BYzx3FPxpk0KNVUdPBNrSBt1QDFvhqxKSpj2LNmVdGbkwwraTJ0Lr5LiysjfDwalgAF5+rVH2kzKj5DW0S</meta:user-defined>
    <meta:user-defined meta:name="x1ye=61">uBXUTThGEp4Z88n7+0vCrWklT/qB6/I2sZot6ZIJ0zV7+FUXwIUrf+hwo9r1YYWIe2MSjny4egSVZpdRUy3KALAMro+91AsXAatByxlN2kKpl/BHtzxgZPSAVuSyXpt+L1ywM61lporcYyunELD80bNQZB8Er5uD210fFvP+LbuCvVpVKXDY4KwQRUKAw0y0zz+2oODmP7W8IKBSqqhBRD5T0gub3ElV+jn1pjspfLVjfiel2/qChx/lXmY8gxD</meta:user-defined>
    <meta:user-defined meta:name="x1ye=62">mOWy7tCOey11IT2BnLb2fFQTnPv+sN6yVqGnc1HX7HMbXbFRLM9uT/f1YvGZM6125VId/y3xO0Ivc5XWC/i7vFusCiPG6vD7Y0RsIqng3MmQMlfhW1nEhL4Nb8zSJ7ULf8J+nOECt/Hq+JdRuqtJnZ4NaDkSebq/RH5QgGBKuRAPyKy/KAsr2XjJaUrUCDDStmhjCioRlRJi8oOZrWs1OOYqjw141AQF62T7HzETGIfIbuXUvdKbDtt+e52ivqX</meta:user-defined>
    <meta:user-defined meta:name="x1ye=63">3irK+rCAT5ck3G4N7Vz0qIk39wstAvGM3V77DRG5j2PQRk4R5vjbszC4R/eZoOvjRYzKZE6JoRmO2jaleP6gHT0k+8/X0E4IeNf5oolGOxR42efF/xnZh2iDqES88Yx6jnx7vOeE7zyK37OSLY0KwqJd8wEBrTv9/cu7cLMdVs2lntr3B/3R3T2jdY9TcV2S2DK0Lo445I1a5nnStz8M5U/7fiDJ5oXLeJmilk45uByLo+pcx5Rs6UM1NS2VKEJ</meta:user-defined>
    <meta:user-defined meta:name="x1ye=64">fEgl+0sbi5wZDOTkuyQiPz+XnXDrpesZvyAYRrHhCLAqONJopELreDb7bRGrwZzTYTPgR2Aan01gTyoQ2jY78URrWbowPHAv4t2Hx8AeZrBHhdPAbsCmkSiuqYTWTGgF0J4avvzQrKc+kTSJhzqtmm28D32oRX79KAR4TpVn25Qb0oAXHqnHmutAKjB/2OLdz7hwsXrHuy83M5Nvp5uK7+vhUE4T3/f3DlhLItw3e01xnPqN9XJQTGlYfq5gC7q</meta:user-defined>
    <meta:user-defined meta:name="x1ye=65">MLIIZXDP6niR99YpRf4AtfdGpPR30Agjvc51G79uIgHDggnvx21dS2fxeuRnpAe6KMJwwdCtlBHwvuC40f/g4ChrH1iefG7UH+kP9TTrCnAgDh62XNsAut+Bru9DWKbyytxh+OmivX6cHbukKFk2+eTufgqY3i28nyQ9NovCqRoyVYlBEWXHekGC3W5ZSKZZfErEoGyyGK2H5UQNLLGo9bGUIFGB4EODFTCLRfLUNRVqU/JUvMRa1i3XgYzMq1D</meta:user-defined>
    <meta:user-defined meta:name="x1ye=66">vUfNbrqthBo8CA1fNYt7AJvJn4SQJPvnjZ0ZtT144k7avi0PuvE6obprXKwSfUJ2t0pAIsUSRWIX0hLtWQjkjbzohd/duA0rspVhr9svQl29rDDzccUhZ5ZZuj/LqG/HPtMSuSAbPXaXoZN6K7o/ROs0aJfxydR2KjQBBFD8SCnJZkRAaBCDtyzpnTD569QYjq+vUebmMvJl6wmgYEYJGNhsLw0gECGrT8KmKcloA49ErESe75+fAy+lVfvS3ke</meta:user-defined>
    <meta:user-defined meta:name="x1ye=67">9eJYnFk1L4+y0x8kJ56pxLzMD9GnrwMJIVkPJWwmgsMsdQV8Q8gHmpdMb7X3QPyJgbIwF4VLeGeEM1obIBzHpw1vZ1aW8AAR3wOSbKuMmQLEvntqZeMgoyt+o+XaIGK3/VA4wxtftwW9OyZwz4NTycd8iAtN/+MCKR42aOszN+x1SJW3DdFfhJV3VZCa1Ywi58vqoxc7+1bzX2q8HFTFWyUTN9fZ2A/WdrVzKCN6iZhNcs7QvfF0dhWYIHx+bdA</meta:user-defined>
    <meta:user-defined meta:name="x1ye=68">ScXrrJHskaW6uoPsOEhftdcvPCH5MSXwm1miwqrnlFIxIjktyn1gUJZm9Fz4n+xu9h3ixfW+6WuAA/a1zYfdfMPzyaONv+HAv7GE0sUPydD1ExDywBxT4hhdD0Sks8pV7Z5hpU7fgbwdQfytKygl2jnfwcggYvoJIskeD+QFPwA5vpa97ps7ipO3hj4xmkfFzrUEhUahe3Vy6NhgTN/XhqKF98rG8RJl80nhsmvgqpi4lCYXvCLyK1RIfZinZCG</meta:user-defined>
    <meta:user-defined meta:name="x1ye=69">4fnTaGn2ahBf7JW8u5sM67bkzNgTug5XJPXMsrIJMLAbDOp3dNrTH0grXpA5L2zMa11V/6QVRq+H7SaG1pz+BpmR5X4kGy0uuXhiV4E/Ep6qR2Jp72BQsVRKaMVv8cIJJE+LW0NZVzcCC28M5M7r4eIOV05bj184YdyspPptO16bhsa/5V9PDkq2vDQE6pc4qLKATmOrR5trTy129vvGjryh9JWZXw6c0MGk80PxMzmSRJqUHWG2mQDO+Z6oVfx</meta:user-defined>
    <meta:user-defined meta:name="x1ye=7">8bCEWuAAs8FcfA2D1R+N6xbiMKTrOK23tL56AfGALjPKurdpV1oZqxyr2qrZdMrOc4Ftuy/Sev5sn/BZPrF4VwEzgcGY3kx44bpU6K+cD2HqgHwV3xSaul80tVN4Vq4Ux1pAtE4NoN9kT3COBEFXphKH8kwGsSps/PNd50Lzmx18qHXqBwVyoeftKNsiRzcrOl995z4E7/6kuVazCFbKISpOUrAy/rbDgwA0mYlDT0iza/cMMF9kGgM26u1TqOG</meta:user-defined>
    <meta:user-defined meta:name="x1ye=70">WIMejIzI/zgBgWA85Uo5CBQ4oQcN0AZa7AyTj3Yk1VTEOZmnFr2hImuRBGNWGMR9JruTiX1cgFIbHf8D3QtSAefcaaSYV4tdR9R0g4XU6eLI6MBjN1jLv+gCIBxr5PF10YKsIewheYNXKTU5Jk4qRTiUOrVbSRL60RhCNCJrq6yts/1KpznoYzuyk4I5ghaZA8JYPKiqLwGo2pgI5+46G/07hmKUwrLme0K0XZ1gJgiy9FYN4pwrXPW4RQh73/s</meta:user-defined>
    <meta:user-defined meta:name="x1ye=71">W4pGXfNDGDx067XBL/oZQ2p7PhfZI3fnF2Yn6OARlNKn1GDDYtW0NtJHLYuzNmL1ykwEl3b4/Raw0Df80OKOiP1CryWWLjO6sQC3+trjDIoJXOe0BG4pIv9JNpLIB5hZWKQD5Ocnc0JCEKjmSUcrWvn+MvPjPav4XFiO0fZ8nlXqx/1Dr6pBXMybAhNw94qWElDKT9IpdzQSsMhX29R2xMyJlzazJWvxKrydAHV0cNgvjHJzBYzcnEFKaL8Yr/6</meta:user-defined>
    <meta:user-defined meta:name="x1ye=72">fC3T659uQFmOp7XEZch9V/brGYAv8BnApoP8b66VbPIuBiwFTxg7nPiDCUafQKvL/GbsGma/GJUFNn6Vrg0tlZtiwP2AcPjUiCqFpN6r60eS8VKFGcKjbaTGbrCOe1M3JwuCcDmnSlg/QsWoXd/LYavdDAsiowZHTjp1dLo1TFjWwmiZGRRl4waSxVl1UrC7Smr4e+gE8O1kaXckM/yVkc5tfknfWeJdaX0dc/lwRdsiHXg+3Nv5um0hRs7Dh6N</meta:user-defined>
    <meta:user-defined meta:name="x1ye=73">jDcRtdzvsqBorGpNhNVr+Ns7dINdRcd85FytHjkncZ+0X/JsFlG9JojwKReScNSoSLxBtO176JKdHUib+YFgSdJG7kkiuiKdbUhxqYs3KP1pss+CdSmwqb1Ai0/D32DJLwQ56y9PFRY50zGZiX5wYEvD5UAq7a33UFHiyu93EJYF5jyDEJUn6pATGavePm2C8itLlBWdwobNA/DWbDyV4eEfGMQhMYbZPVGMAP87XpnSh4J/W0A4TIwtHGvUsjE</meta:user-defined>
    <meta:user-defined meta:name="x1ye=74">1tgXp+3XSK1q8cPKRXcG87+1a1YI2KD95pjAceumZTm0wZJL+OgPAZw3TbnchnQcRWAnaoYaNsfAW0VCZN1mqAecIJuio+3lV9NyEcqtUaabi+cuXyvlliEVt/GhNLzjwfknpqwI1UYKfauR6kd9mGpI9HEOEEPeyyWCL34OgE568U2v2xc/+kByx53Z+VHUEa4QqxSJcBfye48fvxo+W5ZJPQNVFHv0pgwZSgf3rx9e7YsySl0R3sjWejWrijT</meta:user-defined>
    <meta:user-defined meta:name="x1ye=75">thzJrFE77vSXPXA2pko/ttf7Co/GUpYsrOW+l1fOgduS7s3K9ookvdTIG3+XG7efwElBlcC4UY3ZukIYHA3RCxWBQqgoaQtx34pnx96DLxQON4Yu+CZvITutXZ3syZKrGdKPDzvMGuesjGam2EQ3DCMAC5cAPBJMnTLSlAalUSqL/hrwKRpt0dGcSEQRMQ7Vp7MV+htweKuvBWaFtVqIr8YyJK2Z0sdFIQqjuIqvRD0ZUjSWVm59g/3iQbzBcE+</meta:user-defined>
    <meta:user-defined meta:name="x1ye=76">NFkVyUZAa2Gd4VQmEJp4E97v9xTH4eiYmYYd0qYPpTYfxKS3rjMUyLvfSa+nVMp7hS9+xIEGYCmztCWoQvXzWY2ZhKQVX7/crsQdYfVj3vmECWr7/tk+QkWZIKeh2iQdz/rhhp/ZVRgadURAmx67K9isxSFJjE/++XpJNFVcHrJAiqKa8RVeV+uVAIdO/vubeLAwichuYTOZN8/X5TiGxlBq5FqiDyjDLDCiPQgPyBFCbumb++Gz09+khmQEaAx</meta:user-defined>
    <meta:user-defined meta:name="x1ye=77">10AeYc8bimGYDSGDLHI7ws/cJEs17GHwn3JRhppnN5ZVByOavX7VVtjkihbYAapyzsPmh2bXeA3P4cH1+cPiosE2gcYmRLUXRK+6AWQsirOCP0BxEPe3QmF95HMF2Q41zAkd9Px7PUrzijr5yptUbR3KaUimact/Iln6TExNq+zPi/A09rcBgaGJg9yIZU4pxq6evpgi1fdAtt1gjdAsfAv3Fzka1oZKn7O1huvCTCTUf/P3yzTFbnmvATIGDd1</meta:user-defined>
    <meta:user-defined meta:name="x1ye=78">ar5YnbbmlzmHvt0H1CnNdUXs0AaPi1HqDxZJdkpqSGvSa4kPd2u231G/1PWpobWtIkBzmDAFL2L+hJMzsut2Piz5epjkuLqshDMLhaxFu/RRprWP5qKM6OIg4zQ/LD70vug9KSay0bexK93w2Vi8DFJtKO50W/e4+KjZJtWwTzOXvGb048f2a7wdx+YQIIyxYUOsgqy91iNzCrAnRyxGqeNrJgWLQZZvl5iz5+V47DSiLDYPt33yP0YwJpiqdoZ</meta:user-defined>
    <meta:user-defined meta:name="x1ye=79">efC5qXKlgV2jXwR8njCU2EzXcjCgPwuQu4Fag93b397JrOvIcIP/dvNZ5XwX78dDwuAlmIDnue+f7E18vgOs0r4SzCb+x60DWGX7pQnZX7TSxMbneJ8C/bVIYSq8RCck3PJqBbM/NTgmxmln/ZcPyt2tOe2aVdKGtgQVeUrlSUstgYn7E6sh5PZjPUL3vFVTxXYx7KkC2GzlRsYjjK9ep4VjLOxqb6QDAHQCB/0BRgJVoU1sMXk8cPjJvQYzBOx</meta:user-defined>
    <meta:user-defined meta:name="x1ye=8">5dfHN79FLxWNobyKwmeEr1MSFcPA1noI72eShGkP0F7w9Dx9+Cju8uTDsmrMmZD1XlHP1JXzjpmhtSvcMHEBUBpovUHgqHSE9xlksp1i5SEtaRwuc7OoSyKzy0rTID5SiJ5Bxb+L+8khJdrkjRxeGIj2YP1+ebLg6KWDTzNJslXy2i9C1VKnqs7TaAYgQ1Yy6PdbU6i8R4Ym5kK97QZdAsQwH4u5wMrQWvHxh+MmkSIoazyIac+VJ6yVjI83sAD</meta:user-defined>
    <meta:user-defined meta:name="x1ye=80">SFAYqw52c/jkV+Wbota0QjzXR/+0xgc4pZuvdLKDShufvuDYkwBxIKxlYZFEAOQn2nuFF2e/ct4peqWT9BN68zPSv4sjW2LZOhCQSLg4yXDHamLPCXZ865wVZ7znEDzV15UPYhuSFZjYoHQjRKKbyMNV2HNwz68/shNwiPwxQdIAgVP9coy4WT9FiJZjY7yuOxU6YkSF1QQ+A5gictce5B9dNNczNhlGGN5c7uw27sqcZ1gL52ASkIzzWD4+Z6g</meta:user-defined>
    <meta:user-defined meta:name="x1ye=81">8TO4SxbKbJw+uOzlPLPcabYnEEwZySu80ZZkA8QWkK5o0ANdMCbu/RJ0lrmPCnevYmk7EkJv2kgnZEsHrRpqYW0r9eH+dfSDH9OR1a5nnj/UQh8uv0ozEP4OzZ9wrh8wTc9RNFml57lsZwbMvNAf/BGmDIAKPq+RRYqbZ6TmCT1WbyOnbCnxlc68QVqMTmgrnjn0po/GynLTYsD4uVZxpJR9QYw73YDbB3tyw21IGdw70egFKF/42oCcsTUtjmn</meta:user-defined>
    <meta:user-defined meta:name="x1ye=82">RCUJv0wzfxkZp9HLTYEoJCSP4IT5ifupnAIxN6Eftaa/H32od8t7TBN2ELvL4t1q5egtcr0AIUMMYYQB1th6SElWaHyhcLe8n2HXXFD25NfN/EATPuCmSI1bzW5yDBF/KEU3jqfCk0bI7BVo+D7KufLy6D6+jiqVV1AUlPGdZmMQUZV7ISuj22w805avVYC92Svcvkq+s49Z3Qkk5M07f/GJGooVlKe8uDFdkpJ+eKKiSL/hhHeeqOOr3znQ+31</meta:user-defined>
    <meta:user-defined meta:name="x1ye=83">Uy48vIUZ94k38LziH20WhRh7oQs8uk4dja0+sUE1ljeoP0N/IdDI1yvxKUKQQLfRUw4yW5s6Eb8kvel51Vwxh3t70bWNtRt/CSkdvpAMOfOszjX2fLIRkAsAibCUn5rRjJ41HCoc91mzWkJMGptgzB1DaavQxm96TASAD0My0NkwqbvmFQeNNxT2XDIx2y4j093Jipv/AQpXpdh9zQv5UMje2sWVPMLtFFCQ0Ujy+tu6jl9GupH+KnfGnAr9PqX</meta:user-defined>
    <meta:user-defined meta:name="x1ye=84">0D13P/OIcYSv6ruGUXcSHJY3wOwtbCElsopezM/2Zbsw4p9e/+UulmbZhsJkg7KRj69VohxRYCILeuVSLgg7RWHcCyVI98OMmn8JrtPYUH91D5Fudu+gUAC4IfcE8HaE+TlyV0RUJkVDbuwDLvHb0h0c40ibv6CMrtgjlmIbbzIpYTqF9AdvpcDJiB5MxYn1giy5l+op5vKQQdonXkUYSzOvraH4IjFPtXgWZUi+T7LkYUuZb1U/aF4Yvheu4x2</meta:user-defined>
    <meta:user-defined meta:name="x1ye=85">H9VkwcetE7VbgDQdZUALFu+LCYKjXGRho/kpESOW7nD926kLKLKKXxqKmBQ/fkW+XnzOWXWd5dJmm03UEnk3HzrIwUl3aMSHWGQEhfTE2+303BCe7bwPqnCxUo2VMNdlsqrsF+0VA3PfJ5c87bOVPlTf6uIXaBdkJrxqwbyT7bVb56y00sScwABw6qjvPK/fJkNbR13ic4vt9g1P/HSTU3tDEbsT3vfUBSPOK/vqA3sPDcezJ9OkNrKHT8Yu8Zq</meta:user-defined>
    <meta:user-defined meta:name="x1ye=86">DVD8joeLHt77l73Dzbm5yaJLDzDZZNTSwydzTx5xksuP7JxZWW7UYDitklDmFj7GVH/KexLQzazYnqeXY4MsJr5iltH4mH4E2ILuaVRM4tAYawBf5n8mpQttgebE1q78NnkjpqdLxQ7a1A/bErksxTcc5sy0Nr3ifj6ypze7YfVVWrRKCDYFbVJ2gjK1nsXyQEFGTu2eNBHnmg47m7/DI1VwB0H+6+T/3rWhqOh5+L2UGuyF1zf8ZB828z82AYo</meta:user-defined>
    <meta:user-defined meta:name="x1ye=87">GGQkFeCtW339gebQDleLeejgLVWdVhXJ5w5LUA57TKVleb0mDS+/6z2lA/xFFSMYzdQTFjULC84eqQ1VXgU8kjnXsInppFO6MCf/OdcwO+3fqr1M/kAzfivl+roGhYSrVLUflFC/przQmdzMRqVKJClygWEy5hkD/4sxP390GhvaSOV5HjWEwSEMuKVZrb9dT86b0YSF4dQ1jK3vmrnmQxwyKv5SgxXxKrfoW2Z4jRt+mIPcuOHrxL+Dw8wGPDh</meta:user-defined>
    <meta:user-defined meta:name="x1ye=88">b8Tl0LfJEDCl2LqL2hgXqJGP1Oyn3clW52vpWg37xt8nvLKHM4SUvHPSOrt1s6h3xWJz+tNRwgYD2tqS5kGzSgz660lsOwqslfM9jYerB+gRwJK+PpIB3tFu56dFStmmOlKuZ7SzwB6ShV8Z1hSKeWE0zSXmChtkkq+0tHk2ov49Vrv649VPkjtdpHlqg5V5DjBKTefodhMZwipu1aOF45z9+fu5GfuEtqBc0oiyAyp4rcsBdGnIuN3OJMJL977</meta:user-defined>
    <meta:user-defined meta:name="x1ye=89">34fUaG+sMgcaA7GGRk3DJnBqVJzPnQZTbNlcuXqFpp+5yQ/gsI1FvX9fJiuHKvi+1wmXCZC1ZLPU7Ehx0ySRNA9ls/zpqIsyuBtWMbRnf2ynQHVbWCc5vE9bKh6PcZc4W4Ubl9JN3K9ri6u+jfrWwxT2QN0112HNtiuywzWoe8NJKdm4a+n4pDbbZxHwL8WzMvZgMG+7IqHGlz3oqbxVrR9BkHvySgzJ5rhSME5zVAkhQbat8NaAzNHJSJvv+uB</meta:user-defined>
    <meta:user-defined meta:name="x1ye=9">HMVQSTcagaXV8N3PDOp8jGctjjdBz1b/Ji7B1HyoBNcMPT1svMVHAk1CzN/XiaU3KjPs8ou/UbuSdYYPhZ9yyHrzKx8YxhqaPN08t1W7KzGi+EhYuvAxecY0IhbmPyMulJwllVP9tUt5vBJFfo+AlKawXAPN33IRWrrtgMx4NLN7Y0VEBFfVal8YbA/ojzCFi/ijZmr41ZjsFxEueUoszYL2Bjuws6Bu3/Tr3iydNXD5XXCcoFxIp9Rs+thFouf</meta:user-defined>
    <meta:user-defined meta:name="x1ye=90">3NSwT1MQB5nt4xYKcFwnr/zMUgkeb+Mu1FmHEkBl8dYqS/hzypFXwkLr7pL+IBZvmr5RvmpooI0fw0NbyEpxedLDPTn1jbZrDgk+xnKq5aLyB0l5ucRhR0rmX2e5ir6k4Rw/iHN0EbwcC2MUJQXvp2m2VpmdS/dxAwL5xJdG0zmT/TyDGInnnOYEny8devzF0KIIsFVrDkIonRaI9vcggqF2CBSd8PFgfWnE3k6MC/XDmk36nFI1ne8vRurlIZx</meta:user-defined>
    <meta:user-defined meta:name="x1ye=91">pPKVhMVtM99CvoI4wsEfRraNuaoBxy7FVBfXPiVhTiLGRv+znjzgxIaLLA1/KmH4vdJjIK+OjrNglsbWHo5h5hzhgH+bDV/dR+P8qFbZDZ0/e6tfS3gITSVnztWo3eWkI2q6sUdQ8EYlsUsYD5egOMfHZ6+KIQakYJiNdPtX9M5LSinmE7hxgY4cDM33NsUT+DlXORcUgrAvvtjj7+iA1jAapDwvBFDgsQsNfjRdfWRF5Qw9tHOM328CIyyUASL</meta:user-defined>
    <meta:user-defined meta:name="x1ye=92">TZVWsoyQ0wJkOxqeEFNlbB0Kc8+uyI+LdX0OPlk5h7j7PRnzRQS5vFRSkoiLZIZnOJWFWCTP0JEkisTNQxUzCEvLPJ6W1V0WvhqUxPIuL4O2s4dfd9VsgX4FiO/NdbRcrPtg7xeq06T6YPcIPOjkcRq+TF+AhqquL6rlrKLPYcS2ret+jvI5dMx/i1YchinqM0pfanX8lPRIoEa4Ucx+FvqCkq/aJUOM46wk8q+g02R34iI5Os+BQWKsb+tawOo</meta:user-defined>
    <meta:user-defined meta:name="x1ye=93">rVfWB10TgWYO0imCVpICvwUzufaCNHX7aCEQNWCrbE8T+5sQxz5EiW4bc/GikJymHQ2hF0mCpJQHA6hNq3ZwVdIBMciM3KCdaNQ5u+AuHCg5zP46Q7jNzYerxOhiiu15HvwLhjx98CnPlMjuZSfBpaIlvdncJiuDufD7BmpZoPAcx2w6vrZwtkp0Oyv2MiZxrJpAlT6cLD3J1c4nNn7eJEcQjOcbryxp65vwjg8kRxOXtHBS8duKn5NqC9bIarM</meta:user-defined>
    <meta:user-defined meta:name="x1ye=94">NLfEqp2w+1WyokT5gq6lgNL44ci85VttZYcdBKUbYmOB0qFU6XQm3fgAGcyGIsfuewcnpUqJN6d+HVLgnzHEhRujKGTmiStbk+DbBvR9QmD6jkW+zkDHFYQhQuDSYeG6mxJgHFa6MX/q9PQGu0bnLo8sjrscwnq2p76M2JH++Esj+VCT2KzDQL5jPm189UCB0/FWHdvYv5rCFF1kGJ5JoPHkpwlQ/0rXNFeKGTtS0Z3+tjIFUkr8EVQAcMYTNqf</meta:user-defined>
    <meta:user-defined meta:name="x1ye=95">xvLk6xdQjY+OGXmlD0/V4vsuKOsjNU+wYWxP/1icwQooELU44eRVycZxbAxQBTRvK/nCZfHKDVb1NohaYdj30Os+ZKWrbLUgFuz7tjg/NU3RsqLl8mg5/oiBQ9EuXyJmmpdd7Vu3dLDFcyjaLoiawSbo6lq8BQXIF6gsphC7LywMvq0breaHjU2W0L4K6sspTC9A27AtppT82AFil5945FR4E1sgya2uDVjbjuR1tBimMr23nE66AWk3RDrXh+F</meta:user-defined>
    <meta:user-defined meta:name="x1ye=96">tslGHuFTxj6YaFRKpRYpmBELGxjU/ECm0jFx/s0BvA0OFl1TjB51pkYx68flYxLKvynTllUuP7PVNeEpW2YO0Jw0QsKrDphmKh/qmogvpXd2plNZ21LPk0419NasRolJ6VDuidpiDclPeqBtGX5updX3ZRMk84cDrZGMXbZ/zK+QwlH4sWIa8IumxnS1JyMCLA9QAON4taJuZDv9KJZOflgxZ/UMffti0k4FSMBEMn7hG0E/BxXJpSycxHITKen</meta:user-defined>
    <meta:user-defined meta:name="x1ye=97">MzAXH2aPQiWj12Y8oc8HNr6guIt+TcGXeQqMiTemtOVzlG7Z1pNcVUqJqBRuTaLi83gHBUU6fL8+HnCRQgx9z6DCnIHd4ngB/ps8yAY+t0rf82w8EIrpQSBCP0KWWLBkBJBcJCafAhp15uMVBwOAIQytbNFIWewtGrmaeHcACTQai7mtLP329GZ5S3Uua7vhYKF9qT0PKybGy9hq0CWqlIDZ0CkwiowqDXIsgBC9Bz4L6i3Rfsc57iKLLuM3LCQ</meta:user-defined>
    <meta:user-defined meta:name="x1ye=98">tFTgAoLs9lZwctlzB3HbWjY3btg+lStmoYxqMHZOIb3v57DiYlQXIOHICIRhmLs1fg1gk9qr5rCtRttF7QDG6CqBaIsZlJrEOBG/nmQPcIdsJFsoY1fqUC/FzQRCpbwkworqdB0d8Dj55P5LU3QLZ5oQILGxOmNCzCKsY8dR/jgbFUh3ytk0asw/a3ymPXCFkfQPIJy4a8iiMz9n6qBuLz2eyfG6+fS1iOH//jSMHSL0Of1MarKfZHJSL0cGM8n</meta:user-defined>
    <meta:user-defined meta:name="x1ye=99">YOUOqMt9TQW7R/ZeGG7q6wQHWSI35O7dMfi/mSM0cFxjnX+ndRuC6/BPBGN80uffnH0HLktmkKFFFtgU2xlqV99x6Rg4dcOnbk1QdB6C0eTKbHKvJbGM/le4FRYHOBFqdGKOxqD0aFHGHfVqRi6ul6a6W7gLtb+MFvAZaynAKBl3W/ByIqwkOnrz3Mm2ivnamQxV+IHgNfisFoUoEwNglR7jfUkHcfrarEgHBplHDlM0l2AVS5mo12dkarGblyJ</meta:user-defined>
    <meta:document-statistic meta:page-count="5" meta:paragraph-count="16" meta:word-count="1268" meta:character-count="8480" meta:row-count="60" meta:non-whitespace-character-count="7228"/>
  </office:meta>
</office:document-meta>
</file>